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27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13299" calcext:value-type="float">
            <text:p>0,13299</text:p>
          </table:table-cell>
          <table:table-cell table:formula="of:=[.J9]*[.F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13299" calcext:value-type="float">
            <text:p>0,13299</text:p>
          </table:table-cell>
          <table:table-cell table:formula="of:=IF(AND([.$H9]&gt;[.AF$4];[.$L9]=&quot;Hêtre 20&quot;);[.$G9]*[.$E9];0)" office:value-type="float" office:value="65" calcext:value-type="float">
            <text:p>65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5" calcext:value-type="float">
            <text:p>955</text:p>
          </table:table-cell>
          <table:table-cell table:style-name="ce27" table:formula="of:=[.H6]+70-[.H11]" office:value-type="float" office:value="0" calcext:value-type="float">
            <text:p>0</text:p>
          </table:table-cell>
          <table:table-cell table:formula="of:=[.E11]*([.G11]/1000)*([.H11]/1000)" office:value-type="float" office:value="0.062075" calcext:value-type="float">
            <text:p>0,062075</text:p>
          </table:table-cell>
          <table:table-cell table:formula="of:=[.J11]*[.F11]/1000" office:value-type="float" office:value="0.000310375" calcext:value-type="float">
            <text:p>0,000310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" calcext:value-type="float">
            <text:p>0</text:p>
          </table:table-cell>
          <table:table-cell table:formula="of:=IF(AND([.$H11]&g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.062075" calcext:value-type="float">
            <text:p>0,062075</text:p>
          </table:table-cell>
          <table:table-cell table:formula="of:=IF(AND([.$H11]&lt;[.AJ$4];[.$L11]=&quot;Hêtre 20&quot;);[.$G11]*[.$E11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5]-30-18-[.H12]" office:value-type="float" office:value="0" calcext:value-type="float">
            <text:p>0</text:p>
          </table:table-cell>
          <table:table-cell table:formula="of:=[.E12]*([.G12]/1000)*([.H12]/1000)" office:value-type="float" office:value="0.34476" calcext:value-type="float">
            <text:p>0,34476</text:p>
          </table:table-cell>
          <table:table-cell table:formula="of:=[.J12]*[.F1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.34476" calcext:value-type="float">
            <text:p>0,34476</text:p>
          </table:table-cell>
          <table:table-cell table:formula="of:=IF(AND([.$H12]&gt;[.AF$4];[.$L12]=&quot;Hêtre 20&quot;);[.$G12]*[.$E12];0)" office:value-type="float" office:value="170" calcext:value-type="float">
            <text:p>17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" calcext:value-type="float">
            <text:p>0</text:p>
          </table:table-cell>
          <table:table-cell table:formula="of:=IF(AND([.$H12]&lt;[.AJ$4];[.$L12]=&quot;Hêtre 20&quot;);[.$G12]*[.$E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9" calcext:value-type="float">
            <text:p>959</text:p>
          </table:table-cell>
          <table:table-cell table:style-name="ce27" table:formula="of:=[.H6]+70-[.H13]+4" office:value-type="float" office:value="0" calcext:value-type="float">
            <text:p>0</text:p>
          </table:table-cell>
          <table:table-cell table:formula="of:=[.E13]*([.G13]/1000)*([.H13]/1000)" office:value-type="float" office:value="0.081515" calcext:value-type="float">
            <text:p>0,081515</text:p>
          </table:table-cell>
          <table:table-cell table:formula="of:=[.J13]*[.F13]/1000" office:value-type="float" office:value="0.000407575" calcext:value-type="float">
            <text:p>0,000407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true" calcext:value-type="boolean">
            <text:p>VRAI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.081515" calcext:value-type="float">
            <text:p>0,081515</text:p>
          </table:table-cell>
          <table:table-cell table:formula="of:=IF(AND([.$H13]&lt;[.AJ$4];[.$L13]=&quot;Hêtre 20&quot;);[.$G13]*[.$E13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4]*([.G14]/1000)*([.H14]/1000)" office:value-type="float" office:value="0" calcext:value-type="float">
            <text:p>0</text:p>
          </table:table-cell>
          <table:table-cell table:formula="of:=[.J14]*[.F14]/1000" office:value-type="float" office:value="0" calcext:value-type="float">
            <text:p>0</text:p>
          </table:table-cell>
          <table:table-cell/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false" calcext:value-type="boolean">
            <text:p>FAUX</text:p>
          </table:table-cell>
          <table:table-cell table:formula="of:=IF(AND([.H14]&gt;[.P$4];[.L14]=&quot;Hêtre 45&quot;);[.J14];0)" office:value-type="float" office:value="0" calcext:value-type="float">
            <text:p>0</text:p>
          </table:table-cell>
          <table:table-cell table:formula="of:=IF(AND([.$H14]&gt;[.P$4];[.$L14]=&quot;Hêtre 45&quot;);[.$G14]*[.E14];0)" office:value-type="float" office:value="0" calcext:value-type="float">
            <text:p>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5]" office:value-type="float" office:value="0" calcext:value-type="float">
            <text:p>0</text:p>
          </table:table-cell>
          <table:table-cell table:formula="of:=[.E15]*([.G15]/1000)*([.H15]/1000)" office:value-type="float" office:value="0.4058" calcext:value-type="float">
            <text:p>0,4058</text:p>
          </table:table-cell>
          <table:table-cell table:formula="of:=[.J15]*[.F1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.4058" calcext:value-type="float">
            <text:p>0,4058</text:p>
          </table:table-cell>
          <table:table-cell table:formula="of:=IF(AND([.$H15]&gt;[.P$4];[.$L15]=&quot;Hêtre 45&quot;);[.$G15]*[.E15];0)" office:value-type="float" office:value="200" calcext:value-type="float">
            <text:p>20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" calcext:value-type="float">
            <text:p>0</text:p>
          </table:table-cell>
          <table:table-cell table:formula="of:=IF(AND([.$H15]&lt;[.T$4];[.$L15]=&quot;Hêtre 45&quot;);[.$G15]*[.$E15];0)" office:value-type="float" office:value="0" calcext:value-type="float">
            <text:p>0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94415" calcext:value-type="float">
            <text:p>0,094415</text:p>
          </table:table-cell>
          <table:table-cell table:formula="of:=[.J17]*[.F17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94415" calcext:value-type="float">
            <text:p>0,094415</text:p>
          </table:table-cell>
          <table:table-cell table:formula="of:=IF(AND([.$H17]&lt;[.T$4];[.$L17]=&quot;Hêtre 45&quot;);[.$G17]*[.$E17];0)" office:value-type="float" office:value="115" calcext:value-type="float">
            <text:p>115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8]" office:value-type="float" office:value="0" calcext:value-type="float">
            <text:p>0</text:p>
          </table:table-cell>
          <table:table-cell table:formula="of:=[.E18]*([.G18]/1000)*([.H18]/1000)" office:value-type="float" office:value="0.0821" calcext:value-type="float">
            <text:p>0,0821</text:p>
          </table:table-cell>
          <table:table-cell table:formula="of:=[.J18]*[.F18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.0821" calcext:value-type="float">
            <text:p>0,0821</text:p>
          </table:table-cell>
          <table:table-cell table:formula="of:=IF(AND([.$H18]&lt;[.T$4];[.$L18]=&quot;Hêtre 45&quot;);[.$G18]*[.$E18];0)" office:value-type="float" office:value="100" calcext:value-type="float">
            <text:p>10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" calcext:value-type="float">
            <text:p>0</text:p>
          </table:table-cell>
          <table:table-cell table:formula="of:=IF(AND([.$H18]&lt;[.AB$4];[.$L18]=&quot;Hêtre 27&quot;);[.$G18]*[.$E18];0)" office:value-type="float" office:value="0" calcext:value-type="float">
            <text:p>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19]*([.G19]/1000)*([.H19]/1000)" office:value-type="float" office:value="0.02596" calcext:value-type="float">
            <text:p>0,02596</text:p>
          </table:table-cell>
          <table:table-cell table:formula="of:=[.J19]*[.F19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0" calcext:value-type="float">
            <text:p>0</text:p>
          </table:table-cell>
          <table:table-cell table:style-name="ce45" table:formula="of:=IF(AND([.H19]&lt;[.AB$4];[.L19]=&quot;Hêtre 27&quot;);[.$J19];0)" office:value-type="float" office:value="0.02596" calcext:value-type="float">
            <text:p>0,02596</text:p>
          </table:table-cell>
          <table:table-cell table:formula="of:=IF(AND([.$H19]&lt;[.AB$4];[.$L19]=&quot;Hêtre 27&quot;);[.$G19]*[.$E19];0)" office:value-type="float" office:value="40" calcext:value-type="float">
            <text:p>4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27"/>
          <table:table-cell table:formula="of:=[.E20]*([.G20]/1000)*([.H20]/1000)" office:value-type="float" office:value="0.04404" calcext:value-type="float">
            <text:p>0,04404</text:p>
          </table:table-cell>
          <table:table-cell table:formula="of:=[.J20]*[.F20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40" calcext:value-type="float">
            <text:p>40</text:p>
          </table:table-cell>
          <table:table-cell table:style-name="ce45" table:formula="of:=IF(AND([.H20]&lt;[.AB$4];[.L20]=&quot;Hêtre 27&quot;);[.$J20];0)" office:value-type="float" office:value="0" calcext:value-type="float">
            <text:p>0</text:p>
          </table:table-cell>
          <table:table-cell table:formula="of:=IF(AND([.$H20]&lt;[.AB$4];[.$L20]=&quot;Hêtre 27&quot;);[.$G20]*[.$E20];0)" office:value-type="float" office:value="0" calcext:value-type="float">
            <text:p>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21]*([.G21]/1000)*([.H21]/1000)" office:value-type="float" office:value="0.02596" calcext:value-type="float">
            <text:p>0,02596</text:p>
          </table:table-cell>
          <table:table-cell table:formula="of:=[.J21]*[.F21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596" calcext:value-type="float">
            <text:p>0,02596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22]*([.G22]/1000)*([.H22]/1000)" office:value-type="float" office:value="0.0262" calcext:value-type="float">
            <text:p>0,0262</text:p>
          </table:table-cell>
          <table:table-cell table:formula="of:=[.J22]*[.F22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true" calcext:value-type="boolean">
            <text:p>VRAI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.0262" calcext:value-type="float">
            <text:p>0,0262</text:p>
          </table:table-cell>
          <table:table-cell table:formula="of:=IF(AND([.$H22]&lt;[.AB$4];[.$L22]=&quot;Hêtre 27&quot;);[.$G22]*[.$E22];0)" office:value-type="float" office:value="40" calcext:value-type="float">
            <text:p>4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4]*([.G24]/1000)*([.H24]/1000)" office:value-type="float" office:value="0.707565" calcext:value-type="float">
            <text:p>0,707565</text:p>
          </table:table-cell>
          <table:table-cell table:formula="of:=[.J24]*[.F24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5]*([.G25]/1000)*([.H25]/1000)" office:value-type="float" office:value="0.419895" calcext:value-type="float">
            <text:p>0,419895</text:p>
          </table:table-cell>
          <table:table-cell table:formula="of:=[.J25]*[.F25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false" calcext:value-type="boolean">
            <text:p>FAUX</text:p>
          </table:table-cell>
          <table:table-cell table:formula="of:=IF(AND([.H27]&gt;[.P$4];[.L27]=&quot;Hêtre 45&quot;);[.J27];0)" office:value-type="float" office:value="0" calcext:value-type="float">
            <text:p>0</text:p>
          </table:table-cell>
          <table:table-cell table:formula="of:=IF(AND([.$H27]&gt;[.P$4];[.$L27]=&quot;Hêtre 45&quot;);[.$G27]*[.E27];0)" office:value-type="float" office:value="0" calcext:value-type="float">
            <text:p>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8]*([.G28]/1000)*([.H28]/1000)" office:value-type="float" office:value="0.43596" calcext:value-type="float">
            <text:p>0,43596</text:p>
          </table:table-cell>
          <table:table-cell table:formula="of:=[.J28]*[.F28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.43596" calcext:value-type="float">
            <text:p>0,43596</text:p>
          </table:table-cell>
          <table:table-cell table:formula="of:=IF(AND([.$H28]&gt;[.P$4];[.$L28]=&quot;Hêtre 45&quot;);[.$G28]*[.E28];0)" office:value-type="float" office:value="210" calcext:value-type="float">
            <text:p>21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" calcext:value-type="float">
            <text:p>0</text:p>
          </table:table-cell>
          <table:table-cell table:formula="of:=IF(AND([.$H28]&lt;[.T$4];[.$L28]=&quot;Hêtre 45&quot;);[.$G28]*[.$E28];0)" office:value-type="float" office:value="0" calcext:value-type="float">
            <text:p>0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9]*([.G29]/1000)*([.H29]/1000)" office:value-type="float" office:value="0.10206" calcext:value-type="float">
            <text:p>0,10206</text:p>
          </table:table-cell>
          <table:table-cell table:formula="of:=[.J29]*[.F29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.10206" calcext:value-type="float">
            <text:p>0,10206</text:p>
          </table:table-cell>
          <table:table-cell table:formula="of:=IF(AND([.$H29]&lt;[.T$4];[.$L29]=&quot;Hêtre 45&quot;);[.$G29]*[.$E29];0)" office:value-type="float" office:value="105" calcext:value-type="float">
            <text:p>105</text:p>
          </table:table-cell>
          <table:table-cell table:formula="of:=IF(AND([.H29]&gt;[.X$4];[.L29]=&quot;Hêtre 27&quot;);[.$J29];0)" office:value-type="float" office:value="0" calcext:value-type="float">
            <text:p>0</text:p>
          </table:table-cell>
          <table:table-cell table:formula="of:=IF(AND([.$H29]&g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8]-50-[.H30]" office:value-type="float" office:value="0" calcext:value-type="float">
            <text:p>0</text:p>
          </table:table-cell>
          <table:table-cell table:formula="of:=[.E30]*([.G30]/1000)*([.H30]/1000)" office:value-type="float" office:value="0.32416" calcext:value-type="float">
            <text:p>0,32416</text:p>
          </table:table-cell>
          <table:table-cell table:formula="of:=[.J30]*[.F30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.32416" calcext:value-type="float">
            <text:p>0,32416</text:p>
          </table:table-cell>
          <table:table-cell table:formula="of:=IF(AND([.$H30]&gt;[.X$4];[.$L30]=&quot;Hêtre 27&quot;);[.$G30]*[.$E30];0)" office:value-type="float" office:value="160" calcext:value-type="float">
            <text:p>16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" calcext:value-type="float">
            <text:p>0</text:p>
          </table:table-cell>
          <table:table-cell table:formula="of:=IF(AND([.$H30]&lt;[.AB$4];[.$L30]=&quot;Hêtre 27&quot;);[.$G30]*[.$E30];0)" office:value-type="float" office:value="0" calcext:value-type="float">
            <text:p>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27" table:formula="of:=[.H29]-2*30-[.H31]" office:value-type="float" office:value="0" calcext:value-type="float">
            <text:p>0</text:p>
          </table:table-cell>
          <table:table-cell table:formula="of:=[.E31]*([.G31]/1000)*([.H31]/1000)" office:value-type="float" office:value="0.07296" calcext:value-type="float">
            <text:p>0,07296</text:p>
          </table:table-cell>
          <table:table-cell table:formula="of:=[.J31]*[.F31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.07296" calcext:value-type="float">
            <text:p>0,07296</text:p>
          </table:table-cell>
          <table:table-cell table:formula="of:=IF(AND([.$H31]&lt;[.AB$4];[.$L31]=&quot;Hêtre 27&quot;);[.$G31]*[.$E31];0)" office:value-type="float" office:value="80" calcext:value-type="float">
            <text:p>80</text:p>
          </table:table-cell>
          <table:table-cell table:formula="of:=IF(AND([.H31]&gt;[.AF$4];[.L31]=&quot;Hêtre 20&quot;);[.$J31];0)" office:value-type="float" office:value="0" calcext:value-type="float">
            <text:p>0</text:p>
          </table:table-cell>
          <table:table-cell table:formula="of:=IF(AND([.$H31]&g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8]-30-[.H32]" office:value-type="float" office:value="0" calcext:value-type="float">
            <text:p>0</text:p>
          </table:table-cell>
          <table:table-cell table:formula="of:=[.E32]*([.G32]/1000)*([.H32]/1000)" office:value-type="float" office:value="0.13299" calcext:value-type="float">
            <text:p>0,13299</text:p>
          </table:table-cell>
          <table:table-cell table:formula="of:=[.J32]*[.F32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.13299" calcext:value-type="float">
            <text:p>0,13299</text:p>
          </table:table-cell>
          <table:table-cell table:formula="of:=IF(AND([.$H32]&gt;[.AF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0" calcext:value-type="float">
            <text:p>0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2" calcext:value-type="float">
            <text:p>1042</text:p>
          </table:table-cell>
          <table:table-cell table:style-name="ce27" table:formula="of:=[.H29]+70-[.H34]" office:value-type="float" office:value="0" calcext:value-type="float">
            <text:p>0</text:p>
          </table:table-cell>
          <table:table-cell table:formula="of:=[.E34]*([.G34]/1000)*([.H34]/1000)" office:value-type="float" office:value="0.06773" calcext:value-type="float">
            <text:p>0,06773</text:p>
          </table:table-cell>
          <table:table-cell table:formula="of:=[.J34]*[.F34]/1000" office:value-type="float" office:value="0.00033865" calcext:value-type="float">
            <text:p>0,0003386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65" calcext:value-type="float">
            <text:p>6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28]-30-18-[.H35]" office:value-type="float" office:value="0" calcext:value-type="float">
            <text:p>0</text:p>
          </table:table-cell>
          <table:table-cell table:formula="of:=[.E35]*([.G35]/1000)*([.H35]/1000)" office:value-type="float" office:value="0.34476" calcext:value-type="float">
            <text:p>0,34476</text:p>
          </table:table-cell>
          <table:table-cell table:formula="of:=[.J35]*[.F35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true" calcext:value-type="boolean">
            <text:p>VRAI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.34476" calcext:value-type="float">
            <text:p>0,34476</text:p>
          </table:table-cell>
          <table:table-cell table:formula="of:=IF(AND([.$H35]&gt;[.AF$4];[.$L35]=&quot;Hêtre 20&quot;);[.$G35]*[.$E35];0)" office:value-type="float" office:value="170" calcext:value-type="float">
            <text:p>17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29]+70-[.H36]+4" office:value-type="float" office:value="0" calcext:value-type="float">
            <text:p>0</text:p>
          </table:table-cell>
          <table:table-cell table:formula="of:=[.E36]*([.G36]/1000)*([.H36]/1000)" office:value-type="float" office:value="0.08891" calcext:value-type="float">
            <text:p>0,08891</text:p>
          </table:table-cell>
          <table:table-cell table:formula="of:=[.J36]*[.F36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" calcext:value-type="float">
            <text:p>0</text:p>
          </table:table-cell>
          <table:table-cell table:formula="of:=IF(AND([.$H36]&gt;[.P$4];[.$L36]=&quot;Hêtre 45&quot;);[.$G36]*[.E36];0)" office:value-type="float" office:value="0" calcext:value-type="float">
            <text:p>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85" calcext:value-type="float">
            <text:p>85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false" calcext:value-type="boolean">
            <text:p>FAUX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" calcext:value-type="float">
            <text:p>0</text:p>
          </table:table-cell>
          <table:table-cell table:formula="of:=IF(AND([.$H37]&lt;[.T$4];[.$L37]=&quot;Hêtre 45&quot;);[.$G37]*[.$E37];0)" office:value-type="float" office:value="0" calcext:value-type="float">
            <text:p>0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8]-5-30-2-10-[.H38]" office:value-type="float" office:value="0" calcext:value-type="float">
            <text:p>0</text:p>
          </table:table-cell>
          <table:table-cell table:formula="of:=[.E38]*([.G38]/1000)*([.H38]/1000)" office:value-type="float" office:value="0.4058" calcext:value-type="float">
            <text:p>0,4058</text:p>
          </table:table-cell>
          <table:table-cell table:formula="of:=[.J38]*[.F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.4058" calcext:value-type="float">
            <text:p>0,4058</text:p>
          </table:table-cell>
          <table:table-cell table:formula="of:=IF(AND([.$H38]&gt;[.P$4];[.$L38]=&quot;Hêtre 45&quot;);[.$G38]*[.E38];0)" office:value-type="float" office:value="200" calcext:value-type="float">
            <text:p>20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" calcext:value-type="float">
            <text:p>0</text:p>
          </table:table-cell>
          <table:table-cell table:formula="of:=IF(AND([.$H38]&lt;[.T$4];[.$L38]=&quot;Hêtre 45&quot;);[.$G38]*[.$E38];0)" office:value-type="float" office:value="0" calcext:value-type="float">
            <text:p>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9]-2*30-2*2-[.H39]" office:value-type="float" office:value="0" calcext:value-type="float">
            <text:p>0</text:p>
          </table:table-cell>
          <table:table-cell table:formula="of:=[.E39]*([.G39]/1000)*([.H39]/1000)" office:value-type="float" office:value="0.10442" calcext:value-type="float">
            <text:p>0,10442</text:p>
          </table:table-cell>
          <table:table-cell table:formula="of:=[.J39]*[.F39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10442" calcext:value-type="float">
            <text:p>0,10442</text:p>
          </table:table-cell>
          <table:table-cell table:formula="of:=IF(AND([.$H39]&lt;[.T$4];[.$L39]=&quot;Hêtre 45&quot;);[.$G39]*[.$E39];0)" office:value-type="float" office:value="115" calcext:value-type="float">
            <text:p>115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9]-2*30-2*2-[.H40]" office:value-type="float" office:value="0" calcext:value-type="float">
            <text:p>0</text:p>
          </table:table-cell>
          <table:table-cell table:formula="of:=[.E40]*([.G40]/1000)*([.H40]/1000)" office:value-type="float" office:value="0.10442" calcext:value-type="float">
            <text:p>0,10442</text:p>
          </table:table-cell>
          <table:table-cell table:formula="of:=[.J40]*[.F40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.10442" calcext:value-type="float">
            <text:p>0,10442</text:p>
          </table:table-cell>
          <table:table-cell table:formula="of:=IF(AND([.$H40]&lt;[.T$4];[.$L40]=&quot;Hêtre 45&quot;);[.$G40]*[.$E40];0)" office:value-type="float" office:value="115" calcext:value-type="float">
            <text:p>115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" calcext:value-type="float">
            <text:p>0</text:p>
          </table:table-cell>
          <table:table-cell table:formula="of:=IF(AND([.$H40]&lt;[.AB$4];[.$L40]=&quot;Hêtre 27&quot;);[.$G40]*[.$E40];0)" office:value-type="float" office:value="0" calcext:value-type="float">
            <text:p>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9]-2*30-2*2-[.H41]" office:value-type="float" office:value="0" calcext:value-type="float">
            <text:p>0</text:p>
          </table:table-cell>
          <table:table-cell table:formula="of:=[.E41]*([.G41]/1000)*([.H41]/1000)" office:value-type="float" office:value="0.0908" calcext:value-type="float">
            <text:p>0,0908</text:p>
          </table:table-cell>
          <table:table-cell table:formula="of:=[.J41]*[.F41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.0908" calcext:value-type="float">
            <text:p>0,0908</text:p>
          </table:table-cell>
          <table:table-cell table:formula="of:=IF(AND([.$H41]&lt;[.T$4];[.$L41]=&quot;Hêtre 45&quot;);[.$G41]*[.$E41];0)" office:value-type="float" office:value="100" calcext:value-type="float">
            <text:p>10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0" calcext:value-type="float">
            <text:p>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9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27"/>
          <table:table-cell table:formula="of:=[.E43]*([.G43]/1000)*([.H43]/1000)" office:value-type="float" office:value="0.04416" calcext:value-type="float">
            <text:p>0,04416</text:p>
          </table:table-cell>
          <table:table-cell table:formula="of:=[.J43]*[.F43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40" calcext:value-type="float">
            <text:p>40</text:p>
          </table:table-cell>
          <table:table-cell table:style-name="ce45" table:formula="of:=IF(AND([.H43]&lt;[.AB$4];[.L43]=&quot;Hêtre 27&quot;);[.$J43];0)" office:value-type="float" office:value="0" calcext:value-type="float">
            <text:p>0</text:p>
          </table:table-cell>
          <table:table-cell table:formula="of:=IF(AND([.$H43]&lt;[.AB$4];[.$L43]=&quot;Hêtre 27&quot;);[.$G43]*[.$E43];0)" office:value-type="float" office:value="0" calcext:value-type="float">
            <text:p>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9]-2*30-2*2-2*100+2*15-[.H44]" office:value-type="float" office:value="-9" calcext:value-type="float">
            <text:p>-9</text:p>
          </table:table-cell>
          <table:table-cell table:formula="of:=[.E44]*([.G44]/1000)*([.H44]/1000)" office:value-type="float" office:value="0.02988" calcext:value-type="float">
            <text:p>0,02988</text:p>
          </table:table-cell>
          <table:table-cell table:formula="of:=[.J44]*[.F44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true" calcext:value-type="boolean">
            <text:p>VRAI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.02988" calcext:value-type="float">
            <text:p>0,02988</text:p>
          </table:table-cell>
          <table:table-cell table:formula="of:=IF(AND([.$H44]&lt;[.AB$4];[.$L44]=&quot;Hêtre 27&quot;);[.$G44]*[.$E44];0)" office:value-type="float" office:value="40" calcext:value-type="float">
            <text:p>4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45]*([.G45]/1000)*([.H45]/1000)" office:value-type="float" office:value="0.0262" calcext:value-type="float">
            <text:p>0,0262</text:p>
          </table:table-cell>
          <table:table-cell table:formula="of:=[.J45]*[.F45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true" calcext:value-type="boolean">
            <text:p>VRAI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.0262" calcext:value-type="float">
            <text:p>0,0262</text:p>
          </table:table-cell>
          <table:table-cell table:formula="of:=IF(AND([.$H45]&lt;[.AB$4];[.$L45]=&quot;Hêtre 27&quot;);[.$G45]*[.$E45];0)" office:value-type="float" office:value="40" calcext:value-type="float">
            <text:p>4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7]*([.G47]/1000)*([.H47]/1000)" office:value-type="float" office:value="0.8173" calcext:value-type="float">
            <text:p>0,8173</text:p>
          </table:table-cell>
          <table:table-cell table:formula="of:=[.J47]*[.F47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8]*([.G48]/1000)*([.H48]/1000)" office:value-type="float" office:value="0.483693" calcext:value-type="float">
            <text:p>0,483693</text:p>
          </table:table-cell>
          <table:table-cell table:formula="of:=[.J48]*[.F48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false" calcext:value-type="boolean">
            <text:p>FAUX</text:p>
          </table:table-cell>
          <table:table-cell table:formula="of:=IF(AND([.H49]&gt;[.P$4];[.L49]=&quot;Hêtre 45&quot;);[.J49];0)" office:value-type="float" office:value="0" calcext:value-type="float">
            <text:p>0</text:p>
          </table:table-cell>
          <table:table-cell table:formula="of:=IF(AND([.$H49]&gt;[.P$4];[.$L49]=&quot;Hêtre 45&quot;);[.$G49]*[.E49];0)" office:value-type="float" office:value="0" calcext:value-type="float">
            <text:p>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false" calcext:value-type="boolean">
            <text:p>FAUX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" calcext:value-type="float">
            <text:p>0</text:p>
          </table:table-cell>
          <table:table-cell table:formula="of:=IF(AND([.$H50]&lt;[.T$4];[.$L50]=&quot;Hêtre 45&quot;);[.$G50]*[.$E50];0)" office:value-type="float" office:value="0" calcext:value-type="float">
            <text:p>0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51]*([.G51]/1000)*([.H51]/1000)" office:value-type="float" office:value="0.43575" calcext:value-type="float">
            <text:p>0,43575</text:p>
          </table:table-cell>
          <table:table-cell table:formula="of:=[.J51]*[.F51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.43575" calcext:value-type="float">
            <text:p>0,43575</text:p>
          </table:table-cell>
          <table:table-cell table:formula="of:=IF(AND([.$H51]&gt;[.P$4];[.$L51]=&quot;Hêtre 45&quot;);[.$G51]*[.E51];0)" office:value-type="float" office:value="210" calcext:value-type="float">
            <text:p>21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" calcext:value-type="float">
            <text:p>0</text:p>
          </table:table-cell>
          <table:table-cell table:formula="of:=IF(AND([.$H51]&g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2]*([.G52]/1000)*([.H52]/1000)" office:value-type="float" office:value="0.103005" calcext:value-type="float">
            <text:p>0,103005</text:p>
          </table:table-cell>
          <table:table-cell table:formula="of:=[.J52]*[.F52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.103005" calcext:value-type="float">
            <text:p>0,103005</text:p>
          </table:table-cell>
          <table:table-cell table:formula="of:=IF(AND([.$H52]&lt;[.T$4];[.$L52]=&quot;Hêtre 45&quot;);[.$G52]*[.$E52];0)" office:value-type="float" office:value="105" calcext:value-type="float">
            <text:p>105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" calcext:value-type="float">
            <text:p>0</text:p>
          </table:table-cell>
          <table:table-cell table:formula="of:=IF(AND([.$H52]&lt;[.AB$4];[.$L52]=&quot;Hêtre 27&quot;);[.$G52]*[.$E52];0)" office:value-type="float" office:value="0" calcext:value-type="float">
            <text:p>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51]-50-[.H53]" office:value-type="float" office:value="0" calcext:value-type="float">
            <text:p>0</text:p>
          </table:table-cell>
          <table:table-cell table:formula="of:=[.E53]*([.G53]/1000)*([.H53]/1000)" office:value-type="float" office:value="0.324" calcext:value-type="float">
            <text:p>0,324</text:p>
          </table:table-cell>
          <table:table-cell table:formula="of:=[.J53]*[.F53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.324" calcext:value-type="float">
            <text:p>0,324</text:p>
          </table:table-cell>
          <table:table-cell table:formula="of:=IF(AND([.$H53]&gt;[.X$4];[.$L53]=&quot;Hêtre 27&quot;);[.$G53]*[.$E53];0)" office:value-type="float" office:value="160" calcext:value-type="float">
            <text:p>16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" calcext:value-type="float">
            <text:p>0</text:p>
          </table:table-cell>
          <table:table-cell table:formula="of:=IF(AND([.$H53]&g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52]-2*30-[.H54]" office:value-type="float" office:value="0" calcext:value-type="float">
            <text:p>0</text:p>
          </table:table-cell>
          <table:table-cell table:formula="of:=[.E54]*([.G54]/1000)*([.H54]/1000)" office:value-type="float" office:value="0.07368" calcext:value-type="float">
            <text:p>0,07368</text:p>
          </table:table-cell>
          <table:table-cell table:formula="of:=[.J54]*[.F54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.07368" calcext:value-type="float">
            <text:p>0,07368</text:p>
          </table:table-cell>
          <table:table-cell table:formula="of:=IF(AND([.$H54]&lt;[.AB$4];[.$L54]=&quot;Hêtre 27&quot;);[.$G54]*[.$E54];0)" office:value-type="float" office:value="80" calcext:value-type="float">
            <text:p>8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0" calcext:value-type="float">
            <text:p>0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51]-30-[.H55]" office:value-type="float" office:value="0" calcext:value-type="float">
            <text:p>0</text:p>
          </table:table-cell>
          <table:table-cell table:formula="of:=[.E55]*([.G55]/1000)*([.H55]/1000)" office:value-type="float" office:value="0.132925" calcext:value-type="float">
            <text:p>0,132925</text:p>
          </table:table-cell>
          <table:table-cell table:formula="of:=[.J55]*[.F55]/1000" office:value-type="float" office:value="0.000664625" calcext:value-type="float">
            <text:p>0,00066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132925" calcext:value-type="float">
            <text:p>0,132925</text:p>
          </table:table-cell>
          <table:table-cell table:formula="of:=IF(AND([.$H55]&gt;[.AF$4];[.$L55]=&quot;Hêtre 20&quot;);[.$G55]*[.$E55];0)" office:value-type="float" office:value="65" calcext:value-type="float">
            <text:p>65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52]+70-[.H57]" office:value-type="float" office:value="0" calcext:value-type="float">
            <text:p>0</text:p>
          </table:table-cell>
          <table:table-cell table:formula="of:=[.E57]*([.G57]/1000)*([.H57]/1000)" office:value-type="float" office:value="0.068315" calcext:value-type="float">
            <text:p>0,068315</text:p>
          </table:table-cell>
          <table:table-cell table:formula="of:=[.J57]*[.F57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true" calcext:value-type="boolean">
            <text:p>VRAI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65" calcext:value-type="float">
            <text:p>65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51]-30-18-[.H58]" office:value-type="float" office:value="0" calcext:value-type="float">
            <text:p>0</text:p>
          </table:table-cell>
          <table:table-cell table:formula="of:=[.E58]*([.G58]/1000)*([.H58]/1000)" office:value-type="float" office:value="0.172295" calcext:value-type="float">
            <text:p>0,172295</text:p>
          </table:table-cell>
          <table:table-cell table:formula="of:=[.J58]*[.F58]/1000" office:value-type="float" office:value="0.000861475" calcext:value-type="float">
            <text:p>0,0008614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" calcext:value-type="float">
            <text:p>0</text:p>
          </table:table-cell>
          <table:table-cell table:formula="of:=IF(AND([.$H58]&gt;[.P$4];[.$L58]=&quot;Hêtre 45&quot;);[.$G58]*[.E58];0)" office:value-type="float" office:value="0" calcext:value-type="float">
            <text:p>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.172295" calcext:value-type="float">
            <text:p>0,172295</text:p>
          </table:table-cell>
          <table:table-cell table:formula="of:=IF(AND([.$H58]&gt;[.AF$4];[.$L58]=&quot;Hêtre 20&quot;);[.$G58]*[.$E58];0)" office:value-type="float" office:value="85" calcext:value-type="float">
            <text:p>85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52]+70-[.H60]+4" office:value-type="float" office:value="0" calcext:value-type="float">
            <text:p>0</text:p>
          </table:table-cell>
          <table:table-cell table:formula="of:=[.E60]*([.G60]/1000)*([.H60]/1000)" office:value-type="float" office:value="0.089675" calcext:value-type="float">
            <text:p>0,089675</text:p>
          </table:table-cell>
          <table:table-cell table:formula="of:=[.J60]*[.F60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" calcext:value-type="float">
            <text:p>0</text:p>
          </table:table-cell>
          <table:table-cell table:formula="of:=IF(AND([.$H60]&lt;[.T$4];[.$L60]=&quot;Hêtre 45&quot;);[.$G60]*[.$E60];0)" office:value-type="float" office:value="0" calcext:value-type="float">
            <text:p>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85" calcext:value-type="float">
            <text:p>85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false" calcext:value-type="boolean">
            <text:p>FAUX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" calcext:value-type="float">
            <text:p>0</text:p>
          </table:table-cell>
          <table:table-cell table:formula="of:=IF(AND([.$H61]&gt;=[.T$4];[.$H61]&lt;[.R$4];[.$L61]=&quot;Hêtre 45&quot;);[.$G61]*[.$E61];0)" office:value-type="float" office:value="0" calcext:value-type="float">
            <text:p>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51]-5-30-2-10-[.H62]" office:value-type="float" office:value="0" calcext:value-type="float">
            <text:p>0</text:p>
          </table:table-cell>
          <table:table-cell table:formula="of:=[.E62]*([.G62]/1000)*([.H62]/1000)" office:value-type="float" office:value="0.4056" calcext:value-type="float">
            <text:p>0,4056</text:p>
          </table:table-cell>
          <table:table-cell table:formula="of:=[.J62]*[.F62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.4056" calcext:value-type="float">
            <text:p>0,4056</text:p>
          </table:table-cell>
          <table:table-cell table:formula="of:=IF(AND([.$H62]&gt;[.P$4];[.$L62]=&quot;Hêtre 45&quot;);[.$G62]*[.E62];0)" office:value-type="float" office:value="200" calcext:value-type="float">
            <text:p>20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" calcext:value-type="float">
            <text:p>0</text:p>
          </table:table-cell>
          <table:table-cell table:formula="of:=IF(AND([.$H62]&lt;[.AB$4];[.$L62]=&quot;Hêtre 27&quot;);[.$G62]*[.$E62];0)" office:value-type="float" office:value="0" calcext:value-type="float">
            <text:p>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2]-2*30-2*2-[.H63]" office:value-type="float" office:value="0" calcext:value-type="float">
            <text:p>0</text:p>
          </table:table-cell>
          <table:table-cell table:formula="of:=[.E63]*([.G63]/1000)*([.H63]/1000)" office:value-type="float" office:value="0.105455" calcext:value-type="float">
            <text:p>0,105455</text:p>
          </table:table-cell>
          <table:table-cell table:formula="of:=[.J63]*[.F63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.105455" calcext:value-type="float">
            <text:p>0,105455</text:p>
          </table:table-cell>
          <table:table-cell table:formula="of:=IF(AND([.$H63]&lt;[.T$4];[.$L63]=&quot;Hêtre 45&quot;);[.$G63]*[.$E63];0)" office:value-type="float" office:value="115" calcext:value-type="float">
            <text:p>115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" calcext:value-type="float">
            <text:p>0</text:p>
          </table:table-cell>
          <table:table-cell table:formula="of:=IF(AND([.$H63]&lt;[.AB$4];[.$L63]=&quot;Hêtre 27&quot;);[.$G63]*[.$E63];0)" office:value-type="float" office:value="0" calcext:value-type="float">
            <text:p>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2]-2*30-2*2-[.H64]" office:value-type="float" office:value="0" calcext:value-type="float">
            <text:p>0</text:p>
          </table:table-cell>
          <table:table-cell table:formula="of:=[.E64]*([.G64]/1000)*([.H64]/1000)" office:value-type="float" office:value="0.105455" calcext:value-type="float">
            <text:p>0,105455</text:p>
          </table:table-cell>
          <table:table-cell table:formula="of:=[.J64]*[.F64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.105455" calcext:value-type="float">
            <text:p>0,105455</text:p>
          </table:table-cell>
          <table:table-cell table:formula="of:=IF(AND([.$H64]&lt;[.T$4];[.$L64]=&quot;Hêtre 45&quot;);[.$G64]*[.$E64];0)" office:value-type="float" office:value="115" calcext:value-type="float">
            <text:p>115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0" calcext:value-type="float">
            <text:p>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2]-2*30-2*2-[.H65]" office:value-type="float" office:value="-162" calcext:value-type="float">
            <text:p>-162</text:p>
          </table:table-cell>
          <table:table-cell table:formula="of:=[.E65]*([.G65]/1000)*([.H65]/1000)" office:value-type="float" office:value="0.1079" calcext:value-type="float">
            <text:p>0,1079</text:p>
          </table:table-cell>
          <table:table-cell table:formula="of:=[.J65]*[.F65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.1079" calcext:value-type="float">
            <text:p>0,1079</text:p>
          </table:table-cell>
          <table:table-cell table:formula="of:=IF(AND([.$H65]&gt;=[.T$4];[.$H65]&lt;[.R$4];[.$L65]=&quot;Hêtre 45&quot;);[.$G65]*[.$E65];0)" office:value-type="float" office:value="100" calcext:value-type="float">
            <text:p>10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" calcext:value-type="float">
            <text:p>0</text:p>
          </table:table-cell>
          <table:table-cell table:formula="of:=IF(AND([.$H65]&lt;[.AB$4];[.$L65]=&quot;Hêtre 27&quot;);[.$G65]*[.$E65];0)" office:value-type="float" office:value="0" calcext:value-type="float">
            <text:p>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2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7]*([.G67]/1000)*([.H67]/1000)" office:value-type="float" office:value="0.01278" calcext:value-type="float">
            <text:p>0,01278</text:p>
          </table:table-cell>
          <table:table-cell table:formula="of:=[.J67]*[.F67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0" calcext:value-type="float">
            <text:p>0</text:p>
          </table:table-cell>
          <table:table-cell table:style-name="ce45" table:formula="of:=IF(AND([.H67]&lt;[.AB$4];[.L67]=&quot;Hêtre 27&quot;);[.$J67];0)" office:value-type="float" office:value="0.01278" calcext:value-type="float">
            <text:p>0,01278</text:p>
          </table:table-cell>
          <table:table-cell table:formula="of:=IF(AND([.$H67]&lt;[.AB$4];[.$L67]=&quot;Hêtre 27&quot;);[.$G67]*[.$E67];0)" office:value-type="float" office:value="20" calcext:value-type="float">
            <text:p>2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8]*([.G68]/1000)*([.H68]/1000)" office:value-type="float" office:value="0.02212" calcext:value-type="float">
            <text:p>0,02212</text:p>
          </table:table-cell>
          <table:table-cell table:formula="of:=[.J68]*[.F68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20" calcext:value-type="float">
            <text:p>20</text:p>
          </table:table-cell>
          <table:table-cell table:style-name="ce45" table:formula="of:=IF(AND([.H68]&lt;[.AB$4];[.L68]=&quot;Hêtre 27&quot;);[.$J68];0)" office:value-type="float" office:value="0" calcext:value-type="float">
            <text:p>0</text:p>
          </table:table-cell>
          <table:table-cell table:formula="of:=IF(AND([.$H68]&lt;[.AB$4];[.$L68]=&quot;Hêtre 27&quot;);[.$G68]*[.$E68];0)" office:value-type="float" office:value="0" calcext:value-type="float">
            <text:p>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2]-2*30-2*2-2*100+2*15-[.H70]" office:value-type="float" office:value="4" calcext:value-type="float">
            <text:p>4</text:p>
          </table:table-cell>
          <table:table-cell table:formula="of:=[.E70]*([.G70]/1000)*([.H70]/1000)" office:value-type="float" office:value="0.01486" calcext:value-type="float">
            <text:p>0,01486</text:p>
          </table:table-cell>
          <table:table-cell table:formula="of:=[.J70]*[.F70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true" calcext:value-type="boolean">
            <text:p>VRAI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.01486" calcext:value-type="float">
            <text:p>0,01486</text:p>
          </table:table-cell>
          <table:table-cell table:formula="of:=IF(AND([.$H70]&lt;[.AB$4];[.$L70]=&quot;Hêtre 27&quot;);[.$G70]*[.$E70];0)" office:value-type="float" office:value="20" calcext:value-type="float">
            <text:p>2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71]*([.G71]/1000)*([.H71]/1000)" office:value-type="float" office:value="0.02212" calcext:value-type="float">
            <text:p>0,02212</text:p>
          </table:table-cell>
          <table:table-cell table:formula="of:=[.J71]*[.F71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true" calcext:value-type="boolean">
            <text:p>VRAI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20" calcext:value-type="float">
            <text:p>2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72]*([.G72]/1000)*([.H72]/1000)" office:value-type="float" office:value="0.01278" calcext:value-type="float">
            <text:p>0,01278</text:p>
          </table:table-cell>
          <table:table-cell table:formula="of:=[.J72]*[.F72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true" calcext:value-type="boolean">
            <text:p>VRAI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.01278" calcext:value-type="float">
            <text:p>0,01278</text:p>
          </table:table-cell>
          <table:table-cell table:formula="of:=IF(AND([.$H72]&lt;[.AB$4];[.$L72]=&quot;Hêtre 27&quot;);[.$G72]*[.$E72];0)" office:value-type="float" office:value="20" calcext:value-type="float">
            <text:p>2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73]*([.G73]/1000)*([.H73]/1000)" office:value-type="float" office:value="0.01756" calcext:value-type="float">
            <text:p>0,01756</text:p>
          </table:table-cell>
          <table:table-cell table:formula="of:=[.J73]*[.F73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true" calcext:value-type="boolean">
            <text:p>VRAI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.01756" calcext:value-type="float">
            <text:p>0,01756</text:p>
          </table:table-cell>
          <table:table-cell table:formula="of:=IF(AND([.$H73]&lt;[.AB$4];[.$L73]=&quot;Hêtre 27&quot;);[.$G73]*[.$E73];0)" office:value-type="float" office:value="20" calcext:value-type="float">
            <text:p>2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2]-2*30-2*2-2*100+2*15-2*2-[.H75]" office:value-type="float" office:value="4" calcext:value-type="float">
            <text:p>4</text:p>
          </table:table-cell>
          <table:table-cell table:formula="of:=[.E75]*([.G75]/1000)*([.H75]/1000)" office:value-type="float" office:value="0.82768" calcext:value-type="float">
            <text:p>0,82768</text:p>
          </table:table-cell>
          <table:table-cell table:formula="of:=[.J75]*[.F75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false" calcext:value-type="boolean">
            <text:p>FAUX</text:p>
          </table:table-cell>
          <table:table-cell table:formula="of:=IF(AND([.H75]&gt;[.P$4];[.L75]=&quot;Hêtre 45&quot;);[.J75];0)" office:value-type="float" office:value="0" calcext:value-type="float">
            <text:p>0</text:p>
          </table:table-cell>
          <table:table-cell table:formula="of:=IF(AND([.$H75]&gt;[.P$4];[.$L75]=&quot;Hêtre 45&quot;);[.$G75]*[.E75];0)" office:value-type="float" office:value="0" calcext:value-type="float">
            <text:p>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6]*([.G76]/1000)*([.H76]/1000)" office:value-type="float" office:value="0.832853" calcext:value-type="float">
            <text:p>0,832853</text:p>
          </table:table-cell>
          <table:table-cell table:formula="of:=[.J76]*[.F76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false" calcext:value-type="boolean">
            <text:p>FAUX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" calcext:value-type="float">
            <text:p>0</text:p>
          </table:table-cell>
          <table:table-cell table:formula="of:=IF(AND([.$H76]&lt;[.T$4];[.$L76]=&quot;Hêtre 45&quot;);[.$G76]*[.$E76];0)" office:value-type="float" office:value="0" calcext:value-type="float">
            <text:p>0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false" calcext:value-type="boolean">
            <text:p>FAUX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" calcext:value-type="float">
            <text:p>0</text:p>
          </table:table-cell>
          <table:table-cell table:formula="of:=IF(AND([.$H77]&g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false" calcext:value-type="boolean">
            <text:p>FAUX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" calcext:value-type="float">
            <text:p>0</text:p>
          </table:table-cell>
          <table:table-cell table:formula="of:=IF(AND([.$H78]&lt;[.AB$4];[.$L78]=&quot;Hêtre 27&quot;);[.$G78]*[.$E78];0)" office:value-type="float" office:value="0" calcext:value-type="float">
            <text:p>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9]*([.G79]/1000)*([.H79]/1000)" office:value-type="float" office:value="0.43575" calcext:value-type="float">
            <text:p>0,43575</text:p>
          </table:table-cell>
          <table:table-cell table:formula="of:=[.J79]*[.F7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.43575" calcext:value-type="float">
            <text:p>0,43575</text:p>
          </table:table-cell>
          <table:table-cell table:formula="of:=IF(AND([.$H79]&gt;[.P$4];[.$L79]=&quot;Hêtre 45&quot;);[.$G79]*[.E79];0)" office:value-type="float" office:value="210" calcext:value-type="float">
            <text:p>21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" calcext:value-type="float">
            <text:p>0</text:p>
          </table:table-cell>
          <table:table-cell table:formula="of:=IF(AND([.$H79]&g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80]*([.G80]/1000)*([.H80]/1000)" office:value-type="float" office:value="0.103005" calcext:value-type="float">
            <text:p>0,103005</text:p>
          </table:table-cell>
          <table:table-cell table:formula="of:=[.J80]*[.F8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.103005" calcext:value-type="float">
            <text:p>0,103005</text:p>
          </table:table-cell>
          <table:table-cell table:formula="of:=IF(AND([.$H80]&lt;[.T$4];[.$L80]=&quot;Hêtre 45&quot;);[.$G80]*[.$E80];0)" office:value-type="float" office:value="105" calcext:value-type="float">
            <text:p>105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0" calcext:value-type="float">
            <text:p>0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79]-50-[.H81]" office:value-type="float" office:value="0" calcext:value-type="float">
            <text:p>0</text:p>
          </table:table-cell>
          <table:table-cell table:formula="of:=[.E81]*([.G81]/1000)*([.H81]/1000)" office:value-type="float" office:value="0.324" calcext:value-type="float">
            <text:p>0,324</text:p>
          </table:table-cell>
          <table:table-cell table:formula="of:=[.J81]*[.F8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.324" calcext:value-type="float">
            <text:p>0,324</text:p>
          </table:table-cell>
          <table:table-cell table:formula="of:=IF(AND([.$H81]&gt;[.X$4];[.$L81]=&quot;Hêtre 27&quot;);[.$G81]*[.$E81];0)" office:value-type="float" office:value="160" calcext:value-type="float">
            <text:p>16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" calcext:value-type="float">
            <text:p>0</text:p>
          </table:table-cell>
          <table:table-cell table:formula="of:=IF(AND([.$H81]&g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80]-2*30-[.H82]" office:value-type="float" office:value="0" calcext:value-type="float">
            <text:p>0</text:p>
          </table:table-cell>
          <table:table-cell table:formula="of:=[.E82]*([.G82]/1000)*([.H82]/1000)" office:value-type="float" office:value="0.07368" calcext:value-type="float">
            <text:p>0,07368</text:p>
          </table:table-cell>
          <table:table-cell table:formula="of:=[.J82]*[.F8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.07368" calcext:value-type="float">
            <text:p>0,07368</text:p>
          </table:table-cell>
          <table:table-cell table:formula="of:=IF(AND([.$H82]&lt;[.AB$4];[.$L82]=&quot;Hêtre 27&quot;);[.$G82]*[.$E82];0)" office:value-type="float" office:value="80" calcext:value-type="float">
            <text:p>8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0" calcext:value-type="float">
            <text:p>0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79]-30-[.H83]" office:value-type="float" office:value="0" calcext:value-type="float">
            <text:p>0</text:p>
          </table:table-cell>
          <table:table-cell table:formula="of:=[.E83]*([.G83]/1000)*([.H83]/1000)" office:value-type="float" office:value="0.26585" calcext:value-type="float">
            <text:p>0,26585</text:p>
          </table:table-cell>
          <table:table-cell table:formula="of:=[.J83]*[.F8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true" calcext:value-type="boolean">
            <text:p>VRAI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.26585" calcext:value-type="float">
            <text:p>0,26585</text:p>
          </table:table-cell>
          <table:table-cell table:formula="of:=IF(AND([.$H83]&gt;[.AF$4];[.$L83]=&quot;Hêtre 20&quot;);[.$G83]*[.$E83];0)" office:value-type="float" office:value="130" calcext:value-type="float">
            <text:p>13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80]+70-[.H84]" office:value-type="float" office:value="0" calcext:value-type="float">
            <text:p>0</text:p>
          </table:table-cell>
          <table:table-cell table:formula="of:=[.E84]*([.G84]/1000)*([.H84]/1000)" office:value-type="float" office:value="0.068315" calcext:value-type="float">
            <text:p>0,068315</text:p>
          </table:table-cell>
          <table:table-cell table:formula="of:=[.J84]*[.F84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" calcext:value-type="float">
            <text:p>0</text:p>
          </table:table-cell>
          <table:table-cell table:formula="of:=IF(AND([.$H84]&gt;[.P$4];[.$L84]=&quot;Hêtre 45&quot;);[.$G84]*[.E84];0)" office:value-type="float" office:value="0" calcext:value-type="float">
            <text:p>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65" calcext:value-type="float">
            <text:p>65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79]-30-18-[.H85]" office:value-type="float" office:value="0" calcext:value-type="float">
            <text:p>0</text:p>
          </table:table-cell>
          <table:table-cell table:formula="of:=[.E85]*([.G85]/1000)*([.H85]/1000)" office:value-type="float" office:value="0.34459" calcext:value-type="float">
            <text:p>0,34459</text:p>
          </table:table-cell>
          <table:table-cell table:formula="of:=[.J85]*[.F85]/1000" office:value-type="float" office:value="0.00172295" calcext:value-type="float">
            <text:p>0,001722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" calcext:value-type="float">
            <text:p>0</text:p>
          </table:table-cell>
          <table:table-cell table:formula="of:=IF(AND([.$H85]&lt;[.T$4];[.$L85]=&quot;Hêtre 45&quot;);[.$G85]*[.$E85];0)" office:value-type="float" office:value="0" calcext:value-type="float">
            <text:p>0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.34459" calcext:value-type="float">
            <text:p>0,34459</text:p>
          </table:table-cell>
          <table:table-cell table:formula="of:=IF(AND([.$H85]&gt;[.AF$4];[.$L85]=&quot;Hêtre 20&quot;);[.$G85]*[.$E85];0)" office:value-type="float" office:value="170" calcext:value-type="float">
            <text:p>17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80]+70-[.H86]+4" office:value-type="float" office:value="0" calcext:value-type="float">
            <text:p>0</text:p>
          </table:table-cell>
          <table:table-cell table:formula="of:=[.E86]*([.G86]/1000)*([.H86]/1000)" office:value-type="float" office:value="0.089675" calcext:value-type="float">
            <text:p>0,089675</text:p>
          </table:table-cell>
          <table:table-cell table:formula="of:=[.J86]*[.F8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" calcext:value-type="float">
            <text:p>0</text:p>
          </table:table-cell>
          <table:table-cell table:formula="of:=IF(AND([.$H86]&lt;[.T$4];[.$L86]=&quot;Hêtre 45&quot;);[.$G86]*[.$E86];0)" office:value-type="float" office:value="0" calcext:value-type="float">
            <text:p>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85" calcext:value-type="float">
            <text:p>85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false" calcext:value-type="boolean">
            <text:p>FAUX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9]-5-30-2-10-[.H88]" office:value-type="float" office:value="0" calcext:value-type="float">
            <text:p>0</text:p>
          </table:table-cell>
          <table:table-cell table:formula="of:=[.E88]*([.G88]/1000)*([.H88]/1000)" office:value-type="float" office:value="0.4056" calcext:value-type="float">
            <text:p>0,4056</text:p>
          </table:table-cell>
          <table:table-cell table:formula="of:=[.J88]*[.F8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.4056" calcext:value-type="float">
            <text:p>0,4056</text:p>
          </table:table-cell>
          <table:table-cell table:formula="of:=IF(AND([.$H88]&gt;[.P$4];[.$L88]=&quot;Hêtre 45&quot;);[.$G88]*[.E88];0)" office:value-type="float" office:value="200" calcext:value-type="float">
            <text:p>20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" calcext:value-type="float">
            <text:p>0</text:p>
          </table:table-cell>
          <table:table-cell table:formula="of:=IF(AND([.$H88]&lt;[.AB$4];[.$L88]=&quot;Hêtre 27&quot;);[.$G88]*[.$E88];0)" office:value-type="float" office:value="0" calcext:value-type="float">
            <text:p>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80]-2*30-2*2-[.H89]" office:value-type="float" office:value="0" calcext:value-type="float">
            <text:p>0</text:p>
          </table:table-cell>
          <table:table-cell table:formula="of:=[.E89]*([.G89]/1000)*([.H89]/1000)" office:value-type="float" office:value="0.105455" calcext:value-type="float">
            <text:p>0,105455</text:p>
          </table:table-cell>
          <table:table-cell table:formula="of:=[.J89]*[.F8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.105455" calcext:value-type="float">
            <text:p>0,105455</text:p>
          </table:table-cell>
          <table:table-cell table:formula="of:=IF(AND([.$H89]&lt;[.T$4];[.$L89]=&quot;Hêtre 45&quot;);[.$G89]*[.$E89];0)" office:value-type="float" office:value="115" calcext:value-type="float">
            <text:p>115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0" calcext:value-type="float">
            <text:p>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80]-2*30-2*2-[.H90]" office:value-type="float" office:value="0" calcext:value-type="float">
            <text:p>0</text:p>
          </table:table-cell>
          <table:table-cell table:formula="of:=[.E90]*([.G90]/1000)*([.H90]/1000)" office:value-type="float" office:value="0.105455" calcext:value-type="float">
            <text:p>0,105455</text:p>
          </table:table-cell>
          <table:table-cell table:formula="of:=[.J90]*[.F9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.105455" calcext:value-type="float">
            <text:p>0,105455</text:p>
          </table:table-cell>
          <table:table-cell table:formula="of:=IF(AND([.$H90]&lt;[.T$4];[.$L90]=&quot;Hêtre 45&quot;);[.$G90]*[.$E90];0)" office:value-type="float" office:value="115" calcext:value-type="float">
            <text:p>115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" calcext:value-type="float">
            <text:p>0</text:p>
          </table:table-cell>
          <table:table-cell table:formula="of:=IF(AND([.$H90]&lt;[.AB$4];[.$L90]=&quot;Hêtre 27&quot;);[.$G90]*[.$E90];0)" office:value-type="float" office:value="0" calcext:value-type="float">
            <text:p>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80]-2*30-2*2-[.H91]" office:value-type="float" office:value="-162" calcext:value-type="float">
            <text:p>-162</text:p>
          </table:table-cell>
          <table:table-cell table:formula="of:=[.E91]*([.G91]/1000)*([.H91]/1000)" office:value-type="float" office:value="0.1079" calcext:value-type="float">
            <text:p>0,1079</text:p>
          </table:table-cell>
          <table:table-cell table:formula="of:=[.J91]*[.F9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.1079" calcext:value-type="float">
            <text:p>0,1079</text:p>
          </table:table-cell>
          <table:table-cell table:formula="of:=IF(AND([.$H91]&gt;=[.T$4];[.$H91]&lt;[.R$4];[.$L91]=&quot;Hêtre 45&quot;);[.$G91]*[.$E91];0)" office:value-type="float" office:value="100" calcext:value-type="float">
            <text:p>10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" calcext:value-type="float">
            <text:p>0</text:p>
          </table:table-cell>
          <table:table-cell table:formula="of:=IF(AND([.$H91]&lt;[.AB$4];[.$L91]=&quot;Hêtre 27&quot;);[.$G91]*[.$E91];0)" office:value-type="float" office:value="0" calcext:value-type="float">
            <text:p>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80]-2*30-2*2-2*100+2*15-[.H92]" office:value-type="float" office:value="5" calcext:value-type="float">
            <text:p>5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27"/>
          <table:table-cell table:formula="of:=[.E93]*([.G93]/1000)*([.H93]/1000)" office:value-type="float" office:value="0.02278" calcext:value-type="float">
            <text:p>0,02278</text:p>
          </table:table-cell>
          <table:table-cell table:formula="of:=[.J93]*[.F93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20" calcext:value-type="float">
            <text:p>20</text:p>
          </table:table-cell>
          <table:table-cell table:style-name="ce45" table:formula="of:=IF(AND([.H93]&lt;[.AB$4];[.L93]=&quot;Hêtre 27&quot;);[.$J93];0)" office:value-type="float" office:value="0" calcext:value-type="float">
            <text:p>0</text:p>
          </table:table-cell>
          <table:table-cell table:formula="of:=IF(AND([.$H93]&lt;[.AB$4];[.$L93]=&quot;Hêtre 27&quot;);[.$G93]*[.$E93];0)" office:value-type="float" office:value="0" calcext:value-type="float">
            <text:p>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27"/>
          <table:table-cell table:formula="of:=[.E94]*([.G94]/1000)*([.H94]/1000)" office:value-type="float" office:value="0.01346" calcext:value-type="float">
            <text:p>0,01346</text:p>
          </table:table-cell>
          <table:table-cell table:formula="of:=[.J94]*[.F94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0" calcext:value-type="float">
            <text:p>0</text:p>
          </table:table-cell>
          <table:table-cell table:style-name="ce45" table:formula="of:=IF(AND([.H94]&lt;[.AB$4];[.L94]=&quot;Hêtre 27&quot;);[.$J94];0)" office:value-type="float" office:value="0.01346" calcext:value-type="float">
            <text:p>0,01346</text:p>
          </table:table-cell>
          <table:table-cell table:formula="of:=IF(AND([.$H94]&lt;[.AB$4];[.$L94]=&quot;Hêtre 27&quot;);[.$G94]*[.$E94];0)" office:value-type="float" office:value="20" calcext:value-type="float">
            <text:p>2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80]-2*30-2*2-2*100+2*15-[.H96]" office:value-type="float" office:value="5" calcext:value-type="float">
            <text:p>5</text:p>
          </table:table-cell>
          <table:table-cell table:formula="of:=[.E96]*([.G96]/1000)*([.H96]/1000)" office:value-type="float" office:value="0.01484" calcext:value-type="float">
            <text:p>0,01484</text:p>
          </table:table-cell>
          <table:table-cell table:formula="of:=[.J96]*[.F96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true" calcext:value-type="boolean">
            <text:p>VRAI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.01484" calcext:value-type="float">
            <text:p>0,01484</text:p>
          </table:table-cell>
          <table:table-cell table:formula="of:=IF(AND([.$H96]&lt;[.AB$4];[.$L96]=&quot;Hêtre 27&quot;);[.$G96]*[.$E96];0)" office:value-type="float" office:value="20" calcext:value-type="float">
            <text:p>2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27"/>
          <table:table-cell table:formula="of:=[.E97]*([.G97]/1000)*([.H99]/1000)" office:value-type="float" office:value="0.01754" calcext:value-type="float">
            <text:p>0,01754</text:p>
          </table:table-cell>
          <table:table-cell table:formula="of:=[.J97]*[.F97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true" calcext:value-type="boolean">
            <text:p>VRAI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.01754" calcext:value-type="float">
            <text:p>0,01754</text:p>
          </table:table-cell>
          <table:table-cell table:formula="of:=IF(AND([.$H97]&lt;[.AB$4];[.$L97]=&quot;Hêtre 27&quot;);[.$G97]*[.$E97];0)" office:value-type="float" office:value="20" calcext:value-type="float">
            <text:p>2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27"/>
          <table:table-cell table:formula="of:=[.E98]*([.G98]/1000)*([.H98]/1000)" office:value-type="float" office:value="0.02264" calcext:value-type="float">
            <text:p>0,02264</text:p>
          </table:table-cell>
          <table:table-cell table:formula="of:=[.J98]*[.F98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true" calcext:value-type="boolean">
            <text:p>VRAI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20" calcext:value-type="float">
            <text:p>2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9]*([.G99]/1000)*([.H99]/1000)" office:value-type="float" office:value="0.01754" calcext:value-type="float">
            <text:p>0,01754</text:p>
          </table:table-cell>
          <table:table-cell table:formula="of:=[.J99]*[.F99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true" calcext:value-type="boolean">
            <text:p>VRAI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.01754" calcext:value-type="float">
            <text:p>0,01754</text:p>
          </table:table-cell>
          <table:table-cell table:formula="of:=IF(AND([.$H99]&lt;[.AB$4];[.$L99]=&quot;Hêtre 27&quot;);[.$G99]*[.$E99];0)" office:value-type="float" office:value="20" calcext:value-type="float">
            <text:p>2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101]*([.G101]/1000)*([.H101]/1000)" office:value-type="float" office:value="0.830988" calcext:value-type="float">
            <text:p>0,830988</text:p>
          </table:table-cell>
          <table:table-cell table:formula="of:=[.J101]*[.F101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false" calcext:value-type="boolean">
            <text:p>FAUX</text:p>
          </table:table-cell>
          <table:table-cell table:formula="of:=IF(AND([.H101]&gt;[.P$4];[.L101]=&quot;Hêtre 45&quot;);[.J101];0)" office:value-type="float" office:value="0" calcext:value-type="float">
            <text:p>0</text:p>
          </table:table-cell>
          <table:table-cell table:formula="of:=IF(AND([.$H101]&gt;[.P$4];[.$L101]=&quot;Hêtre 45&quot;);[.$G101]*[.E101];0)" office:value-type="float" office:value="0" calcext:value-type="float">
            <text:p>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102]*([.G102]/1000)*([.H102]/1000)" office:value-type="float" office:value="0.831726" calcext:value-type="float">
            <text:p>0,831726</text:p>
          </table:table-cell>
          <table:table-cell table:formula="of:=[.J102]*[.F102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false" calcext:value-type="boolean">
            <text:p>FAUX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" calcext:value-type="float">
            <text:p>0</text:p>
          </table:table-cell>
          <table:table-cell table:formula="of:=IF(AND([.$H102]&lt;[.T$4];[.$L102]=&quot;Hêtre 45&quot;);[.$G102]*[.$E102];0)" office:value-type="float" office:value="0" calcext:value-type="float">
            <text:p>0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false" calcext:value-type="boolean">
            <text:p>FAUX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" calcext:value-type="float">
            <text:p>0</text:p>
          </table:table-cell>
          <table:table-cell table:formula="of:=IF(AND([.$H103]&g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false" calcext:value-type="boolean">
            <text:p>FAUX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" calcext:value-type="float">
            <text:p>0</text:p>
          </table:table-cell>
          <table:table-cell table:formula="of:=IF(AND([.$H104]&lt;[.AB$4];[.$L104]=&quot;Hêtre 27&quot;);[.$G104]*[.$E104];0)" office:value-type="float" office:value="0" calcext:value-type="float">
            <text:p>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5]*([.G105]/1000)*([.H105]/1000)" office:value-type="float" office:value="0.43554" calcext:value-type="float">
            <text:p>0,43554</text:p>
          </table:table-cell>
          <table:table-cell table:formula="of:=[.J105]*[.F105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.43554" calcext:value-type="float">
            <text:p>0,43554</text:p>
          </table:table-cell>
          <table:table-cell table:formula="of:=IF(AND([.$H105]&gt;[.P$4];[.$L105]=&quot;Hêtre 45&quot;);[.$G105]*[.E105];0)" office:value-type="float" office:value="210" calcext:value-type="float">
            <text:p>21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" calcext:value-type="float">
            <text:p>0</text:p>
          </table:table-cell>
          <table:table-cell table:formula="of:=IF(AND([.$H105]&g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6]*([.G106]/1000)*([.H106]/1000)" office:value-type="float" office:value="0.103215" calcext:value-type="float">
            <text:p>0,103215</text:p>
          </table:table-cell>
          <table:table-cell table:formula="of:=[.J106]*[.F106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.103215" calcext:value-type="float">
            <text:p>0,103215</text:p>
          </table:table-cell>
          <table:table-cell table:formula="of:=IF(AND([.$H106]&lt;[.T$4];[.$L106]=&quot;Hêtre 45&quot;);[.$G106]*[.$E106];0)" office:value-type="float" office:value="105" calcext:value-type="float">
            <text:p>105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27" table:formula="of:=[.H105]-50-[.H107]" office:value-type="float" office:value="0" calcext:value-type="float">
            <text:p>0</text:p>
          </table:table-cell>
          <table:table-cell table:formula="of:=[.E107]*([.G107]/1000)*([.H107]/1000)" office:value-type="float" office:value="0.32384" calcext:value-type="float">
            <text:p>0,32384</text:p>
          </table:table-cell>
          <table:table-cell table:formula="of:=[.J107]*[.F107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.32384" calcext:value-type="float">
            <text:p>0,32384</text:p>
          </table:table-cell>
          <table:table-cell table:formula="of:=IF(AND([.$H107]&gt;[.X$4];[.$L107]=&quot;Hêtre 27&quot;);[.$G107]*[.$E107];0)" office:value-type="float" office:value="160" calcext:value-type="float">
            <text:p>16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" calcext:value-type="float">
            <text:p>0</text:p>
          </table:table-cell>
          <table:table-cell table:formula="of:=IF(AND([.$H107]&g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6]-2*30-[.H108]" office:value-type="float" office:value="0" calcext:value-type="float">
            <text:p>0</text:p>
          </table:table-cell>
          <table:table-cell table:formula="of:=[.E108]*([.G108]/1000)*([.H108]/1000)" office:value-type="float" office:value="0.07384" calcext:value-type="float">
            <text:p>0,07384</text:p>
          </table:table-cell>
          <table:table-cell table:formula="of:=[.J108]*[.F108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.07384" calcext:value-type="float">
            <text:p>0,07384</text:p>
          </table:table-cell>
          <table:table-cell table:formula="of:=IF(AND([.$H108]&lt;[.AB$4];[.$L108]=&quot;Hêtre 27&quot;);[.$G108]*[.$E108];0)" office:value-type="float" office:value="80" calcext:value-type="float">
            <text:p>8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4" calcext:value-type="float">
            <text:p>2044</text:p>
          </table:table-cell>
          <table:table-cell table:style-name="ce27" table:formula="of:=[.H105]-30-[.H109]" office:value-type="float" office:value="0" calcext:value-type="float">
            <text:p>0</text:p>
          </table:table-cell>
          <table:table-cell table:formula="of:=[.E109]*([.G109]/1000)*([.H109]/1000)" office:value-type="float" office:value="0.13286" calcext:value-type="float">
            <text:p>0,13286</text:p>
          </table:table-cell>
          <table:table-cell table:formula="of:=[.J109]*[.F109]/1000" office:value-type="float" office:value="0.0006643" calcext:value-type="float">
            <text:p>0,0006643</text:p>
          </table:table-cell>
          <table:table-cell office:value-type="string" calcext:value-type="string">
            <text:p>Hêtre 20</text:p>
          </table:table-cell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true" calcext:value-type="boolean">
            <text:p>VRAI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.13286" calcext:value-type="float">
            <text:p>0,13286</text:p>
          </table:table-cell>
          <table:table-cell table:formula="of:=IF(AND([.$H109]&gt;[.AF$4];[.$L109]=&quot;Hêtre 20&quot;);[.$G109]*[.$E109];0)" office:value-type="float" office:value="65" calcext:value-type="float">
            <text:p>65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6]+70-[.H111]" office:value-type="float" office:value="0" calcext:value-type="float">
            <text:p>0</text:p>
          </table:table-cell>
          <table:table-cell table:formula="of:=[.E111]*([.G111]/1000)*([.H111]/1000)" office:value-type="float" office:value="0.068445" calcext:value-type="float">
            <text:p>0,068445</text:p>
          </table:table-cell>
          <table:table-cell table:formula="of:=[.J111]*[.F111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" calcext:value-type="float">
            <text:p>0</text:p>
          </table:table-cell>
          <table:table-cell table:formula="of:=IF(AND([.$H111]&lt;[.T$4];[.$L111]=&quot;Hêtre 45&quot;);[.$G111]*[.$E111];0)" office:value-type="float" office:value="0" calcext:value-type="float">
            <text:p>0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65" calcext:value-type="float">
            <text:p>65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05]-30-18-[.H112]" office:value-type="float" office:value="0" calcext:value-type="float">
            <text:p>0</text:p>
          </table:table-cell>
          <table:table-cell table:formula="of:=[.E112]*([.G112]/1000)*([.H112]/1000)" office:value-type="float" office:value="0.17221" calcext:value-type="float">
            <text:p>0,17221</text:p>
          </table:table-cell>
          <table:table-cell table:formula="of:=[.J112]*[.F112]/1000" office:value-type="float" office:value="0.00086105" calcext:value-type="float">
            <text:p>0,0008610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" calcext:value-type="float">
            <text:p>0</text:p>
          </table:table-cell>
          <table:table-cell table:formula="of:=IF(AND([.$H112]&lt;[.T$4];[.$L112]=&quot;Hêtre 45&quot;);[.$G112]*[.$E112];0)" office:value-type="float" office:value="0" calcext:value-type="float">
            <text:p>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.17221" calcext:value-type="float">
            <text:p>0,17221</text:p>
          </table:table-cell>
          <table:table-cell table:formula="of:=IF(AND([.$H112]&gt;[.AF$4];[.$L112]=&quot;Hêtre 20&quot;);[.$G112]*[.$E112];0)" office:value-type="float" office:value="85" calcext:value-type="float">
            <text:p>85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7" calcext:value-type="float">
            <text:p>1057</text:p>
          </table:table-cell>
          <table:table-cell table:style-name="ce27" table:formula="of:=[.H106]+70-[.H114]+4" office:value-type="float" office:value="0" calcext:value-type="float">
            <text:p>0</text:p>
          </table:table-cell>
          <table:table-cell table:formula="of:=[.E114]*([.G114]/1000)*([.H114]/1000)" office:value-type="float" office:value="0.089845" calcext:value-type="float">
            <text:p>0,089845</text:p>
          </table:table-cell>
          <table:table-cell table:formula="of:=[.J114]*[.F114]/1000" office:value-type="float" office:value="0.000449225" calcext:value-type="float">
            <text:p>0,000449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" calcext:value-type="float">
            <text:p>0</text:p>
          </table:table-cell>
          <table:table-cell table:formula="of:=IF(AND([.$H114]&gt;=[.T$4];[.$H114]&lt;[.R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85" calcext:value-type="float">
            <text:p>85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false" calcext:value-type="boolean">
            <text:p>FAUX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" calcext:value-type="float">
            <text:p>0</text:p>
          </table:table-cell>
          <table:table-cell table:formula="of:=IF(AND([.$H115]&lt;[.AB$4];[.$L115]=&quot;Hêtre 27&quot;);[.$G115]*[.$E115];0)" office:value-type="float" office:value="0" calcext:value-type="float">
            <text:p>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5]-5-30-2-10-[.H116]" office:value-type="float" office:value="0" calcext:value-type="float">
            <text:p>0</text:p>
          </table:table-cell>
          <table:table-cell table:formula="of:=[.E116]*([.G116]/1000)*([.H116]/1000)" office:value-type="float" office:value="0.4054" calcext:value-type="float">
            <text:p>0,4054</text:p>
          </table:table-cell>
          <table:table-cell table:formula="of:=[.J116]*[.F116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.4054" calcext:value-type="float">
            <text:p>0,4054</text:p>
          </table:table-cell>
          <table:table-cell table:formula="of:=IF(AND([.$H116]&gt;[.P$4];[.$L116]=&quot;Hêtre 45&quot;);[.$G116]*[.E116];0)" office:value-type="float" office:value="200" calcext:value-type="float">
            <text:p>20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" calcext:value-type="float">
            <text:p>0</text:p>
          </table:table-cell>
          <table:table-cell table:formula="of:=IF(AND([.$H116]&lt;[.AB$4];[.$L116]=&quot;Hêtre 27&quot;);[.$G116]*[.$E116];0)" office:value-type="float" office:value="0" calcext:value-type="float">
            <text:p>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6]-2*30-2*2-[.H117]" office:value-type="float" office:value="0" calcext:value-type="float">
            <text:p>0</text:p>
          </table:table-cell>
          <table:table-cell table:formula="of:=[.E117]*([.G117]/1000)*([.H117]/1000)" office:value-type="float" office:value="0.105685" calcext:value-type="float">
            <text:p>0,105685</text:p>
          </table:table-cell>
          <table:table-cell table:formula="of:=[.J117]*[.F117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.105685" calcext:value-type="float">
            <text:p>0,105685</text:p>
          </table:table-cell>
          <table:table-cell table:formula="of:=IF(AND([.$H117]&lt;[.T$4];[.$L117]=&quot;Hêtre 45&quot;);[.$G117]*[.$E117];0)" office:value-type="float" office:value="115" calcext:value-type="float">
            <text:p>115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" calcext:value-type="float">
            <text:p>0</text:p>
          </table:table-cell>
          <table:table-cell table:formula="of:=IF(AND([.$H117]&lt;[.AB$4];[.$L117]=&quot;Hêtre 27&quot;);[.$G117]*[.$E117];0)" office:value-type="float" office:value="0" calcext:value-type="float">
            <text:p>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6]-2*30-2*2-[.H118]" office:value-type="float" office:value="0" calcext:value-type="float">
            <text:p>0</text:p>
          </table:table-cell>
          <table:table-cell table:formula="of:=[.E118]*([.G118]/1000)*([.H118]/1000)" office:value-type="float" office:value="0.105685" calcext:value-type="float">
            <text:p>0,105685</text:p>
          </table:table-cell>
          <table:table-cell table:formula="of:=[.J118]*[.F118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.105685" calcext:value-type="float">
            <text:p>0,105685</text:p>
          </table:table-cell>
          <table:table-cell table:formula="of:=IF(AND([.$H118]&lt;[.T$4];[.$L118]=&quot;Hêtre 45&quot;);[.$G118]*[.$E118];0)" office:value-type="float" office:value="115" calcext:value-type="float">
            <text:p>115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" calcext:value-type="float">
            <text:p>0</text:p>
          </table:table-cell>
          <table:table-cell table:formula="of:=IF(AND([.$H118]&gt;=[.Z$4];[.$H118]&l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6]-2*30-2*2-[.H119]" office:value-type="float" office:value="-411" calcext:value-type="float">
            <text:p>-411</text:p>
          </table:table-cell>
          <table:table-cell table:formula="of:=[.E119]*([.G119]/1000)*([.H119]/1000)" office:value-type="float" office:value="0.133" calcext:value-type="float">
            <text:p>0,133</text:p>
          </table:table-cell>
          <table:table-cell table:formula="of:=[.J119]*[.F119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.133" calcext:value-type="float">
            <text:p>0,133</text:p>
          </table:table-cell>
          <table:table-cell table:formula="of:=IF(AND([.$H119]&gt;=[.T$4];[.$H119]&lt;[.R$4];[.$L119]=&quot;Hêtre 45&quot;);[.$G119]*[.$E119];0)" office:value-type="float" office:value="100" calcext:value-type="float">
            <text:p>10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" calcext:value-type="float">
            <text:p>0</text:p>
          </table:table-cell>
          <table:table-cell table:formula="of:=IF(AND([.$H119]&lt;[.AB$4];[.$L119]=&quot;Hêtre 27&quot;);[.$G119]*[.$E119];0)" office:value-type="float" office:value="0" calcext:value-type="float">
            <text:p>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6]-2*30-2*2-[.H120]" office:value-type="float" office:value="-411" calcext:value-type="float">
            <text:p>-411</text:p>
          </table:table-cell>
          <table:table-cell table:formula="of:=[.E120]*([.G120]/1000)*([.H120]/1000)" office:value-type="float" office:value="0.133" calcext:value-type="float">
            <text:p>0,133</text:p>
          </table:table-cell>
          <table:table-cell table:formula="of:=[.J120]*[.F120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.133" calcext:value-type="float">
            <text:p>0,133</text:p>
          </table:table-cell>
          <table:table-cell table:formula="of:=IF(AND([.$H120]&gt;=[.T$4];[.$H120]&lt;[.R$4];[.$L120]=&quot;Hêtre 45&quot;);[.$G120]*[.$E120];0)" office:value-type="float" office:value="100" calcext:value-type="float">
            <text:p>10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0" calcext:value-type="float">
            <text:p>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6]-2*30-2*2-2*100+2*15-[.H121]" office:value-type="float" office:value="0" calcext:value-type="float">
            <text:p>0</text:p>
          </table:table-cell>
          <table:table-cell table:formula="of:=[.E121]*([.G121]/1000)*([.H121]/1000)" office:value-type="float" office:value="0.01498" calcext:value-type="float">
            <text:p>0,01498</text:p>
          </table:table-cell>
          <table:table-cell table:formula="of:=[.J121]*[.F121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0" calcext:value-type="float">
            <text:p>0</text:p>
          </table:table-cell>
          <table:table-cell table:style-name="ce45" table:formula="of:=IF(AND([.H121]&lt;[.AB$4];[.L121]=&quot;Hêtre 27&quot;);[.$J121];0)" office:value-type="float" office:value="0.01498" calcext:value-type="float">
            <text:p>0,01498</text:p>
          </table:table-cell>
          <table:table-cell table:formula="of:=IF(AND([.$H121]&lt;[.AB$4];[.$L121]=&quot;Hêtre 27&quot;);[.$G121]*[.$E121];0)" office:value-type="float" office:value="20" calcext:value-type="float">
            <text:p>2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22]*([.G122]/1000)*([.H122]/1000)" office:value-type="float" office:value="0.0161" calcext:value-type="float">
            <text:p>0,0161</text:p>
          </table:table-cell>
          <table:table-cell table:formula="of:=[.J122]*[.F122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0" calcext:value-type="float">
            <text:p>0</text:p>
          </table:table-cell>
          <table:table-cell table:style-name="ce45" table:formula="of:=IF(AND([.H122]&lt;[.AB$4];[.L122]=&quot;Hêtre 27&quot;);[.$J122];0)" office:value-type="float" office:value="0.0161" calcext:value-type="float">
            <text:p>0,0161</text:p>
          </table:table-cell>
          <table:table-cell table:formula="of:=IF(AND([.$H122]&lt;[.AB$4];[.$L122]=&quot;Hêtre 27&quot;);[.$G122]*[.$E122];0)" office:value-type="float" office:value="20" calcext:value-type="float">
            <text:p>2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23]*([.G123]/1000)*([.H123]/1000)" office:value-type="float" office:value="0.0161" calcext:value-type="float">
            <text:p>0,0161</text:p>
          </table:table-cell>
          <table:table-cell table:formula="of:=[.J123]*[.F123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0" calcext:value-type="float">
            <text:p>0</text:p>
          </table:table-cell>
          <table:table-cell table:style-name="ce45" table:formula="of:=IF(AND([.H123]&lt;[.AB$4];[.L123]=&quot;Hêtre 27&quot;);[.$J123];0)" office:value-type="float" office:value="0.0161" calcext:value-type="float">
            <text:p>0,0161</text:p>
          </table:table-cell>
          <table:table-cell table:formula="of:=IF(AND([.$H123]&lt;[.AB$4];[.$L123]=&quot;Hêtre 27&quot;);[.$G123]*[.$E123];0)" office:value-type="float" office:value="20" calcext:value-type="float">
            <text:p>2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27"/>
          <table:table-cell table:formula="of:=[.E124]*([.G124]/1000)*([.H124]/1000)" office:value-type="float" office:value="0.0316" calcext:value-type="float">
            <text:p>0,0316</text:p>
          </table:table-cell>
          <table:table-cell table:formula="of:=[.J124]*[.F124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true" calcext:value-type="boolean">
            <text:p>VRAI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.0316" calcext:value-type="float">
            <text:p>0,0316</text:p>
          </table:table-cell>
          <table:table-cell table:formula="of:=IF(AND([.$H124]&gt;=[.Z$4];[.$H124]&lt;[.X$4];[.$L124]=&quot;Hêtre 27&quot;);[.$G124]*[.$E124];0)" office:value-type="float" office:value="20" calcext:value-type="float">
            <text:p>2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6]-2*30-2*2-2*100+2*15-[.H125]" office:value-type="float" office:value="0" calcext:value-type="float">
            <text:p>0</text:p>
          </table:table-cell>
          <table:table-cell table:formula="of:=[.E125]*([.G125]/1000)*([.H125]/1000)" office:value-type="float" office:value="0.01498" calcext:value-type="float">
            <text:p>0,01498</text:p>
          </table:table-cell>
          <table:table-cell table:formula="of:=[.J125]*[.F12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true" calcext:value-type="boolean">
            <text:p>VRAI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.01498" calcext:value-type="float">
            <text:p>0,01498</text:p>
          </table:table-cell>
          <table:table-cell table:formula="of:=IF(AND([.$H125]&lt;[.AB$4];[.$L125]=&quot;Hêtre 27&quot;);[.$G125]*[.$E125];0)" office:value-type="float" office:value="20" calcext:value-type="float">
            <text:p>2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6]*([.G126]/1000)*([.H126]/1000)" office:value-type="float" office:value="0.02168" calcext:value-type="float">
            <text:p>0,02168</text:p>
          </table:table-cell>
          <table:table-cell table:formula="of:=[.J126]*[.F126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true" calcext:value-type="boolean">
            <text:p>VRAI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20" calcext:value-type="float">
            <text:p>2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7]*([.G127]/1000)*([.H127]/1000)" office:value-type="float" office:value="0.02186" calcext:value-type="float">
            <text:p>0,02186</text:p>
          </table:table-cell>
          <table:table-cell table:formula="of:=[.J127]*[.F127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true" calcext:value-type="boolean">
            <text:p>VRAI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20" calcext:value-type="float">
            <text:p>2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8]*([.G128]/1000)*([.H128]/1000)" office:value-type="float" office:value="0.02186" calcext:value-type="float">
            <text:p>0,02186</text:p>
          </table:table-cell>
          <table:table-cell table:formula="of:=[.J128]*[.F128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true" calcext:value-type="boolean">
            <text:p>VRAI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20" calcext:value-type="float">
            <text:p>2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9]*([.G129]/1000)*([.H129]/1000)" office:value-type="float" office:value="0.02168" calcext:value-type="float">
            <text:p>0,02168</text:p>
          </table:table-cell>
          <table:table-cell table:formula="of:=[.J129]*[.F129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" calcext:value-type="float">
            <text:p>0</text:p>
          </table:table-cell>
          <table:table-cell table:formula="of:=IF(AND([.$H129]&gt;[.P$4];[.$L129]=&quot;Hêtre 45&quot;);[.$G129]*[.E129];0)" office:value-type="float" office:value="0" calcext:value-type="float">
            <text:p>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20" calcext:value-type="float">
            <text:p>2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false" calcext:value-type="boolean">
            <text:p>FAUX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" calcext:value-type="float">
            <text:p>0</text:p>
          </table:table-cell>
          <table:table-cell table:formula="of:=IF(AND([.$H130]&lt;[.T$4];[.$L130]=&quot;Hêtre 45&quot;);[.$G130]*[.$E130];0)" office:value-type="float" office:value="0" calcext:value-type="float">
            <text:p>0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31]*[.F131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false" calcext:value-type="boolean">
            <text:p>FAUX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" calcext:value-type="float">
            <text:p>0</text:p>
          </table:table-cell>
          <table:table-cell table:formula="of:=IF(AND([.$H131]&g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32]*([.G132]/1000)*([.H132]/1000)" office:value-type="float" office:value="1.813215" calcext:value-type="float">
            <text:p>1,813215</text:p>
          </table:table-cell>
          <table:table-cell table:formula="of:=[.J132]*[.F132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false" calcext:value-type="boolean">
            <text:p>FAUX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" calcext:value-type="float">
            <text:p>0</text:p>
          </table:table-cell>
          <table:table-cell table:formula="of:=IF(AND([.$H132]&lt;[.AB$4];[.$L132]=&quot;Hêtre 27&quot;);[.$G132]*[.$E132];0)" office:value-type="float" office:value="0" calcext:value-type="float">
            <text:p>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false" calcext:value-type="boolean">
            <text:p>FAUX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" calcext:value-type="float">
            <text:p>0</text:p>
          </table:table-cell>
          <table:table-cell table:formula="of:=IF(AND([.$H133]&g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false" calcext:value-type="boolean">
            <text:p>FAUX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35]*([.G135]/1000)*([.H135]/1000)" office:value-type="float" office:value="0.43596" calcext:value-type="float">
            <text:p>0,43596</text:p>
          </table:table-cell>
          <table:table-cell table:formula="of:=[.J135]*[.F13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.43596" calcext:value-type="float">
            <text:p>0,43596</text:p>
          </table:table-cell>
          <table:table-cell table:formula="of:=IF(AND([.$H135]&gt;[.P$4];[.$L135]=&quot;Hêtre 45&quot;);[.$G135]*[.E135];0)" office:value-type="float" office:value="210" calcext:value-type="float">
            <text:p>21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" calcext:value-type="float">
            <text:p>0</text:p>
          </table:table-cell>
          <table:table-cell table:formula="of:=IF(AND([.$H135]&g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6]*([.G136]/1000)*([.H136]/1000)" office:value-type="float" office:value="0.1029" calcext:value-type="float">
            <text:p>0,1029</text:p>
          </table:table-cell>
          <table:table-cell table:formula="of:=[.J136]*[.F136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.1029" calcext:value-type="float">
            <text:p>0,1029</text:p>
          </table:table-cell>
          <table:table-cell table:formula="of:=IF(AND([.$H136]&lt;[.T$4];[.$L136]=&quot;Hêtre 45&quot;);[.$G136]*[.$E136];0)" office:value-type="float" office:value="105" calcext:value-type="float">
            <text:p>105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35]-50-[.H137]" office:value-type="float" office:value="0" calcext:value-type="float">
            <text:p>0</text:p>
          </table:table-cell>
          <table:table-cell table:formula="of:=[.E137]*([.G137]/1000)*([.H137]/1000)" office:value-type="float" office:value="0.32416" calcext:value-type="float">
            <text:p>0,32416</text:p>
          </table:table-cell>
          <table:table-cell table:formula="of:=[.J137]*[.F13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true" calcext:value-type="boolean">
            <text:p>VRAI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.32416" calcext:value-type="float">
            <text:p>0,32416</text:p>
          </table:table-cell>
          <table:table-cell table:formula="of:=IF(AND([.$H137]&gt;[.X$4];[.$L137]=&quot;Hêtre 27&quot;);[.$G137]*[.$E137];0)" office:value-type="float" office:value="160" calcext:value-type="float">
            <text:p>16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36]-2*30-[.H138]" office:value-type="float" office:value="0" calcext:value-type="float">
            <text:p>0</text:p>
          </table:table-cell>
          <table:table-cell table:formula="of:=[.E138]*([.G138]/1000)*([.H138]/1000)" office:value-type="float" office:value="0.0736" calcext:value-type="float">
            <text:p>0,0736</text:p>
          </table:table-cell>
          <table:table-cell table:formula="of:=[.J138]*[.F138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" calcext:value-type="float">
            <text:p>0</text:p>
          </table:table-cell>
          <table:table-cell table:formula="of:=IF(AND([.$H138]&gt;[.P$4];[.$L138]=&quot;Hêtre 45&quot;);[.$G138]*[.E138];0)" office:value-type="float" office:value="0" calcext:value-type="float">
            <text:p>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.0736" calcext:value-type="float">
            <text:p>0,0736</text:p>
          </table:table-cell>
          <table:table-cell table:formula="of:=IF(AND([.$H138]&lt;[.AB$4];[.$L138]=&quot;Hêtre 27&quot;);[.$G138]*[.$E138];0)" office:value-type="float" office:value="80" calcext:value-type="float">
            <text:p>8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Su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135]-30-[.H139]" office:value-type="float" office:value="0" calcext:value-type="float">
            <text:p>0</text:p>
          </table:table-cell>
          <table:table-cell table:formula="of:=[.E139]*([.G139]/1000)*([.H139]/1000)" office:value-type="float" office:value="0.13299" calcext:value-type="float">
            <text:p>0,13299</text:p>
          </table:table-cell>
          <table:table-cell table:formula="of:=[.J139]*[.F13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" calcext:value-type="float">
            <text:p>0</text:p>
          </table:table-cell>
          <table:table-cell table:formula="of:=IF(AND([.$H139]&lt;[.T$4];[.$L139]=&quot;Hêtre 45&quot;);[.$G139]*[.$E139];0)" office:value-type="float" office:value="0" calcext:value-type="float">
            <text:p>0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.13299" calcext:value-type="float">
            <text:p>0,13299</text:p>
          </table:table-cell>
          <table:table-cell table:formula="of:=IF(AND([.$H139]&gt;[.AF$4];[.$L139]=&quot;Hêtre 20&quot;);[.$G139]*[.$E139];0)" office:value-type="float" office:value="65" calcext:value-type="float">
            <text:p>65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No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27"/>
          <table:table-cell table:number-columns-repeated="3"/>
          <table:table-cell table:style-name="ce28"/>
          <table:table-cell table:number-columns-repeated="2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/>
          <table:table-cell table:style-name="ce45"/>
          <table:table-cell/>
          <table:table-cell table:style-name="ce45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36]+70-[.H141]" office:value-type="float" office:value="0" calcext:value-type="float">
            <text:p>0</text:p>
          </table:table-cell>
          <table:table-cell table:formula="of:=[.E141]*([.G141]/1000)*([.H141]/1000)" office:value-type="float" office:value="0.06825" calcext:value-type="float">
            <text:p>0,06825</text:p>
          </table:table-cell>
          <table:table-cell table:formula="of:=[.J141]*[.F141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" calcext:value-type="float">
            <text:p>0</text:p>
          </table:table-cell>
          <table:table-cell table:formula="of:=IF(AND([.$H141]&gt;=[.T$4];[.$H141]&lt;[.R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65" calcext:value-type="float">
            <text:p>65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135]-30-18-[.H142]" office:value-type="float" office:value="0" calcext:value-type="float">
            <text:p>0</text:p>
          </table:table-cell>
          <table:table-cell table:formula="of:=[.E142]*([.G142]/1000)*([.H142]/1000)" office:value-type="float" office:value="0.34476" calcext:value-type="float">
            <text:p>0,34476</text:p>
          </table:table-cell>
          <table:table-cell table:formula="of:=[.J142]*[.F14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" calcext:value-type="float">
            <text:p>0</text:p>
          </table:table-cell>
          <table:table-cell table:formula="of:=IF(AND([.$H142]&gt;=[.T$4];[.$H142]&lt;[.R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.34476" calcext:value-type="float">
            <text:p>0,34476</text:p>
          </table:table-cell>
          <table:table-cell table:formula="of:=IF(AND([.$H142]&gt;[.AF$4];[.$L142]=&quot;Hêtre 20&quot;);[.$G142]*[.$E142];0)" office:value-type="float" office:value="170" calcext:value-type="float">
            <text:p>17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4" calcext:value-type="float">
            <text:p>1054</text:p>
          </table:table-cell>
          <table:table-cell table:style-name="ce27" table:formula="of:=[.H136]+70-[.H143]+4" office:value-type="float" office:value="0" calcext:value-type="float">
            <text:p>0</text:p>
          </table:table-cell>
          <table:table-cell table:formula="of:=[.E143]*([.G143]/1000)*([.H143]/1000)" office:value-type="float" office:value="0.08959" calcext:value-type="float">
            <text:p>0,08959</text:p>
          </table:table-cell>
          <table:table-cell table:formula="of:=[.J143]*[.F143]/1000" office:value-type="float" office:value="0.00044795" calcext:value-type="float">
            <text:p>0,00044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" calcext:value-type="float">
            <text:p>0</text:p>
          </table:table-cell>
          <table:table-cell table:formula="of:=IF(AND([.$H143]&lt;[.AB$4];[.$L143]=&quot;Hêtre 27&quot;);[.$G143]*[.$E143];0)" office:value-type="float" office:value="0" calcext:value-type="float">
            <text:p>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85" calcext:value-type="float">
            <text:p>85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false" calcext:value-type="boolean">
            <text:p>FAUX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" calcext:value-type="float">
            <text:p>0</text:p>
          </table:table-cell>
          <table:table-cell table:formula="of:=IF(AND([.$H144]&lt;[.AB$4];[.$L144]=&quot;Hêtre 27&quot;);[.$G144]*[.$E144];0)" office:value-type="float" office:value="0" calcext:value-type="float">
            <text:p>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35]-5-30-2-10-[.H145]" office:value-type="float" office:value="0" calcext:value-type="float">
            <text:p>0</text:p>
          </table:table-cell>
          <table:table-cell table:formula="of:=[.E145]*([.G145]/1000)*([.H145]/1000)" office:value-type="float" office:value="0.4058" calcext:value-type="float">
            <text:p>0,4058</text:p>
          </table:table-cell>
          <table:table-cell table:formula="of:=[.J145]*[.F14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.4058" calcext:value-type="float">
            <text:p>0,4058</text:p>
          </table:table-cell>
          <table:table-cell table:formula="of:=IF(AND([.$H145]&gt;[.P$4];[.$L145]=&quot;Hêtre 45&quot;);[.$G145]*[.E145];0)" office:value-type="float" office:value="200" calcext:value-type="float">
            <text:p>20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" calcext:value-type="float">
            <text:p>0</text:p>
          </table:table-cell>
          <table:table-cell table:formula="of:=IF(AND([.$H145]&lt;[.AB$4];[.$L145]=&quot;Hêtre 27&quot;);[.$G145]*[.$E145];0)" office:value-type="float" office:value="0" calcext:value-type="float">
            <text:p>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6]-2*30-2*2-[.H146]" office:value-type="float" office:value="0" calcext:value-type="float">
            <text:p>0</text:p>
          </table:table-cell>
          <table:table-cell table:formula="of:=[.E146]*([.G146]/1000)*([.H146]/1000)" office:value-type="float" office:value="0.10534" calcext:value-type="float">
            <text:p>0,10534</text:p>
          </table:table-cell>
          <table:table-cell table:formula="of:=[.J146]*[.F146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.10534" calcext:value-type="float">
            <text:p>0,10534</text:p>
          </table:table-cell>
          <table:table-cell table:formula="of:=IF(AND([.$H146]&lt;[.T$4];[.$L146]=&quot;Hêtre 45&quot;);[.$G146]*[.$E146];0)" office:value-type="float" office:value="115" calcext:value-type="float">
            <text:p>115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" calcext:value-type="float">
            <text:p>0</text:p>
          </table:table-cell>
          <table:table-cell table:formula="of:=IF(AND([.$H146]&gt;=[.Z$4];[.$H146]&l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6]-2*30-2*2-[.H147]" office:value-type="float" office:value="0" calcext:value-type="float">
            <text:p>0</text:p>
          </table:table-cell>
          <table:table-cell table:formula="of:=[.E147]*([.G147]/1000)*([.H147]/1000)" office:value-type="float" office:value="0.10534" calcext:value-type="float">
            <text:p>0,10534</text:p>
          </table:table-cell>
          <table:table-cell table:formula="of:=[.J147]*[.F14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.10534" calcext:value-type="float">
            <text:p>0,10534</text:p>
          </table:table-cell>
          <table:table-cell table:formula="of:=IF(AND([.$H147]&lt;[.T$4];[.$L147]=&quot;Hêtre 45&quot;);[.$G147]*[.$E147];0)" office:value-type="float" office:value="115" calcext:value-type="float">
            <text:p>115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" calcext:value-type="float">
            <text:p>0</text:p>
          </table:table-cell>
          <table:table-cell table:formula="of:=IF(AND([.$H147]&lt;[.AB$4];[.$L147]=&quot;Hêtre 27&quot;);[.$G147]*[.$E147];0)" office:value-type="float" office:value="0" calcext:value-type="float">
            <text:p>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6]-2*30-2*2-[.H148]" office:value-type="float" office:value="-305" calcext:value-type="float">
            <text:p>-305</text:p>
          </table:table-cell>
          <table:table-cell table:formula="of:=[.E148]*([.G148]/1000)*([.H148]/1000)" office:value-type="float" office:value="0.1221" calcext:value-type="float">
            <text:p>0,1221</text:p>
          </table:table-cell>
          <table:table-cell table:formula="of:=[.J148]*[.F148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.1221" calcext:value-type="float">
            <text:p>0,1221</text:p>
          </table:table-cell>
          <table:table-cell table:formula="of:=IF(AND([.$H148]&gt;=[.T$4];[.$H148]&lt;[.R$4];[.$L148]=&quot;Hêtre 45&quot;);[.$G148]*[.$E148];0)" office:value-type="float" office:value="100" calcext:value-type="float">
            <text:p>10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0" calcext:value-type="float">
            <text:p>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6]-2*30-2*2-[.H149]" office:value-type="float" office:value="-305" calcext:value-type="float">
            <text:p>-305</text:p>
          </table:table-cell>
          <table:table-cell table:formula="of:=[.E149]*([.G149]/1000)*([.H149]/1000)" office:value-type="float" office:value="0.1221" calcext:value-type="float">
            <text:p>0,1221</text:p>
          </table:table-cell>
          <table:table-cell table:formula="of:=[.J149]*[.F149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.1221" calcext:value-type="float">
            <text:p>0,1221</text:p>
          </table:table-cell>
          <table:table-cell table:formula="of:=IF(AND([.$H149]&gt;=[.T$4];[.$H149]&lt;[.R$4];[.$L149]=&quot;Hêtre 45&quot;);[.$G149]*[.$E149];0)" office:value-type="float" office:value="100" calcext:value-type="float">
            <text:p>10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0" calcext:value-type="float">
            <text:p>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6]-2*30-2*2-2*100+2*15-[.H150]" office:value-type="float" office:value="-5" calcext:value-type="float">
            <text:p>-5</text:p>
          </table:table-cell>
          <table:table-cell table:formula="of:=[.E150]*([.G150]/1000)*([.H150]/1000)" office:value-type="float" office:value="0.01502" calcext:value-type="float">
            <text:p>0,01502</text:p>
          </table:table-cell>
          <table:table-cell table:formula="of:=[.J150]*[.F150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0" calcext:value-type="float">
            <text:p>0</text:p>
          </table:table-cell>
          <table:table-cell table:style-name="ce45" table:formula="of:=IF(AND([.H150]&lt;[.AB$4];[.L150]=&quot;Hêtre 27&quot;);[.$J150];0)" office:value-type="float" office:value="0.01502" calcext:value-type="float">
            <text:p>0,01502</text:p>
          </table:table-cell>
          <table:table-cell table:formula="of:=IF(AND([.$H150]&lt;[.AB$4];[.$L150]=&quot;Hêtre 27&quot;);[.$G150]*[.$E150];0)" office:value-type="float" office:value="20" calcext:value-type="float">
            <text:p>2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51]*([.G151]/1000)*([.H151]/1000)" office:value-type="float" office:value="0.01614" calcext:value-type="float">
            <text:p>0,01614</text:p>
          </table:table-cell>
          <table:table-cell table:formula="of:=[.J151]*[.F151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0" calcext:value-type="float">
            <text:p>0</text:p>
          </table:table-cell>
          <table:table-cell table:style-name="ce45" table:formula="of:=IF(AND([.H151]&lt;[.AB$4];[.L151]=&quot;Hêtre 27&quot;);[.$J151];0)" office:value-type="float" office:value="0.01614" calcext:value-type="float">
            <text:p>0,01614</text:p>
          </table:table-cell>
          <table:table-cell table:formula="of:=IF(AND([.$H151]&lt;[.AB$4];[.$L151]=&quot;Hêtre 27&quot;);[.$G151]*[.$E151];0)" office:value-type="float" office:value="20" calcext:value-type="float">
            <text:p>2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52]*([.G152]/1000)*([.H152]/1000)" office:value-type="float" office:value="0.01614" calcext:value-type="float">
            <text:p>0,01614</text:p>
          </table:table-cell>
          <table:table-cell table:formula="of:=[.J152]*[.F152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true" calcext:value-type="boolean">
            <text:p>VRAI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.01614" calcext:value-type="float">
            <text:p>0,01614</text:p>
          </table:table-cell>
          <table:table-cell table:formula="of:=IF(AND([.$H152]&lt;[.AB$4];[.$L152]=&quot;Hêtre 27&quot;);[.$G152]*[.$E152];0)" office:value-type="float" office:value="20" calcext:value-type="float">
            <text:p>2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53]*([.G153]/1000)*([.H153]/1000)" office:value-type="float" office:value="0.03168" calcext:value-type="float">
            <text:p>0,03168</text:p>
          </table:table-cell>
          <table:table-cell table:formula="of:=[.J153]*[.F153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true" calcext:value-type="boolean">
            <text:p>VRAI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.03168" calcext:value-type="float">
            <text:p>0,03168</text:p>
          </table:table-cell>
          <table:table-cell table:formula="of:=IF(AND([.$H153]&gt;=[.Z$4];[.$H153]&lt;[.X$4];[.$L153]=&quot;Hêtre 27&quot;);[.$G153]*[.$E153];0)" office:value-type="float" office:value="20" calcext:value-type="float">
            <text:p>2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6]-2*30-2*2-2*100+2*15-[.H154]" office:value-type="float" office:value="-5" calcext:value-type="float">
            <text:p>-5</text:p>
          </table:table-cell>
          <table:table-cell table:formula="of:=[.E154]*([.G154]/1000)*([.H154]/1000)" office:value-type="float" office:value="0.01502" calcext:value-type="float">
            <text:p>0,01502</text:p>
          </table:table-cell>
          <table:table-cell table:formula="of:=[.J154]*[.F154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true" calcext:value-type="boolean">
            <text:p>VRAI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.01502" calcext:value-type="float">
            <text:p>0,01502</text:p>
          </table:table-cell>
          <table:table-cell table:formula="of:=IF(AND([.$H154]&lt;[.AB$4];[.$L154]=&quot;Hêtre 27&quot;);[.$G154]*[.$E154];0)" office:value-type="float" office:value="20" calcext:value-type="float">
            <text:p>2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55]*([.G155]/1000)*([.H155]/1000)" office:value-type="float" office:value="0.02174" calcext:value-type="float">
            <text:p>0,02174</text:p>
          </table:table-cell>
          <table:table-cell table:formula="of:=[.J155]*[.F155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true" calcext:value-type="boolean">
            <text:p>VRAI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20" calcext:value-type="float">
            <text:p>2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6]*([.G156]/1000)*([.H156]/1000)" office:value-type="float" office:value="0.02192" calcext:value-type="float">
            <text:p>0,02192</text:p>
          </table:table-cell>
          <table:table-cell table:formula="of:=[.J156]*[.F156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true" calcext:value-type="boolean">
            <text:p>VRAI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20" calcext:value-type="float">
            <text:p>2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7]*([.G157]/1000)*([.H157]/1000)" office:value-type="float" office:value="0.02192" calcext:value-type="float">
            <text:p>0,02192</text:p>
          </table:table-cell>
          <table:table-cell table:formula="of:=[.J157]*[.F157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" calcext:value-type="float">
            <text:p>0</text:p>
          </table:table-cell>
          <table:table-cell table:formula="of:=IF(AND([.$H157]&gt;[.P$4];[.$L157]=&quot;Hêtre 45&quot;);[.$G157]*[.E157];0)" office:value-type="float" office:value="0" calcext:value-type="float">
            <text:p>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20" calcext:value-type="float">
            <text:p>2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58]*([.G158]/1000)*([.H158]/1000)" office:value-type="float" office:value="0.02174" calcext:value-type="float">
            <text:p>0,02174</text:p>
          </table:table-cell>
          <table:table-cell table:formula="of:=[.J158]*[.F15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" calcext:value-type="float">
            <text:p>0</text:p>
          </table:table-cell>
          <table:table-cell table:formula="of:=IF(AND([.$H158]&lt;[.T$4];[.$L158]=&quot;Hêtre 45&quot;);[.$G158]*[.$E158];0)" office:value-type="float" office:value="0" calcext:value-type="float">
            <text:p>0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20" calcext:value-type="float">
            <text:p>2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false" calcext:value-type="boolean">
            <text:p>FAUX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" calcext:value-type="float">
            <text:p>0</text:p>
          </table:table-cell>
          <table:table-cell table:formula="of:=IF(AND([.$H159]&g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60]*[.F160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false" calcext:value-type="boolean">
            <text:p>FAUX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" calcext:value-type="float">
            <text:p>0</text:p>
          </table:table-cell>
          <table:table-cell table:formula="of:=IF(AND([.$H160]&lt;[.AB$4];[.$L160]=&quot;Hêtre 27&quot;);[.$G160]*[.$E160];0)" office:value-type="float" office:value="0" calcext:value-type="float">
            <text:p>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61]*([.G161]/1000)*([.H161]/1000)" office:value-type="float" office:value="1.87414" calcext:value-type="float">
            <text:p>1,87414</text:p>
          </table:table-cell>
          <table:table-cell table:formula="of:=[.J161]*[.F161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false" calcext:value-type="boolean">
            <text:p>FAUX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" calcext:value-type="float">
            <text:p>0</text:p>
          </table:table-cell>
          <table:table-cell table:formula="of:=IF(AND([.$H161]&g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false" calcext:value-type="boolean">
            <text:p>FAUX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false" calcext:value-type="boolean">
            <text:p>FAUX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" calcext:value-type="float">
            <text:p>0</text:p>
          </table:table-cell>
          <table:table-cell table:formula="of:=IF(AND([.$H163]&g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64]*([.G164]/1000)*([.H164]/1000)" office:value-type="float" office:value="0.43596" calcext:value-type="float">
            <text:p>0,43596</text:p>
          </table:table-cell>
          <table:table-cell table:formula="of:=[.J164]*[.F164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.43596" calcext:value-type="float">
            <text:p>0,43596</text:p>
          </table:table-cell>
          <table:table-cell table:formula="of:=IF(AND([.$H164]&gt;[.P$4];[.$L164]=&quot;Hêtre 45&quot;);[.$G164]*[.E164];0)" office:value-type="float" office:value="210" calcext:value-type="float">
            <text:p>21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65]*([.G165]/1000)*([.H165]/1000)" office:value-type="float" office:value="0.10311" calcext:value-type="float">
            <text:p>0,10311</text:p>
          </table:table-cell>
          <table:table-cell table:formula="of:=[.J165]*[.F165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true" calcext:value-type="boolean">
            <text:p>VRAI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.10311" calcext:value-type="float">
            <text:p>0,10311</text:p>
          </table:table-cell>
          <table:table-cell table:formula="of:=IF(AND([.$H165]&lt;[.T$4];[.$L165]=&quot;Hêtre 45&quot;);[.$G165]*[.$E165];0)" office:value-type="float" office:value="105" calcext:value-type="float">
            <text:p>105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64]-50-[.H166]" office:value-type="float" office:value="0" calcext:value-type="float">
            <text:p>0</text:p>
          </table:table-cell>
          <table:table-cell table:formula="of:=[.E166]*([.G166]/1000)*([.H166]/1000)" office:value-type="float" office:value="0.32416" calcext:value-type="float">
            <text:p>0,32416</text:p>
          </table:table-cell>
          <table:table-cell table:formula="of:=[.J166]*[.F166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" calcext:value-type="float">
            <text:p>0</text:p>
          </table:table-cell>
          <table:table-cell table:formula="of:=IF(AND([.$H166]&gt;[.P$4];[.$L166]=&quot;Hêtre 45&quot;);[.$G166]*[.E166];0)" office:value-type="float" office:value="0" calcext:value-type="float">
            <text:p>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.32416" calcext:value-type="float">
            <text:p>0,32416</text:p>
          </table:table-cell>
          <table:table-cell table:formula="of:=IF(AND([.$H166]&gt;[.X$4];[.$L166]=&quot;Hêtre 27&quot;);[.$G166]*[.$E166];0)" office:value-type="float" office:value="160" calcext:value-type="float">
            <text:p>16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27" table:formula="of:=[.H165]-2*30-[.H167]" office:value-type="float" office:value="0" calcext:value-type="float">
            <text:p>0</text:p>
          </table:table-cell>
          <table:table-cell table:formula="of:=[.E167]*([.G167]/1000)*([.H167]/1000)" office:value-type="float" office:value="0.07376" calcext:value-type="float">
            <text:p>0,07376</text:p>
          </table:table-cell>
          <table:table-cell table:formula="of:=[.J167]*[.F167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" calcext:value-type="float">
            <text:p>0</text:p>
          </table:table-cell>
          <table:table-cell table:formula="of:=IF(AND([.$H167]&lt;[.T$4];[.$L167]=&quot;Hêtre 45&quot;);[.$G167]*[.$E167];0)" office:value-type="float" office:value="0" calcext:value-type="float">
            <text:p>0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.07376" calcext:value-type="float">
            <text:p>0,07376</text:p>
          </table:table-cell>
          <table:table-cell table:formula="of:=IF(AND([.$H167]&lt;[.AB$4];[.$L167]=&quot;Hêtre 27&quot;);[.$G167]*[.$E167];0)" office:value-type="float" office:value="80" calcext:value-type="float">
            <text:p>8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164]-30-[.H168]" office:value-type="float" office:value="0" calcext:value-type="float">
            <text:p>0</text:p>
          </table:table-cell>
          <table:table-cell table:formula="of:=[.E168]*([.G168]/1000)*([.H168]/1000)" office:value-type="float" office:value="0.26598" calcext:value-type="float">
            <text:p>0,26598</text:p>
          </table:table-cell>
          <table:table-cell table:formula="of:=[.J168]*[.F168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" calcext:value-type="float">
            <text:p>0</text:p>
          </table:table-cell>
          <table:table-cell table:formula="of:=IF(AND([.$H168]&lt;[.T$4];[.$L168]=&quot;Hêtre 45&quot;);[.$G168]*[.$E168];0)" office:value-type="float" office:value="0" calcext:value-type="float">
            <text:p>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.26598" calcext:value-type="float">
            <text:p>0,26598</text:p>
          </table:table-cell>
          <table:table-cell table:formula="of:=IF(AND([.$H168]&gt;[.AF$4];[.$L168]=&quot;Hêtre 20&quot;);[.$G168]*[.$E168];0)" office:value-type="float" office:value="130" calcext:value-type="float">
            <text:p>13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2" calcext:value-type="float">
            <text:p>1052</text:p>
          </table:table-cell>
          <table:table-cell table:style-name="ce27" table:formula="of:=[.H165]+70-[.H169]" office:value-type="float" office:value="0" calcext:value-type="float">
            <text:p>0</text:p>
          </table:table-cell>
          <table:table-cell table:formula="of:=[.E169]*([.G169]/1000)*([.H169]/1000)" office:value-type="float" office:value="0.06838" calcext:value-type="float">
            <text:p>0,06838</text:p>
          </table:table-cell>
          <table:table-cell table:formula="of:=[.J169]*[.F169]/1000" office:value-type="float" office:value="0.0003419" calcext:value-type="float">
            <text:p>0,0003419</text:p>
          </table:table-cell>
          <table:table-cell office:value-type="string" calcext:value-type="string">
            <text:p>Hêtre 20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65" calcext:value-type="float">
            <text:p>65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164]-30-18-[.H170]" office:value-type="float" office:value="0" calcext:value-type="float">
            <text:p>0</text:p>
          </table:table-cell>
          <table:table-cell table:formula="of:=[.E170]*([.G170]/1000)*([.H170]/1000)" office:value-type="float" office:value="0.34476" calcext:value-type="float">
            <text:p>0,34476</text:p>
          </table:table-cell>
          <table:table-cell table:formula="of:=[.J170]*[.F170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" calcext:value-type="float">
            <text:p>0</text:p>
          </table:table-cell>
          <table:table-cell table:formula="of:=IF(AND([.$H170]&gt;=[.T$4];[.$H170]&lt;[.R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.34476" calcext:value-type="float">
            <text:p>0,34476</text:p>
          </table:table-cell>
          <table:table-cell table:formula="of:=IF(AND([.$H170]&gt;[.AF$4];[.$L170]=&quot;Hêtre 20&quot;);[.$G170]*[.$E170];0)" office:value-type="float" office:value="170" calcext:value-type="float">
            <text:p>17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6" calcext:value-type="float">
            <text:p>1056</text:p>
          </table:table-cell>
          <table:table-cell table:style-name="ce27" table:formula="of:=[.H165]+70-[.H171]+4" office:value-type="float" office:value="0" calcext:value-type="float">
            <text:p>0</text:p>
          </table:table-cell>
          <table:table-cell table:formula="of:=[.E171]*([.G171]/1000)*([.H171]/1000)" office:value-type="float" office:value="0.08976" calcext:value-type="float">
            <text:p>0,08976</text:p>
          </table:table-cell>
          <table:table-cell table:formula="of:=[.J171]*[.F171]/1000" office:value-type="float" office:value="0.0004488" calcext:value-type="float">
            <text:p>0,0004488</text:p>
          </table:table-cell>
          <table:table-cell office:value-type="string" calcext:value-type="string">
            <text:p>Hêtre 20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" calcext:value-type="float">
            <text:p>0</text:p>
          </table:table-cell>
          <table:table-cell table:formula="of:=IF(AND([.$H171]&lt;[.AB$4];[.$L171]=&quot;Hêtre 27&quot;);[.$G171]*[.$E171];0)" office:value-type="float" office:value="0" calcext:value-type="float">
            <text:p>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85" calcext:value-type="float">
            <text:p>85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false" calcext:value-type="boolean">
            <text:p>FAUX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0" calcext:value-type="float">
            <text:p>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64]-5-30-2-10-[.H173]" office:value-type="float" office:value="0" calcext:value-type="float">
            <text:p>0</text:p>
          </table:table-cell>
          <table:table-cell table:formula="of:=[.E173]*([.G173]/1000)*([.H173]/1000)" office:value-type="float" office:value="0.4058" calcext:value-type="float">
            <text:p>0,4058</text:p>
          </table:table-cell>
          <table:table-cell table:formula="of:=[.J173]*[.F173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.4058" calcext:value-type="float">
            <text:p>0,4058</text:p>
          </table:table-cell>
          <table:table-cell table:formula="of:=IF(AND([.$H173]&gt;[.P$4];[.$L173]=&quot;Hêtre 45&quot;);[.$G173]*[.E173];0)" office:value-type="float" office:value="200" calcext:value-type="float">
            <text:p>20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" calcext:value-type="float">
            <text:p>0</text:p>
          </table:table-cell>
          <table:table-cell table:formula="of:=IF(AND([.$H173]&lt;[.AB$4];[.$L173]=&quot;Hêtre 27&quot;);[.$G173]*[.$E173];0)" office:value-type="float" office:value="0" calcext:value-type="float">
            <text:p>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65]-2*30-2*2-[.H174]" office:value-type="float" office:value="0" calcext:value-type="float">
            <text:p>0</text:p>
          </table:table-cell>
          <table:table-cell table:formula="of:=[.E174]*([.G174]/1000)*([.H174]/1000)" office:value-type="float" office:value="0.10557" calcext:value-type="float">
            <text:p>0,10557</text:p>
          </table:table-cell>
          <table:table-cell table:formula="of:=[.J174]*[.F174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.10557" calcext:value-type="float">
            <text:p>0,10557</text:p>
          </table:table-cell>
          <table:table-cell table:formula="of:=IF(AND([.$H174]&lt;[.T$4];[.$L174]=&quot;Hêtre 45&quot;);[.$G174]*[.$E174];0)" office:value-type="float" office:value="115" calcext:value-type="float">
            <text:p>115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" calcext:value-type="float">
            <text:p>0</text:p>
          </table:table-cell>
          <table:table-cell table:formula="of:=IF(AND([.$H174]&gt;=[.Z$4];[.$H174]&l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65]-2*30-2*2-[.H175]" office:value-type="float" office:value="0" calcext:value-type="float">
            <text:p>0</text:p>
          </table:table-cell>
          <table:table-cell table:formula="of:=[.E175]*([.G175]/1000)*([.H175]/1000)" office:value-type="float" office:value="0.10557" calcext:value-type="float">
            <text:p>0,10557</text:p>
          </table:table-cell>
          <table:table-cell table:formula="of:=[.J175]*[.F175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.10557" calcext:value-type="float">
            <text:p>0,10557</text:p>
          </table:table-cell>
          <table:table-cell table:formula="of:=IF(AND([.$H175]&lt;[.T$4];[.$L175]=&quot;Hêtre 45&quot;);[.$G175]*[.$E175];0)" office:value-type="float" office:value="115" calcext:value-type="float">
            <text:p>115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" calcext:value-type="float">
            <text:p>0</text:p>
          </table:table-cell>
          <table:table-cell table:formula="of:=IF(AND([.$H175]&lt;[.AB$4];[.$L175]=&quot;Hêtre 27&quot;);[.$G175]*[.$E175];0)" office:value-type="float" office:value="0" calcext:value-type="float">
            <text:p>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65]-2*30-2*2-[.H176]" office:value-type="float" office:value="-502" calcext:value-type="float">
            <text:p>-502</text:p>
          </table:table-cell>
          <table:table-cell table:formula="of:=[.E176]*([.G176]/1000)*([.H176]/1000)" office:value-type="float" office:value="0.142" calcext:value-type="float">
            <text:p>0,142</text:p>
          </table:table-cell>
          <table:table-cell table:formula="of:=[.J176]*[.F176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.142" calcext:value-type="float">
            <text:p>0,142</text:p>
          </table:table-cell>
          <table:table-cell table:formula="of:=IF(AND([.$H176]&gt;=[.T$4];[.$H176]&lt;[.R$4];[.$L176]=&quot;Hêtre 45&quot;);[.$G176]*[.$E176];0)" office:value-type="float" office:value="100" calcext:value-type="float">
            <text:p>10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0" calcext:value-type="float">
            <text:p>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65]-2*30-2*2-[.H177]" office:value-type="float" office:value="-204" calcext:value-type="float">
            <text:p>-204</text:p>
          </table:table-cell>
          <table:table-cell table:formula="of:=[.E177]*([.G177]/1000)*([.H177]/1000)" office:value-type="float" office:value="0.1122" calcext:value-type="float">
            <text:p>0,1122</text:p>
          </table:table-cell>
          <table:table-cell table:formula="of:=[.J177]*[.F177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.1122" calcext:value-type="float">
            <text:p>0,1122</text:p>
          </table:table-cell>
          <table:table-cell table:formula="of:=IF(AND([.$H177]&gt;=[.T$4];[.$H177]&lt;[.R$4];[.$L177]=&quot;Hêtre 45&quot;);[.$G177]*[.$E177];0)" office:value-type="float" office:value="100" calcext:value-type="float">
            <text:p>10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0" calcext:value-type="float">
            <text:p>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65]-2*30-2*2-2*100+2*15-[.H178]" office:value-type="float" office:value="2" calcext:value-type="float">
            <text:p>2</text:p>
          </table:table-cell>
          <table:table-cell table:formula="of:=[.E178]*([.G178]/1000)*([.H178]/1000)" office:value-type="float" office:value="0.01492" calcext:value-type="float">
            <text:p>0,01492</text:p>
          </table:table-cell>
          <table:table-cell table:formula="of:=[.J178]*[.F178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1492" calcext:value-type="float">
            <text:p>0,01492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27"/>
          <table:table-cell table:formula="of:=[.E179]*([.G179]/1000)*([.H179]/1000)" office:value-type="float" office:value="0.0213" calcext:value-type="float">
            <text:p>0,0213</text:p>
          </table:table-cell>
          <table:table-cell table:formula="of:=[.J179]*[.F179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20" calcext:value-type="float">
            <text:p>20</text:p>
          </table:table-cell>
          <table:table-cell table:style-name="ce45" table:formula="of:=IF(AND([.H179]&lt;[.AB$4];[.L179]=&quot;Hêtre 27&quot;);[.$J179];0)" office:value-type="float" office:value="0" calcext:value-type="float">
            <text:p>0</text:p>
          </table:table-cell>
          <table:table-cell table:formula="of:=IF(AND([.$H179]&lt;[.AB$4];[.$L179]=&quot;Hêtre 27&quot;);[.$G179]*[.$E179];0)" office:value-type="float" office:value="0" calcext:value-type="float">
            <text:p>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27"/>
          <table:table-cell table:formula="of:=[.E180]*([.G180]/1000)*([.H180]/1000)" office:value-type="float" office:value="0.01338" calcext:value-type="float">
            <text:p>0,01338</text:p>
          </table:table-cell>
          <table:table-cell table:formula="of:=[.J180]*[.F180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338" calcext:value-type="float">
            <text:p>0,01338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27"/>
          <table:table-cell table:formula="of:=[.E181]*([.G181]/1000)*([.H181]/1000)" office:value-type="float" office:value="0.0306" calcext:value-type="float">
            <text:p>0,0306</text:p>
          </table:table-cell>
          <table:table-cell table:formula="of:=[.J181]*[.F181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true" calcext:value-type="boolean">
            <text:p>VRAI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.0306" calcext:value-type="float">
            <text:p>0,0306</text:p>
          </table:table-cell>
          <table:table-cell table:formula="of:=IF(AND([.$H181]&gt;=[.Z$4];[.$H181]&lt;[.X$4];[.$L181]=&quot;Hêtre 27&quot;);[.$G181]*[.$E181];0)" office:value-type="float" office:value="20" calcext:value-type="float">
            <text:p>2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65]-2*30-2*2-2*100+2*15-[.H182]" office:value-type="float" office:value="2" calcext:value-type="float">
            <text:p>2</text:p>
          </table:table-cell>
          <table:table-cell table:formula="of:=[.E182]*([.G182]/1000)*([.H182]/1000)" office:value-type="float" office:value="0.01492" calcext:value-type="float">
            <text:p>0,01492</text:p>
          </table:table-cell>
          <table:table-cell table:formula="of:=[.J182]*[.F182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true" calcext:value-type="boolean">
            <text:p>VRAI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.01492" calcext:value-type="float">
            <text:p>0,01492</text:p>
          </table:table-cell>
          <table:table-cell table:formula="of:=IF(AND([.$H182]&lt;[.AB$4];[.$L182]=&quot;Hêtre 27&quot;);[.$G182]*[.$E182];0)" office:value-type="float" office:value="20" calcext:value-type="float">
            <text:p>2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27"/>
          <table:table-cell table:formula="of:=[.E183]*([.G183]/1000)*([.H183]/1000)" office:value-type="float" office:value="0.02688" calcext:value-type="float">
            <text:p>0,02688</text:p>
          </table:table-cell>
          <table:table-cell table:formula="of:=[.J183]*[.F183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true" calcext:value-type="boolean">
            <text:p>VRAI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20" calcext:value-type="float">
            <text:p>2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27"/>
          <table:table-cell table:formula="of:=[.E184]*([.G184]/1000)*([.H184]/1000)" office:value-type="float" office:value="0.024" calcext:value-type="float">
            <text:p>0,024</text:p>
          </table:table-cell>
          <table:table-cell table:formula="of:=[.J184]*[.F184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true" calcext:value-type="boolean">
            <text:p>VRAI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20" calcext:value-type="float">
            <text:p>2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27"/>
          <table:table-cell table:formula="of:=[.E185]*([.G185]/1000)*([.H185]/1000)" office:value-type="float" office:value="0.00466" calcext:value-type="float">
            <text:p>0,00466</text:p>
          </table:table-cell>
          <table:table-cell table:formula="of:=[.J185]*[.F185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85]&lt;35;[.F185]&gt;22;[.L185]=&quot;Hêtre 45&quot;);AND([.F185]&lt;=22;[.F185]&gt;14;[.L185]=&quot;Hêtre 27&quot;);AND([.F185]&lt;=14;[.L185]=&quot;Hêtre 20&quot;));TRUE())" office:value-type="boolean" office:boolean-value="true" calcext:value-type="boolean">
            <text:p>VRAI</text:p>
          </table:table-cell>
          <table:table-cell table:formula="of:=IF(AND([.H185]&gt;[.P$4];[.L185]=&quot;Hêtre 45&quot;);[.J185];0)" office:value-type="float" office:value="0" calcext:value-type="float">
            <text:p>0</text:p>
          </table:table-cell>
          <table:table-cell table:formula="of:=IF(AND([.$H185]&gt;[.P$4];[.$L185]=&quot;Hêtre 45&quot;);[.$G185]*[.E185];0)" office:value-type="float" office:value="0" calcext:value-type="float">
            <text:p>0</text:p>
          </table:table-cell>
          <table:table-cell table:style-name="ce45" table:formula="of:=IF(AND([.H185]&lt;[.P$4];[.H185]&gt;=[.R$4];[.L185]=&quot;Hêtre 45&quot;;[.F185]&gt;19);[.J185];0)" office:value-type="float" office:value="0" calcext:value-type="float">
            <text:p>0</text:p>
          </table:table-cell>
          <table:table-cell table:formula="of:=IF(AND([.$H185]&gt;=[.R$4];[.$H185]&lt;[.P$4];[.$L185]=&quot;Hêtre 45&quot;);[.$G185]*[.$E185];0)" office:value-type="float" office:value="0" calcext:value-type="float">
            <text:p>0</text:p>
          </table:table-cell>
          <table:table-cell table:style-name="ce45" table:formula="of:=IF(AND([.H185]&lt;[.R$4];[.H185]&gt;=[.T$4];[.L185]=&quot;Hêtre 45&quot;;[.F185]&gt;19);[.J185];0)" office:value-type="float" office:value="0" calcext:value-type="float">
            <text:p>0</text:p>
          </table:table-cell>
          <table:table-cell table:formula="of:=IF(AND([.$H185]&gt;=[.T$4];[.$H185]&lt;[.R$4];[.$L185]=&quot;Hêtre 45&quot;);[.$G185]*[.$E185];0)" office:value-type="float" office:value="0" calcext:value-type="float">
            <text:p>0</text:p>
          </table:table-cell>
          <table:table-cell table:style-name="ce45" table:formula="of:=IF(AND([.H185]&lt;[.T$4];[.L185]=&quot;Hêtre 45&quot;;[.F185]&gt;19);[.J185];0)" office:value-type="float" office:value="0" calcext:value-type="float">
            <text:p>0</text:p>
          </table:table-cell>
          <table:table-cell table:formula="of:=IF(AND([.$H185]&lt;[.T$4];[.$L185]=&quot;Hêtre 45&quot;);[.$G185]*[.$E185];0)" office:value-type="float" office:value="0" calcext:value-type="float">
            <text:p>0</text:p>
          </table:table-cell>
          <table:table-cell table:formula="of:=IF(AND([.H185]&gt;[.X$4];[.L185]=&quot;Hêtre 27&quot;);[.$J185];0)" office:value-type="float" office:value="0" calcext:value-type="float">
            <text:p>0</text:p>
          </table:table-cell>
          <table:table-cell table:formula="of:=IF(AND([.$H185]&gt;[.X$4];[.$L185]=&quot;Hêtre 27&quot;);[.$G185]*[.$E185];0)" office:value-type="float" office:value="0" calcext:value-type="float">
            <text:p>0</text:p>
          </table:table-cell>
          <table:table-cell table:style-name="ce45" table:formula="of:=IF(AND([.H185]&lt;[.X$4];[.H185]&gt;=[.Z$4];[.L185]=&quot;Hêtre 27&quot;);[.$J185];0)" office:value-type="float" office:value="0" calcext:value-type="float">
            <text:p>0</text:p>
          </table:table-cell>
          <table:table-cell table:formula="of:=IF(AND([.$H185]&gt;=[.Z$4];[.$H185]&lt;[.X$4];[.$L185]=&quot;Hêtre 27&quot;);[.$G185]*[.$E185];0)" office:value-type="float" office:value="0" calcext:value-type="float">
            <text:p>0</text:p>
          </table:table-cell>
          <table:table-cell table:style-name="ce45" table:formula="of:=IF(AND([.H185]&lt;[.Z$4];[.H185]&gt;=[.AB$4];[.L185]=&quot;Hêtre 27&quot;;);[.$J185];0)" office:value-type="float" office:value="0" calcext:value-type="float">
            <text:p>0</text:p>
          </table:table-cell>
          <table:table-cell table:formula="of:=IF(AND([.$H185]&gt;=[.AB$4];[.$H185]&lt;[.Z$4];[.$L185]=&quot;Hêtre 27&quot;);[.$G185]*[.E185];0)" office:value-type="float" office:value="0" calcext:value-type="float">
            <text:p>0</text:p>
          </table:table-cell>
          <table:table-cell table:style-name="ce45" table:formula="of:=IF(AND([.H185]&lt;[.AB$4];[.L185]=&quot;Hêtre 27&quot;);[.$J185];0)" office:value-type="float" office:value="0.00466" calcext:value-type="float">
            <text:p>0,00466</text:p>
          </table:table-cell>
          <table:table-cell table:formula="of:=IF(AND([.$H185]&lt;[.AB$4];[.$L185]=&quot;Hêtre 27&quot;);[.$G185]*[.$E185];0)" office:value-type="float" office:value="20" calcext:value-type="float">
            <text:p>20</text:p>
          </table:table-cell>
          <table:table-cell table:formula="of:=IF(AND([.H185]&gt;[.AF$4];[.L185]=&quot;Hêtre 20&quot;);[.$J185];0)" office:value-type="float" office:value="0" calcext:value-type="float">
            <text:p>0</text:p>
          </table:table-cell>
          <table:table-cell table:formula="of:=IF(AND([.$H185]&gt;[.AF$4];[.$L185]=&quot;Hêtre 20&quot;);[.$G185]*[.$E185];0)" office:value-type="float" office:value="0" calcext:value-type="float">
            <text:p>0</text:p>
          </table:table-cell>
          <table:table-cell table:style-name="ce45" table:formula="of:=IF(AND([.H185]&lt;[.AF$4];[.H185]&gt;=[.AH$4];[.L185]=&quot;Hêtre 20&quot;);[.$J185];0)" office:value-type="float" office:value="0" calcext:value-type="float">
            <text:p>0</text:p>
          </table:table-cell>
          <table:table-cell table:formula="of:=IF(AND([.$H185]&gt;=[.AH$4];[.$H185]&lt;[.AF$4];[.$L185]=&quot;Hêtre 20&quot;);[.$G185]*[.$E185];0)" office:value-type="float" office:value="0" calcext:value-type="float">
            <text:p>0</text:p>
          </table:table-cell>
          <table:table-cell table:style-name="ce45" table:formula="of:=IF(AND([.H185]&lt;[.AH$4];[.H185]&gt;=[.AJ$4];[.L185]=&quot;Hêtre 20&quot;;);[.$J185];0)" office:value-type="float" office:value="0" calcext:value-type="float">
            <text:p>0</text:p>
          </table:table-cell>
          <table:table-cell table:formula="of:=IF(AND([.$H185]&gt;=[.AJ$4];[.$H185]&lt;[.AH$4];[.$L185]=&quot;Hêtre 20&quot;);[.$G185]*[.$E185];0)" office:value-type="float" office:value="0" calcext:value-type="float">
            <text:p>0</text:p>
          </table:table-cell>
          <table:table-cell table:style-name="ce45" table:formula="of:=IF(AND([.H185]&lt;[.AJ$4];[.L185]=&quot;Hêtre 20&quot;);[.$J185];0)" office:value-type="float" office:value="0" calcext:value-type="float">
            <text:p>0</text:p>
          </table:table-cell>
          <table:table-cell table:formula="of:=IF(AND([.$H185]&lt;[.AJ$4];[.$L185]=&quot;Hêtre 20&quot;);[.$G185]*[.$E1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86]*([.G186]/1000)*([.H186]/1000)" office:value-type="float" office:value="0.01366" calcext:value-type="float">
            <text:p>0,01366</text:p>
          </table:table-cell>
          <table:table-cell table:formula="of:=[.J186]*[.F186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86]&lt;35;[.F186]&gt;22;[.L186]=&quot;Hêtre 45&quot;);AND([.F186]&lt;=22;[.F186]&gt;14;[.L186]=&quot;Hêtre 27&quot;);AND([.F186]&lt;=14;[.L186]=&quot;Hêtre 20&quot;));TRUE())" office:value-type="boolean" office:boolean-value="true" calcext:value-type="boolean">
            <text:p>VRAI</text:p>
          </table:table-cell>
          <table:table-cell table:formula="of:=IF(AND([.H186]&gt;[.P$4];[.L186]=&quot;Hêtre 45&quot;);[.J186];0)" office:value-type="float" office:value="0" calcext:value-type="float">
            <text:p>0</text:p>
          </table:table-cell>
          <table:table-cell table:formula="of:=IF(AND([.$H186]&gt;[.P$4];[.$L186]=&quot;Hêtre 45&quot;);[.$G186]*[.E186];0)" office:value-type="float" office:value="0" calcext:value-type="float">
            <text:p>0</text:p>
          </table:table-cell>
          <table:table-cell table:style-name="ce45" table:formula="of:=IF(AND([.H186]&lt;[.P$4];[.H186]&gt;=[.R$4];[.L186]=&quot;Hêtre 45&quot;;[.F186]&gt;19);[.J186];0)" office:value-type="float" office:value="0" calcext:value-type="float">
            <text:p>0</text:p>
          </table:table-cell>
          <table:table-cell table:formula="of:=IF(AND([.$H186]&gt;=[.R$4];[.$H186]&lt;[.P$4];[.$L186]=&quot;Hêtre 45&quot;);[.$G186]*[.$E186];0)" office:value-type="float" office:value="0" calcext:value-type="float">
            <text:p>0</text:p>
          </table:table-cell>
          <table:table-cell table:style-name="ce45" table:formula="of:=IF(AND([.H186]&lt;[.R$4];[.H186]&gt;=[.T$4];[.L186]=&quot;Hêtre 45&quot;;[.F186]&gt;19);[.J186];0)" office:value-type="float" office:value="0" calcext:value-type="float">
            <text:p>0</text:p>
          </table:table-cell>
          <table:table-cell table:formula="of:=IF(AND([.$H186]&gt;=[.T$4];[.$H186]&lt;[.R$4];[.$L186]=&quot;Hêtre 45&quot;);[.$G186]*[.$E186];0)" office:value-type="float" office:value="0" calcext:value-type="float">
            <text:p>0</text:p>
          </table:table-cell>
          <table:table-cell table:style-name="ce45" table:formula="of:=IF(AND([.H186]&lt;[.T$4];[.L186]=&quot;Hêtre 45&quot;;[.F186]&gt;19);[.J186];0)" office:value-type="float" office:value="0" calcext:value-type="float">
            <text:p>0</text:p>
          </table:table-cell>
          <table:table-cell table:formula="of:=IF(AND([.$H186]&lt;[.T$4];[.$L186]=&quot;Hêtre 45&quot;);[.$G186]*[.$E186];0)" office:value-type="float" office:value="0" calcext:value-type="float">
            <text:p>0</text:p>
          </table:table-cell>
          <table:table-cell table:formula="of:=IF(AND([.H186]&gt;[.X$4];[.L186]=&quot;Hêtre 27&quot;);[.$J186];0)" office:value-type="float" office:value="0" calcext:value-type="float">
            <text:p>0</text:p>
          </table:table-cell>
          <table:table-cell table:formula="of:=IF(AND([.$H186]&gt;[.X$4];[.$L186]=&quot;Hêtre 27&quot;);[.$G186]*[.$E186];0)" office:value-type="float" office:value="0" calcext:value-type="float">
            <text:p>0</text:p>
          </table:table-cell>
          <table:table-cell table:style-name="ce45" table:formula="of:=IF(AND([.H186]&lt;[.X$4];[.H186]&gt;=[.Z$4];[.L186]=&quot;Hêtre 27&quot;);[.$J186];0)" office:value-type="float" office:value="0" calcext:value-type="float">
            <text:p>0</text:p>
          </table:table-cell>
          <table:table-cell table:formula="of:=IF(AND([.$H186]&gt;=[.Z$4];[.$H186]&lt;[.X$4];[.$L186]=&quot;Hêtre 27&quot;);[.$G186]*[.$E186];0)" office:value-type="float" office:value="0" calcext:value-type="float">
            <text:p>0</text:p>
          </table:table-cell>
          <table:table-cell table:style-name="ce45" table:formula="of:=IF(AND([.H186]&lt;[.Z$4];[.H186]&gt;=[.AB$4];[.L186]=&quot;Hêtre 27&quot;;);[.$J186];0)" office:value-type="float" office:value="0" calcext:value-type="float">
            <text:p>0</text:p>
          </table:table-cell>
          <table:table-cell table:formula="of:=IF(AND([.$H186]&gt;=[.AB$4];[.$H186]&lt;[.Z$4];[.$L186]=&quot;Hêtre 27&quot;);[.$G186]*[.E186];0)" office:value-type="float" office:value="0" calcext:value-type="float">
            <text:p>0</text:p>
          </table:table-cell>
          <table:table-cell table:style-name="ce45" table:formula="of:=IF(AND([.H186]&lt;[.AB$4];[.L186]=&quot;Hêtre 27&quot;);[.$J186];0)" office:value-type="float" office:value="0.01366" calcext:value-type="float">
            <text:p>0,01366</text:p>
          </table:table-cell>
          <table:table-cell table:formula="of:=IF(AND([.$H186]&lt;[.AB$4];[.$L186]=&quot;Hêtre 27&quot;);[.$G186]*[.$E186];0)" office:value-type="float" office:value="20" calcext:value-type="float">
            <text:p>20</text:p>
          </table:table-cell>
          <table:table-cell table:formula="of:=IF(AND([.H186]&gt;[.AF$4];[.L186]=&quot;Hêtre 20&quot;);[.$J186];0)" office:value-type="float" office:value="0" calcext:value-type="float">
            <text:p>0</text:p>
          </table:table-cell>
          <table:table-cell table:formula="of:=IF(AND([.$H186]&gt;[.AF$4];[.$L186]=&quot;Hêtre 20&quot;);[.$G186]*[.$E186];0)" office:value-type="float" office:value="0" calcext:value-type="float">
            <text:p>0</text:p>
          </table:table-cell>
          <table:table-cell table:style-name="ce45" table:formula="of:=IF(AND([.H186]&lt;[.AF$4];[.H186]&gt;=[.AH$4];[.L186]=&quot;Hêtre 20&quot;);[.$J186];0)" office:value-type="float" office:value="0" calcext:value-type="float">
            <text:p>0</text:p>
          </table:table-cell>
          <table:table-cell table:formula="of:=IF(AND([.$H186]&gt;=[.AH$4];[.$H186]&lt;[.AF$4];[.$L186]=&quot;Hêtre 20&quot;);[.$G186]*[.$E186];0)" office:value-type="float" office:value="0" calcext:value-type="float">
            <text:p>0</text:p>
          </table:table-cell>
          <table:table-cell table:style-name="ce45" table:formula="of:=IF(AND([.H186]&lt;[.AH$4];[.H186]&gt;=[.AJ$4];[.L186]=&quot;Hêtre 20&quot;;);[.$J186];0)" office:value-type="float" office:value="0" calcext:value-type="float">
            <text:p>0</text:p>
          </table:table-cell>
          <table:table-cell table:formula="of:=IF(AND([.$H186]&gt;=[.AJ$4];[.$H186]&lt;[.AH$4];[.$L186]=&quot;Hêtre 20&quot;);[.$G186]*[.$E186];0)" office:value-type="float" office:value="0" calcext:value-type="float">
            <text:p>0</text:p>
          </table:table-cell>
          <table:table-cell table:style-name="ce45" table:formula="of:=IF(AND([.H186]&lt;[.AJ$4];[.L186]=&quot;Hêtre 20&quot;);[.$J186];0)" office:value-type="float" office:value="0" calcext:value-type="float">
            <text:p>0</text:p>
          </table:table-cell>
          <table:table-cell table:formula="of:=IF(AND([.$H186]&lt;[.AJ$4];[.$L186]=&quot;Hêtre 20&quot;);[.$G186]*[.$E1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27"/>
          <table:table-cell table:formula="of:=[.E187]*([.G187]/1000)*([.H187]/1000)" office:value-type="float" office:value="0.01976" calcext:value-type="float">
            <text:p>0,01976</text:p>
          </table:table-cell>
          <table:table-cell table:formula="of:=[.J187]*[.F187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7]&lt;35;[.F187]&gt;22;[.L187]=&quot;Hêtre 45&quot;);AND([.F187]&lt;=22;[.F187]&gt;14;[.L187]=&quot;Hêtre 27&quot;);AND([.F187]&lt;=14;[.L187]=&quot;Hêtre 20&quot;));TRUE())" office:value-type="boolean" office:boolean-value="true" calcext:value-type="boolean">
            <text:p>VRAI</text:p>
          </table:table-cell>
          <table:table-cell table:formula="of:=IF(AND([.H187]&gt;[.P$4];[.L187]=&quot;Hêtre 45&quot;);[.J187];0)" office:value-type="float" office:value="0" calcext:value-type="float">
            <text:p>0</text:p>
          </table:table-cell>
          <table:table-cell table:formula="of:=IF(AND([.$H187]&gt;[.P$4];[.$L187]=&quot;Hêtre 45&quot;);[.$G187]*[.E187];0)" office:value-type="float" office:value="0" calcext:value-type="float">
            <text:p>0</text:p>
          </table:table-cell>
          <table:table-cell table:style-name="ce45" table:formula="of:=IF(AND([.H187]&lt;[.P$4];[.H187]&gt;=[.R$4];[.L187]=&quot;Hêtre 45&quot;;[.F187]&gt;19);[.J187];0)" office:value-type="float" office:value="0" calcext:value-type="float">
            <text:p>0</text:p>
          </table:table-cell>
          <table:table-cell table:formula="of:=IF(AND([.$H187]&gt;=[.R$4];[.$H187]&lt;[.P$4];[.$L187]=&quot;Hêtre 45&quot;);[.$G187]*[.$E187];0)" office:value-type="float" office:value="0" calcext:value-type="float">
            <text:p>0</text:p>
          </table:table-cell>
          <table:table-cell table:style-name="ce45" table:formula="of:=IF(AND([.H187]&lt;[.R$4];[.H187]&gt;=[.T$4];[.L187]=&quot;Hêtre 45&quot;;[.F187]&gt;19);[.J187];0)" office:value-type="float" office:value="0" calcext:value-type="float">
            <text:p>0</text:p>
          </table:table-cell>
          <table:table-cell table:formula="of:=IF(AND([.$H187]&gt;=[.T$4];[.$H187]&lt;[.R$4];[.$L187]=&quot;Hêtre 45&quot;);[.$G187]*[.$E187];0)" office:value-type="float" office:value="0" calcext:value-type="float">
            <text:p>0</text:p>
          </table:table-cell>
          <table:table-cell table:style-name="ce45" table:formula="of:=IF(AND([.H187]&lt;[.T$4];[.L187]=&quot;Hêtre 45&quot;;[.F187]&gt;19);[.J187];0)" office:value-type="float" office:value="0" calcext:value-type="float">
            <text:p>0</text:p>
          </table:table-cell>
          <table:table-cell table:formula="of:=IF(AND([.$H187]&lt;[.T$4];[.$L187]=&quot;Hêtre 45&quot;);[.$G187]*[.$E187];0)" office:value-type="float" office:value="0" calcext:value-type="float">
            <text:p>0</text:p>
          </table:table-cell>
          <table:table-cell table:formula="of:=IF(AND([.H187]&gt;[.X$4];[.L187]=&quot;Hêtre 27&quot;);[.$J187];0)" office:value-type="float" office:value="0" calcext:value-type="float">
            <text:p>0</text:p>
          </table:table-cell>
          <table:table-cell table:formula="of:=IF(AND([.$H187]&gt;[.X$4];[.$L187]=&quot;Hêtre 27&quot;);[.$G187]*[.$E187];0)" office:value-type="float" office:value="0" calcext:value-type="float">
            <text:p>0</text:p>
          </table:table-cell>
          <table:table-cell table:style-name="ce45" table:formula="of:=IF(AND([.H187]&lt;[.X$4];[.H187]&gt;=[.Z$4];[.L187]=&quot;Hêtre 27&quot;);[.$J187];0)" office:value-type="float" office:value="0" calcext:value-type="float">
            <text:p>0</text:p>
          </table:table-cell>
          <table:table-cell table:formula="of:=IF(AND([.$H187]&gt;=[.Z$4];[.$H187]&lt;[.X$4];[.$L187]=&quot;Hêtre 27&quot;);[.$G187]*[.$E187];0)" office:value-type="float" office:value="0" calcext:value-type="float">
            <text:p>0</text:p>
          </table:table-cell>
          <table:table-cell table:style-name="ce45" table:formula="of:=IF(AND([.H187]&lt;[.Z$4];[.H187]&gt;=[.AB$4];[.L187]=&quot;Hêtre 27&quot;;);[.$J187];0)" office:value-type="float" office:value="0" calcext:value-type="float">
            <text:p>0</text:p>
          </table:table-cell>
          <table:table-cell table:formula="of:=IF(AND([.$H187]&gt;=[.AB$4];[.$H187]&lt;[.Z$4];[.$L187]=&quot;Hêtre 27&quot;);[.$G187]*[.E187];0)" office:value-type="float" office:value="0" calcext:value-type="float">
            <text:p>0</text:p>
          </table:table-cell>
          <table:table-cell table:style-name="ce45" table:formula="of:=IF(AND([.H187]&lt;[.AB$4];[.L187]=&quot;Hêtre 27&quot;);[.$J187];0)" office:value-type="float" office:value="0.01976" calcext:value-type="float">
            <text:p>0,01976</text:p>
          </table:table-cell>
          <table:table-cell table:formula="of:=IF(AND([.$H187]&lt;[.AB$4];[.$L187]=&quot;Hêtre 27&quot;);[.$G187]*[.$E187];0)" office:value-type="float" office:value="20" calcext:value-type="float">
            <text:p>20</text:p>
          </table:table-cell>
          <table:table-cell table:formula="of:=IF(AND([.H187]&gt;[.AF$4];[.L187]=&quot;Hêtre 20&quot;);[.$J187];0)" office:value-type="float" office:value="0" calcext:value-type="float">
            <text:p>0</text:p>
          </table:table-cell>
          <table:table-cell table:formula="of:=IF(AND([.$H187]&gt;[.AF$4];[.$L187]=&quot;Hêtre 20&quot;);[.$G187]*[.$E187];0)" office:value-type="float" office:value="0" calcext:value-type="float">
            <text:p>0</text:p>
          </table:table-cell>
          <table:table-cell table:style-name="ce45" table:formula="of:=IF(AND([.H187]&lt;[.AF$4];[.H187]&gt;=[.AH$4];[.L187]=&quot;Hêtre 20&quot;);[.$J187];0)" office:value-type="float" office:value="0" calcext:value-type="float">
            <text:p>0</text:p>
          </table:table-cell>
          <table:table-cell table:formula="of:=IF(AND([.$H187]&gt;=[.AH$4];[.$H187]&lt;[.AF$4];[.$L187]=&quot;Hêtre 20&quot;);[.$G187]*[.$E187];0)" office:value-type="float" office:value="0" calcext:value-type="float">
            <text:p>0</text:p>
          </table:table-cell>
          <table:table-cell table:style-name="ce45" table:formula="of:=IF(AND([.H187]&lt;[.AH$4];[.H187]&gt;=[.AJ$4];[.L187]=&quot;Hêtre 20&quot;;);[.$J187];0)" office:value-type="float" office:value="0" calcext:value-type="float">
            <text:p>0</text:p>
          </table:table-cell>
          <table:table-cell table:formula="of:=IF(AND([.$H187]&gt;=[.AJ$4];[.$H187]&lt;[.AH$4];[.$L187]=&quot;Hêtre 20&quot;);[.$G187]*[.$E187];0)" office:value-type="float" office:value="0" calcext:value-type="float">
            <text:p>0</text:p>
          </table:table-cell>
          <table:table-cell table:style-name="ce45" table:formula="of:=IF(AND([.H187]&lt;[.AJ$4];[.L187]=&quot;Hêtre 20&quot;);[.$J187];0)" office:value-type="float" office:value="0" calcext:value-type="float">
            <text:p>0</text:p>
          </table:table-cell>
          <table:table-cell table:formula="of:=IF(AND([.$H187]&lt;[.AJ$4];[.$L187]=&quot;Hêtre 20&quot;);[.$G187]*[.$E1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8]&lt;35;[.F188]&gt;22;[.L188]=&quot;Hêtre 45&quot;);AND([.F188]&lt;=22;[.F188]&gt;14;[.L188]=&quot;Hêtre 27&quot;);AND([.F188]&lt;=14;[.L188]=&quot;Hêtre 20&quot;));TRUE())" office:value-type="boolean" office:boolean-value="false" calcext:value-type="boolean">
            <text:p>FAUX</text:p>
          </table:table-cell>
          <table:table-cell table:formula="of:=IF(AND([.H188]&gt;[.P$4];[.L188]=&quot;Hêtre 45&quot;);[.J188];0)" office:value-type="float" office:value="0" calcext:value-type="float">
            <text:p>0</text:p>
          </table:table-cell>
          <table:table-cell table:formula="of:=IF(AND([.$H188]&gt;[.P$4];[.$L188]=&quot;Hêtre 45&quot;);[.$G188]*[.E188];0)" office:value-type="float" office:value="0" calcext:value-type="float">
            <text:p>0</text:p>
          </table:table-cell>
          <table:table-cell table:style-name="ce45" table:formula="of:=IF(AND([.H188]&lt;[.P$4];[.H188]&gt;=[.R$4];[.L188]=&quot;Hêtre 45&quot;;[.F188]&gt;19);[.J188];0)" office:value-type="float" office:value="0" calcext:value-type="float">
            <text:p>0</text:p>
          </table:table-cell>
          <table:table-cell table:formula="of:=IF(AND([.$H188]&gt;=[.R$4];[.$H188]&lt;[.P$4];[.$L188]=&quot;Hêtre 45&quot;);[.$G188]*[.$E188];0)" office:value-type="float" office:value="0" calcext:value-type="float">
            <text:p>0</text:p>
          </table:table-cell>
          <table:table-cell table:style-name="ce45" table:formula="of:=IF(AND([.H188]&lt;[.R$4];[.H188]&gt;=[.T$4];[.L188]=&quot;Hêtre 45&quot;;[.F188]&gt;19);[.J188];0)" office:value-type="float" office:value="0" calcext:value-type="float">
            <text:p>0</text:p>
          </table:table-cell>
          <table:table-cell table:formula="of:=IF(AND([.$H188]&gt;=[.T$4];[.$H188]&lt;[.R$4];[.$L188]=&quot;Hêtre 45&quot;);[.$G188]*[.$E188];0)" office:value-type="float" office:value="0" calcext:value-type="float">
            <text:p>0</text:p>
          </table:table-cell>
          <table:table-cell table:style-name="ce45" table:formula="of:=IF(AND([.H188]&lt;[.T$4];[.L188]=&quot;Hêtre 45&quot;;[.F188]&gt;19);[.J188];0)" office:value-type="float" office:value="0" calcext:value-type="float">
            <text:p>0</text:p>
          </table:table-cell>
          <table:table-cell table:formula="of:=IF(AND([.$H188]&lt;[.T$4];[.$L188]=&quot;Hêtre 45&quot;);[.$G188]*[.$E188];0)" office:value-type="float" office:value="0" calcext:value-type="float">
            <text:p>0</text:p>
          </table:table-cell>
          <table:table-cell table:formula="of:=IF(AND([.H188]&gt;[.X$4];[.L188]=&quot;Hêtre 27&quot;);[.$J188];0)" office:value-type="float" office:value="0" calcext:value-type="float">
            <text:p>0</text:p>
          </table:table-cell>
          <table:table-cell table:formula="of:=IF(AND([.$H188]&gt;[.X$4];[.$L188]=&quot;Hêtre 27&quot;);[.$G188]*[.$E188];0)" office:value-type="float" office:value="0" calcext:value-type="float">
            <text:p>0</text:p>
          </table:table-cell>
          <table:table-cell table:style-name="ce45" table:formula="of:=IF(AND([.H188]&lt;[.X$4];[.H188]&gt;=[.Z$4];[.L188]=&quot;Hêtre 27&quot;);[.$J188];0)" office:value-type="float" office:value="0" calcext:value-type="float">
            <text:p>0</text:p>
          </table:table-cell>
          <table:table-cell table:formula="of:=IF(AND([.$H188]&gt;=[.Z$4];[.$H188]&lt;[.X$4];[.$L188]=&quot;Hêtre 27&quot;);[.$G188]*[.$E188];0)" office:value-type="float" office:value="0" calcext:value-type="float">
            <text:p>0</text:p>
          </table:table-cell>
          <table:table-cell table:style-name="ce45" table:formula="of:=IF(AND([.H188]&lt;[.Z$4];[.H188]&gt;=[.AB$4];[.L188]=&quot;Hêtre 27&quot;;);[.$J188];0)" office:value-type="float" office:value="0" calcext:value-type="float">
            <text:p>0</text:p>
          </table:table-cell>
          <table:table-cell table:formula="of:=IF(AND([.$H188]&gt;=[.AB$4];[.$H188]&lt;[.Z$4];[.$L188]=&quot;Hêtre 27&quot;);[.$G188]*[.E188];0)" office:value-type="float" office:value="0" calcext:value-type="float">
            <text:p>0</text:p>
          </table:table-cell>
          <table:table-cell table:style-name="ce45" table:formula="of:=IF(AND([.H188]&lt;[.AB$4];[.L188]=&quot;Hêtre 27&quot;);[.$J188];0)" office:value-type="float" office:value="0" calcext:value-type="float">
            <text:p>0</text:p>
          </table:table-cell>
          <table:table-cell table:formula="of:=IF(AND([.$H188]&lt;[.AB$4];[.$L188]=&quot;Hêtre 27&quot;);[.$G188]*[.$E188];0)" office:value-type="float" office:value="0" calcext:value-type="float">
            <text:p>0</text:p>
          </table:table-cell>
          <table:table-cell table:formula="of:=IF(AND([.H188]&gt;[.AF$4];[.L188]=&quot;Hêtre 20&quot;);[.$J188];0)" office:value-type="float" office:value="0" calcext:value-type="float">
            <text:p>0</text:p>
          </table:table-cell>
          <table:table-cell table:formula="of:=IF(AND([.$H188]&gt;[.AF$4];[.$L188]=&quot;Hêtre 20&quot;);[.$G188]*[.$E188];0)" office:value-type="float" office:value="0" calcext:value-type="float">
            <text:p>0</text:p>
          </table:table-cell>
          <table:table-cell table:style-name="ce45" table:formula="of:=IF(AND([.H188]&lt;[.AF$4];[.H188]&gt;=[.AH$4];[.L188]=&quot;Hêtre 20&quot;);[.$J188];0)" office:value-type="float" office:value="0" calcext:value-type="float">
            <text:p>0</text:p>
          </table:table-cell>
          <table:table-cell table:formula="of:=IF(AND([.$H188]&gt;=[.AH$4];[.$H188]&lt;[.AF$4];[.$L188]=&quot;Hêtre 20&quot;);[.$G188]*[.$E188];0)" office:value-type="float" office:value="0" calcext:value-type="float">
            <text:p>0</text:p>
          </table:table-cell>
          <table:table-cell table:style-name="ce45" table:formula="of:=IF(AND([.H188]&lt;[.AH$4];[.H188]&gt;=[.AJ$4];[.L188]=&quot;Hêtre 20&quot;;);[.$J188];0)" office:value-type="float" office:value="0" calcext:value-type="float">
            <text:p>0</text:p>
          </table:table-cell>
          <table:table-cell table:formula="of:=IF(AND([.$H188]&gt;=[.AJ$4];[.$H188]&lt;[.AH$4];[.$L188]=&quot;Hêtre 20&quot;);[.$G188]*[.$E188];0)" office:value-type="float" office:value="0" calcext:value-type="float">
            <text:p>0</text:p>
          </table:table-cell>
          <table:table-cell table:style-name="ce45" table:formula="of:=IF(AND([.H188]&lt;[.AJ$4];[.L188]=&quot;Hêtre 20&quot;);[.$J188];0)" office:value-type="float" office:value="0" calcext:value-type="float">
            <text:p>0</text:p>
          </table:table-cell>
          <table:table-cell table:formula="of:=IF(AND([.$H188]&lt;[.AJ$4];[.$L188]=&quot;Hêtre 20&quot;);[.$G188]*[.$E1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9]*([.G189]/1000)*([.H189]/1000)" office:value-type="float" office:value="0.9275" calcext:value-type="float">
            <text:p>0,9275</text:p>
          </table:table-cell>
          <table:table-cell table:formula="of:=[.J189]*[.F189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9]&lt;35;[.F189]&gt;22;[.L189]=&quot;Hêtre 45&quot;);AND([.F189]&lt;=22;[.F189]&gt;14;[.L189]=&quot;Hêtre 27&quot;);AND([.F189]&lt;=14;[.L189]=&quot;Hêtre 20&quot;));TRUE())" office:value-type="boolean" office:boolean-value="false" calcext:value-type="boolean">
            <text:p>FAUX</text:p>
          </table:table-cell>
          <table:table-cell table:formula="of:=IF(AND([.H189]&gt;[.P$4];[.L189]=&quot;Hêtre 45&quot;);[.J189];0)" office:value-type="float" office:value="0" calcext:value-type="float">
            <text:p>0</text:p>
          </table:table-cell>
          <table:table-cell table:formula="of:=IF(AND([.$H189]&gt;[.P$4];[.$L189]=&quot;Hêtre 45&quot;);[.$G189]*[.E189];0)" office:value-type="float" office:value="0" calcext:value-type="float">
            <text:p>0</text:p>
          </table:table-cell>
          <table:table-cell table:style-name="ce45" table:formula="of:=IF(AND([.H189]&lt;[.P$4];[.H189]&gt;=[.R$4];[.L189]=&quot;Hêtre 45&quot;;[.F189]&gt;19);[.J189];0)" office:value-type="float" office:value="0" calcext:value-type="float">
            <text:p>0</text:p>
          </table:table-cell>
          <table:table-cell table:formula="of:=IF(AND([.$H189]&gt;=[.R$4];[.$H189]&lt;[.P$4];[.$L189]=&quot;Hêtre 45&quot;);[.$G189]*[.$E189];0)" office:value-type="float" office:value="0" calcext:value-type="float">
            <text:p>0</text:p>
          </table:table-cell>
          <table:table-cell table:style-name="ce45" table:formula="of:=IF(AND([.H189]&lt;[.R$4];[.H189]&gt;=[.T$4];[.L189]=&quot;Hêtre 45&quot;;[.F189]&gt;19);[.J189];0)" office:value-type="float" office:value="0" calcext:value-type="float">
            <text:p>0</text:p>
          </table:table-cell>
          <table:table-cell table:formula="of:=IF(AND([.$H189]&gt;=[.T$4];[.$H189]&lt;[.R$4];[.$L189]=&quot;Hêtre 45&quot;);[.$G189]*[.$E189];0)" office:value-type="float" office:value="0" calcext:value-type="float">
            <text:p>0</text:p>
          </table:table-cell>
          <table:table-cell table:style-name="ce45" table:formula="of:=IF(AND([.H189]&lt;[.T$4];[.L189]=&quot;Hêtre 45&quot;;[.F189]&gt;19);[.J189];0)" office:value-type="float" office:value="0" calcext:value-type="float">
            <text:p>0</text:p>
          </table:table-cell>
          <table:table-cell table:formula="of:=IF(AND([.$H189]&lt;[.T$4];[.$L189]=&quot;Hêtre 45&quot;);[.$G189]*[.$E189];0)" office:value-type="float" office:value="0" calcext:value-type="float">
            <text:p>0</text:p>
          </table:table-cell>
          <table:table-cell table:formula="of:=IF(AND([.H189]&gt;[.X$4];[.L189]=&quot;Hêtre 27&quot;);[.$J189];0)" office:value-type="float" office:value="0" calcext:value-type="float">
            <text:p>0</text:p>
          </table:table-cell>
          <table:table-cell table:formula="of:=IF(AND([.$H189]&gt;[.X$4];[.$L189]=&quot;Hêtre 27&quot;);[.$G189]*[.$E189];0)" office:value-type="float" office:value="0" calcext:value-type="float">
            <text:p>0</text:p>
          </table:table-cell>
          <table:table-cell table:style-name="ce45" table:formula="of:=IF(AND([.H189]&lt;[.X$4];[.H189]&gt;=[.Z$4];[.L189]=&quot;Hêtre 27&quot;);[.$J189];0)" office:value-type="float" office:value="0" calcext:value-type="float">
            <text:p>0</text:p>
          </table:table-cell>
          <table:table-cell table:formula="of:=IF(AND([.$H189]&gt;=[.Z$4];[.$H189]&lt;[.X$4];[.$L189]=&quot;Hêtre 27&quot;);[.$G189]*[.$E189];0)" office:value-type="float" office:value="0" calcext:value-type="float">
            <text:p>0</text:p>
          </table:table-cell>
          <table:table-cell table:style-name="ce45" table:formula="of:=IF(AND([.H189]&lt;[.Z$4];[.H189]&gt;=[.AB$4];[.L189]=&quot;Hêtre 27&quot;;);[.$J189];0)" office:value-type="float" office:value="0" calcext:value-type="float">
            <text:p>0</text:p>
          </table:table-cell>
          <table:table-cell table:formula="of:=IF(AND([.$H189]&gt;=[.AB$4];[.$H189]&lt;[.Z$4];[.$L189]=&quot;Hêtre 27&quot;);[.$G189]*[.E189];0)" office:value-type="float" office:value="0" calcext:value-type="float">
            <text:p>0</text:p>
          </table:table-cell>
          <table:table-cell table:style-name="ce45" table:formula="of:=IF(AND([.H189]&lt;[.AB$4];[.L189]=&quot;Hêtre 27&quot;);[.$J189];0)" office:value-type="float" office:value="0" calcext:value-type="float">
            <text:p>0</text:p>
          </table:table-cell>
          <table:table-cell table:formula="of:=IF(AND([.$H189]&lt;[.AB$4];[.$L189]=&quot;Hêtre 27&quot;);[.$G189]*[.$E189];0)" office:value-type="float" office:value="0" calcext:value-type="float">
            <text:p>0</text:p>
          </table:table-cell>
          <table:table-cell table:formula="of:=IF(AND([.H189]&gt;[.AF$4];[.L189]=&quot;Hêtre 20&quot;);[.$J189];0)" office:value-type="float" office:value="0" calcext:value-type="float">
            <text:p>0</text:p>
          </table:table-cell>
          <table:table-cell table:formula="of:=IF(AND([.$H189]&gt;[.AF$4];[.$L189]=&quot;Hêtre 20&quot;);[.$G189]*[.$E189];0)" office:value-type="float" office:value="0" calcext:value-type="float">
            <text:p>0</text:p>
          </table:table-cell>
          <table:table-cell table:style-name="ce45" table:formula="of:=IF(AND([.H189]&lt;[.AF$4];[.H189]&gt;=[.AH$4];[.L189]=&quot;Hêtre 20&quot;);[.$J189];0)" office:value-type="float" office:value="0" calcext:value-type="float">
            <text:p>0</text:p>
          </table:table-cell>
          <table:table-cell table:formula="of:=IF(AND([.$H189]&gt;=[.AH$4];[.$H189]&lt;[.AF$4];[.$L189]=&quot;Hêtre 20&quot;);[.$G189]*[.$E189];0)" office:value-type="float" office:value="0" calcext:value-type="float">
            <text:p>0</text:p>
          </table:table-cell>
          <table:table-cell table:style-name="ce45" table:formula="of:=IF(AND([.H189]&lt;[.AH$4];[.H189]&gt;=[.AJ$4];[.L189]=&quot;Hêtre 20&quot;;);[.$J189];0)" office:value-type="float" office:value="0" calcext:value-type="float">
            <text:p>0</text:p>
          </table:table-cell>
          <table:table-cell table:formula="of:=IF(AND([.$H189]&gt;=[.AJ$4];[.$H189]&lt;[.AH$4];[.$L189]=&quot;Hêtre 20&quot;);[.$G189]*[.$E189];0)" office:value-type="float" office:value="0" calcext:value-type="float">
            <text:p>0</text:p>
          </table:table-cell>
          <table:table-cell table:style-name="ce45" table:formula="of:=IF(AND([.H189]&lt;[.AJ$4];[.L189]=&quot;Hêtre 20&quot;);[.$J189];0)" office:value-type="float" office:value="0" calcext:value-type="float">
            <text:p>0</text:p>
          </table:table-cell>
          <table:table-cell table:formula="of:=IF(AND([.$H189]&lt;[.AJ$4];[.$L189]=&quot;Hêtre 20&quot;);[.$G189]*[.$E1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90]*([.G190]/1000)*([.H190]/1000)" office:value-type="float" office:value="0.857034" calcext:value-type="float">
            <text:p>0,857034</text:p>
          </table:table-cell>
          <table:table-cell table:formula="of:=[.J190]*[.F190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90]&lt;35;[.F190]&gt;22;[.L190]=&quot;Hêtre 45&quot;);AND([.F190]&lt;=22;[.F190]&gt;14;[.L190]=&quot;Hêtre 27&quot;);AND([.F190]&lt;=14;[.L190]=&quot;Hêtre 20&quot;));TRUE())" office:value-type="boolean" office:boolean-value="false" calcext:value-type="boolean">
            <text:p>FAUX</text:p>
          </table:table-cell>
          <table:table-cell table:formula="of:=IF(AND([.H190]&gt;[.P$4];[.L190]=&quot;Hêtre 45&quot;);[.J190];0)" office:value-type="float" office:value="0" calcext:value-type="float">
            <text:p>0</text:p>
          </table:table-cell>
          <table:table-cell table:formula="of:=IF(AND([.$H190]&gt;[.P$4];[.$L190]=&quot;Hêtre 45&quot;);[.$G190]*[.E190];0)" office:value-type="float" office:value="0" calcext:value-type="float">
            <text:p>0</text:p>
          </table:table-cell>
          <table:table-cell table:style-name="ce45" table:formula="of:=IF(AND([.H190]&lt;[.P$4];[.H190]&gt;=[.R$4];[.L190]=&quot;Hêtre 45&quot;;[.F190]&gt;19);[.J190];0)" office:value-type="float" office:value="0" calcext:value-type="float">
            <text:p>0</text:p>
          </table:table-cell>
          <table:table-cell table:formula="of:=IF(AND([.$H190]&gt;=[.R$4];[.$H190]&lt;[.P$4];[.$L190]=&quot;Hêtre 45&quot;);[.$G190]*[.$E190];0)" office:value-type="float" office:value="0" calcext:value-type="float">
            <text:p>0</text:p>
          </table:table-cell>
          <table:table-cell table:style-name="ce45" table:formula="of:=IF(AND([.H190]&lt;[.R$4];[.H190]&gt;=[.T$4];[.L190]=&quot;Hêtre 45&quot;;[.F190]&gt;19);[.J190];0)" office:value-type="float" office:value="0" calcext:value-type="float">
            <text:p>0</text:p>
          </table:table-cell>
          <table:table-cell table:formula="of:=IF(AND([.$H190]&gt;=[.T$4];[.$H190]&lt;[.R$4];[.$L190]=&quot;Hêtre 45&quot;);[.$G190]*[.$E190];0)" office:value-type="float" office:value="0" calcext:value-type="float">
            <text:p>0</text:p>
          </table:table-cell>
          <table:table-cell table:style-name="ce45" table:formula="of:=IF(AND([.H190]&lt;[.T$4];[.L190]=&quot;Hêtre 45&quot;;[.F190]&gt;19);[.J190];0)" office:value-type="float" office:value="0" calcext:value-type="float">
            <text:p>0</text:p>
          </table:table-cell>
          <table:table-cell table:formula="of:=IF(AND([.$H190]&lt;[.T$4];[.$L190]=&quot;Hêtre 45&quot;);[.$G190]*[.$E190];0)" office:value-type="float" office:value="0" calcext:value-type="float">
            <text:p>0</text:p>
          </table:table-cell>
          <table:table-cell table:formula="of:=IF(AND([.H190]&gt;[.X$4];[.L190]=&quot;Hêtre 27&quot;);[.$J190];0)" office:value-type="float" office:value="0" calcext:value-type="float">
            <text:p>0</text:p>
          </table:table-cell>
          <table:table-cell table:formula="of:=IF(AND([.$H190]&gt;[.X$4];[.$L190]=&quot;Hêtre 27&quot;);[.$G190]*[.$E190];0)" office:value-type="float" office:value="0" calcext:value-type="float">
            <text:p>0</text:p>
          </table:table-cell>
          <table:table-cell table:style-name="ce45" table:formula="of:=IF(AND([.H190]&lt;[.X$4];[.H190]&gt;=[.Z$4];[.L190]=&quot;Hêtre 27&quot;);[.$J190];0)" office:value-type="float" office:value="0" calcext:value-type="float">
            <text:p>0</text:p>
          </table:table-cell>
          <table:table-cell table:formula="of:=IF(AND([.$H190]&gt;=[.Z$4];[.$H190]&lt;[.X$4];[.$L190]=&quot;Hêtre 27&quot;);[.$G190]*[.$E190];0)" office:value-type="float" office:value="0" calcext:value-type="float">
            <text:p>0</text:p>
          </table:table-cell>
          <table:table-cell table:style-name="ce45" table:formula="of:=IF(AND([.H190]&lt;[.Z$4];[.H190]&gt;=[.AB$4];[.L190]=&quot;Hêtre 27&quot;;);[.$J190];0)" office:value-type="float" office:value="0" calcext:value-type="float">
            <text:p>0</text:p>
          </table:table-cell>
          <table:table-cell table:formula="of:=IF(AND([.$H190]&gt;=[.AB$4];[.$H190]&lt;[.Z$4];[.$L190]=&quot;Hêtre 27&quot;);[.$G190]*[.E190];0)" office:value-type="float" office:value="0" calcext:value-type="float">
            <text:p>0</text:p>
          </table:table-cell>
          <table:table-cell table:style-name="ce45" table:formula="of:=IF(AND([.H190]&lt;[.AB$4];[.L190]=&quot;Hêtre 27&quot;);[.$J190];0)" office:value-type="float" office:value="0" calcext:value-type="float">
            <text:p>0</text:p>
          </table:table-cell>
          <table:table-cell table:formula="of:=IF(AND([.$H190]&lt;[.AB$4];[.$L190]=&quot;Hêtre 27&quot;);[.$G190]*[.$E190];0)" office:value-type="float" office:value="0" calcext:value-type="float">
            <text:p>0</text:p>
          </table:table-cell>
          <table:table-cell table:formula="of:=IF(AND([.H190]&gt;[.AF$4];[.L190]=&quot;Hêtre 20&quot;);[.$J190];0)" office:value-type="float" office:value="0" calcext:value-type="float">
            <text:p>0</text:p>
          </table:table-cell>
          <table:table-cell table:formula="of:=IF(AND([.$H190]&gt;[.AF$4];[.$L190]=&quot;Hêtre 20&quot;);[.$G190]*[.$E190];0)" office:value-type="float" office:value="0" calcext:value-type="float">
            <text:p>0</text:p>
          </table:table-cell>
          <table:table-cell table:style-name="ce45" table:formula="of:=IF(AND([.H190]&lt;[.AF$4];[.H190]&gt;=[.AH$4];[.L190]=&quot;Hêtre 20&quot;);[.$J190];0)" office:value-type="float" office:value="0" calcext:value-type="float">
            <text:p>0</text:p>
          </table:table-cell>
          <table:table-cell table:formula="of:=IF(AND([.$H190]&gt;=[.AH$4];[.$H190]&lt;[.AF$4];[.$L190]=&quot;Hêtre 20&quot;);[.$G190]*[.$E190];0)" office:value-type="float" office:value="0" calcext:value-type="float">
            <text:p>0</text:p>
          </table:table-cell>
          <table:table-cell table:style-name="ce45" table:formula="of:=IF(AND([.H190]&lt;[.AH$4];[.H190]&gt;=[.AJ$4];[.L190]=&quot;Hêtre 20&quot;;);[.$J190];0)" office:value-type="float" office:value="0" calcext:value-type="float">
            <text:p>0</text:p>
          </table:table-cell>
          <table:table-cell table:formula="of:=IF(AND([.$H190]&gt;=[.AJ$4];[.$H190]&lt;[.AH$4];[.$L190]=&quot;Hêtre 20&quot;);[.$G190]*[.$E190];0)" office:value-type="float" office:value="0" calcext:value-type="float">
            <text:p>0</text:p>
          </table:table-cell>
          <table:table-cell table:style-name="ce45" table:formula="of:=IF(AND([.H190]&lt;[.AJ$4];[.L190]=&quot;Hêtre 20&quot;);[.$J190];0)" office:value-type="float" office:value="0" calcext:value-type="float">
            <text:p>0</text:p>
          </table:table-cell>
          <table:table-cell table:formula="of:=IF(AND([.$H190]&lt;[.AJ$4];[.$L190]=&quot;Hêtre 20&quot;);[.$G190]*[.$E1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91]*([.G191]/1000)*([.H191]/1000)" office:value-type="float" office:value="0.492609" calcext:value-type="float">
            <text:p>0,492609</text:p>
          </table:table-cell>
          <table:table-cell table:formula="of:=[.J191]*[.F191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91]&lt;35;[.F191]&gt;22;[.L191]=&quot;Hêtre 45&quot;);AND([.F191]&lt;=22;[.F191]&gt;14;[.L191]=&quot;Hêtre 27&quot;);AND([.F191]&lt;=14;[.L191]=&quot;Hêtre 20&quot;));TRUE())" office:value-type="boolean" office:boolean-value="false" calcext:value-type="boolean">
            <text:p>FAUX</text:p>
          </table:table-cell>
          <table:table-cell table:formula="of:=IF(AND([.H191]&gt;[.P$4];[.L191]=&quot;Hêtre 45&quot;);[.J191];0)" office:value-type="float" office:value="0" calcext:value-type="float">
            <text:p>0</text:p>
          </table:table-cell>
          <table:table-cell table:formula="of:=IF(AND([.$H191]&gt;[.P$4];[.$L191]=&quot;Hêtre 45&quot;);[.$G191]*[.E191];0)" office:value-type="float" office:value="0" calcext:value-type="float">
            <text:p>0</text:p>
          </table:table-cell>
          <table:table-cell table:style-name="ce45" table:formula="of:=IF(AND([.H191]&lt;[.P$4];[.H191]&gt;=[.R$4];[.L191]=&quot;Hêtre 45&quot;;[.F191]&gt;19);[.J191];0)" office:value-type="float" office:value="0" calcext:value-type="float">
            <text:p>0</text:p>
          </table:table-cell>
          <table:table-cell table:formula="of:=IF(AND([.$H191]&gt;=[.R$4];[.$H191]&lt;[.P$4];[.$L191]=&quot;Hêtre 45&quot;);[.$G191]*[.$E191];0)" office:value-type="float" office:value="0" calcext:value-type="float">
            <text:p>0</text:p>
          </table:table-cell>
          <table:table-cell table:style-name="ce45" table:formula="of:=IF(AND([.H191]&lt;[.R$4];[.H191]&gt;=[.T$4];[.L191]=&quot;Hêtre 45&quot;;[.F191]&gt;19);[.J191];0)" office:value-type="float" office:value="0" calcext:value-type="float">
            <text:p>0</text:p>
          </table:table-cell>
          <table:table-cell table:formula="of:=IF(AND([.$H191]&gt;=[.T$4];[.$H191]&lt;[.R$4];[.$L191]=&quot;Hêtre 45&quot;);[.$G191]*[.$E191];0)" office:value-type="float" office:value="0" calcext:value-type="float">
            <text:p>0</text:p>
          </table:table-cell>
          <table:table-cell table:style-name="ce45" table:formula="of:=IF(AND([.H191]&lt;[.T$4];[.L191]=&quot;Hêtre 45&quot;;[.F191]&gt;19);[.J191];0)" office:value-type="float" office:value="0" calcext:value-type="float">
            <text:p>0</text:p>
          </table:table-cell>
          <table:table-cell table:formula="of:=IF(AND([.$H191]&lt;[.T$4];[.$L191]=&quot;Hêtre 45&quot;);[.$G191]*[.$E191];0)" office:value-type="float" office:value="0" calcext:value-type="float">
            <text:p>0</text:p>
          </table:table-cell>
          <table:table-cell table:formula="of:=IF(AND([.H191]&gt;[.X$4];[.L191]=&quot;Hêtre 27&quot;);[.$J191];0)" office:value-type="float" office:value="0" calcext:value-type="float">
            <text:p>0</text:p>
          </table:table-cell>
          <table:table-cell table:formula="of:=IF(AND([.$H191]&gt;[.X$4];[.$L191]=&quot;Hêtre 27&quot;);[.$G191]*[.$E191];0)" office:value-type="float" office:value="0" calcext:value-type="float">
            <text:p>0</text:p>
          </table:table-cell>
          <table:table-cell table:style-name="ce45" table:formula="of:=IF(AND([.H191]&lt;[.X$4];[.H191]&gt;=[.Z$4];[.L191]=&quot;Hêtre 27&quot;);[.$J191];0)" office:value-type="float" office:value="0" calcext:value-type="float">
            <text:p>0</text:p>
          </table:table-cell>
          <table:table-cell table:formula="of:=IF(AND([.$H191]&gt;=[.Z$4];[.$H191]&lt;[.X$4];[.$L191]=&quot;Hêtre 27&quot;);[.$G191]*[.$E191];0)" office:value-type="float" office:value="0" calcext:value-type="float">
            <text:p>0</text:p>
          </table:table-cell>
          <table:table-cell table:style-name="ce45" table:formula="of:=IF(AND([.H191]&lt;[.Z$4];[.H191]&gt;=[.AB$4];[.L191]=&quot;Hêtre 27&quot;;);[.$J191];0)" office:value-type="float" office:value="0" calcext:value-type="float">
            <text:p>0</text:p>
          </table:table-cell>
          <table:table-cell table:formula="of:=IF(AND([.$H191]&gt;=[.AB$4];[.$H191]&lt;[.Z$4];[.$L191]=&quot;Hêtre 27&quot;);[.$G191]*[.E191];0)" office:value-type="float" office:value="0" calcext:value-type="float">
            <text:p>0</text:p>
          </table:table-cell>
          <table:table-cell table:style-name="ce45" table:formula="of:=IF(AND([.H191]&lt;[.AB$4];[.L191]=&quot;Hêtre 27&quot;);[.$J191];0)" office:value-type="float" office:value="0" calcext:value-type="float">
            <text:p>0</text:p>
          </table:table-cell>
          <table:table-cell table:formula="of:=IF(AND([.$H191]&lt;[.AB$4];[.$L191]=&quot;Hêtre 27&quot;);[.$G191]*[.$E191];0)" office:value-type="float" office:value="0" calcext:value-type="float">
            <text:p>0</text:p>
          </table:table-cell>
          <table:table-cell table:formula="of:=IF(AND([.H191]&gt;[.AF$4];[.L191]=&quot;Hêtre 20&quot;);[.$J191];0)" office:value-type="float" office:value="0" calcext:value-type="float">
            <text:p>0</text:p>
          </table:table-cell>
          <table:table-cell table:formula="of:=IF(AND([.$H191]&gt;[.AF$4];[.$L191]=&quot;Hêtre 20&quot;);[.$G191]*[.$E191];0)" office:value-type="float" office:value="0" calcext:value-type="float">
            <text:p>0</text:p>
          </table:table-cell>
          <table:table-cell table:style-name="ce45" table:formula="of:=IF(AND([.H191]&lt;[.AF$4];[.H191]&gt;=[.AH$4];[.L191]=&quot;Hêtre 20&quot;);[.$J191];0)" office:value-type="float" office:value="0" calcext:value-type="float">
            <text:p>0</text:p>
          </table:table-cell>
          <table:table-cell table:formula="of:=IF(AND([.$H191]&gt;=[.AH$4];[.$H191]&lt;[.AF$4];[.$L191]=&quot;Hêtre 20&quot;);[.$G191]*[.$E191];0)" office:value-type="float" office:value="0" calcext:value-type="float">
            <text:p>0</text:p>
          </table:table-cell>
          <table:table-cell table:style-name="ce45" table:formula="of:=IF(AND([.H191]&lt;[.AH$4];[.H191]&gt;=[.AJ$4];[.L191]=&quot;Hêtre 20&quot;;);[.$J191];0)" office:value-type="float" office:value="0" calcext:value-type="float">
            <text:p>0</text:p>
          </table:table-cell>
          <table:table-cell table:formula="of:=IF(AND([.$H191]&gt;=[.AJ$4];[.$H191]&lt;[.AH$4];[.$L191]=&quot;Hêtre 20&quot;);[.$G191]*[.$E191];0)" office:value-type="float" office:value="0" calcext:value-type="float">
            <text:p>0</text:p>
          </table:table-cell>
          <table:table-cell table:style-name="ce45" table:formula="of:=IF(AND([.H191]&lt;[.AJ$4];[.L191]=&quot;Hêtre 20&quot;);[.$J191];0)" office:value-type="float" office:value="0" calcext:value-type="float">
            <text:p>0</text:p>
          </table:table-cell>
          <table:table-cell table:formula="of:=IF(AND([.$H191]&lt;[.AJ$4];[.$L191]=&quot;Hêtre 20&quot;);[.$G191]*[.$E191];0)" office:value-type="float" office:value="0" calcext:value-type="float">
            <text:p>0</text:p>
          </table:table-cell>
        </table:table-row>
        <table:table-row table:style-name="ro2" table:number-rows-repeated="1048384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5:Eclaté.I75 Eclaté.I78:Eclaté.I99 Eclaté.I101:Eclaté.I101 Eclaté.I131:Eclaté.I131 Eclaté.I104:Eclaté.I129 Eclaté.I160:Eclaté.I160 Eclaté.I134:Eclaté.I158 Eclaté.I163:Eclaté.I187 Eclaté.I5:Eclaté.I73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91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31]+[$Eclaté.J160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91])*1.1)" office:value-type="float" office:value="7" calcext:value-type="float">
            <text:p>7</text:p>
          </table:table-cell>
          <table:table-cell table:formula="of:=ROUNDUP(SUM([$Eclaté.O5:$Eclaté.O191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91])*1.1)" office:value-type="float" office:value="0" calcext:value-type="float">
            <text:p>0</text:p>
          </table:table-cell>
          <table:table-cell table:formula="of:=ROUNDUP(SUM([$Eclaté.Q5:$Eclaté.Q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91])*1.1)" office:value-type="float" office:value="2" calcext:value-type="float">
            <text:p>2</text:p>
          </table:table-cell>
          <table:table-cell table:formula="of:=ROUNDUP(SUM([$Eclaté.S5:$Eclaté.S191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91])*1.1)" office:value-type="float" office:value="3" calcext:value-type="float">
            <text:p>3</text:p>
          </table:table-cell>
          <table:table-cell table:formula="of:=ROUNDUP(SUM([$Eclaté.U5:$Eclaté.U191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91])*1.1)" office:value-type="float" office:value="3" calcext:value-type="float">
            <text:p>3</text:p>
          </table:table-cell>
          <table:table-cell table:formula="of:=ROUNDUP(SUM([$Eclaté.W$5:$Eclaté.W$191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91])*1.1)" office:value-type="float" office:value="1" calcext:value-type="float">
            <text:p>1</text:p>
          </table:table-cell>
          <table:table-cell table:formula="of:=ROUNDUP(SUM([$Eclaté.Y$5:$Eclaté.Y$191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91])*1.1)" office:value-type="float" office:value="0" calcext:value-type="float">
            <text:p>0</text:p>
          </table:table-cell>
          <table:table-cell table:formula="of:=ROUNDUP(SUM([$Eclaté.AA$5:$Eclaté.AA$191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91])*1.1)" office:value-type="float" office:value="2" calcext:value-type="float">
            <text:p>2</text:p>
          </table:table-cell>
          <table:table-cell table:formula="of:=ROUNDUP(SUM([$Eclaté.AC$5:$Eclaté.AC$191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91])*1.1)" office:value-type="float" office:value="4" calcext:value-type="float">
            <text:p>4</text:p>
          </table:table-cell>
          <table:table-cell table:formula="of:=ROUNDUP(SUM([$Eclaté.AE$5:$Eclaté.AE$191])*1.1)/1000" office:value-type="float" office:value="1.766" calcext:value-type="float">
            <text:p>1,766</text:p>
          </table:table-cell>
          <table:table-cell table:formula="of:=[.E18]/2.1" office:value-type="float" office:value="1.9047619047619" calcext:value-type="float">
            <text:p>1,9047619047619</text:p>
          </table:table-cell>
          <table:table-cell table:number-columns-repeated="4"/>
          <table:table-cell table:formula="of:=[.G18]*4.5*0.02*800" office:value-type="currency" office:currency="EUR" office:value="137.142857142857" calcext:value-type="currency">
            <text:p>137,14 €</text:p>
          </table:table-cell>
          <table:table-cell table:formula="of:=[.G18]*4.5*0.045*0.6*1000" office:value-type="float" office:value="231.428571428571" calcext:value-type="float">
            <text:p>231,4285714285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91])*1.1)" office:value-type="float" office:value="0" calcext:value-type="float">
            <text:p>0</text:p>
          </table:table-cell>
          <table:table-cell table:formula="of:=ROUNDUP(SUM([$Eclaté.AG$5:$Eclaté.AG$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91])*1.1)" office:value-type="float" office:value="0" calcext:value-type="float">
            <text:p>0</text:p>
          </table:table-cell>
          <table:table-cell table:formula="of:=ROUNDUP(SUM([$Eclaté.AI$5:$Eclaté.AI$191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91])*1.1)" office:value-type="float" office:value="1" calcext:value-type="float">
            <text:p>1</text:p>
          </table:table-cell>
          <table:table-cell table:formula="of:=ROUNDUP(SUM([$Eclaté.AK$5:$Eclaté.AK$191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5" calcext:value-type="float">
            <text:p>5</text:p>
          </table:table-cell>
          <table:table-cell table:formula="of:=SUM([.F18:.F21])" office:value-type="float" office:value="2.921" calcext:value-type="float">
            <text:p>2,921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10" table:number-columns-repeated="4" table:default-cell-style-name="Default"/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22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6" table:formula="of:=[.E4]+50" office:value-type="float" office:value="2126" calcext:value-type="float">
            <text:p>2126</text:p>
          </table:table-cell>
          <table:table-cell table:style-name="ce46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5]" office:value-type="float" office:value="2029" calcext:value-type="float">
            <text:p>2029</text:p>
          </table:table-cell>
          <table:table-cell table:formula="of:=[$Eclaté.G15]" office:value-type="float" office:value="100" calcext:value-type="float">
            <text:p>100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6" table:formula="of:=[.E5]+50" office:value-type="float" office:value="2079" calcext:value-type="float">
            <text:p>2079</text:p>
          </table:table-cell>
          <table:table-cell table:style-name="ce46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6" table:formula="of:=[.E6]+50" office:value-type="float" office:value="871" calcext:value-type="float">
            <text:p>871</text:p>
          </table:table-cell>
          <table:table-cell table:style-name="ce46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15" calcext:value-type="float">
            <text:p>115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6" table:formula="of:=[.E7]+50" office:value-type="float" office:value="871" calcext:value-type="float">
            <text:p>871</text:p>
          </table:table-cell>
          <table:table-cell table:style-name="ce46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8]" office:value-type="float" office:value="821" calcext:value-type="float">
            <text:p>821</text:p>
          </table:table-cell>
          <table:table-cell table:formula="of:=[$Eclaté.G18]" office:value-type="float" office:value="100" calcext:value-type="float">
            <text:p>100</text:p>
          </table:table-cell>
          <table:table-cell table:formula="of:=[$Eclaté.F18]" office:value-type="float" office:value="30" calcext:value-type="float">
            <text:p>30</text:p>
          </table:table-cell>
          <table:table-cell table:style-name="ce46" table:formula="of:=[.E8]+50" office:value-type="float" office:value="871" calcext:value-type="float">
            <text:p>871</text:p>
          </table:table-cell>
          <table:table-cell table:style-name="ce46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6" table:formula="of:=[.E9]+50" office:value-type="float" office:value="935" calcext:value-type="float">
            <text:p>935</text:p>
          </table:table-cell>
          <table:table-cell table:style-name="ce46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]" office:value-type="float" office:value="2" calcext:value-type="float">
            <text:p>2</text:p>
          </table:table-cell>
          <table:table-cell table:formula="of:=[$Eclaté.H7]" office:value-type="float" office:value="2026" calcext:value-type="float">
            <text:p>2026</text:p>
          </table:table-cell>
          <table:table-cell table:formula="of:=[$Eclaté.G7]" office:value-type="float" office:value="80" calcext:value-type="float">
            <text:p>80</text:p>
          </table:table-cell>
          <table:table-cell table:formula="of:=[$Eclaté.F7]" office:value-type="float" office:value="20" calcext:value-type="float">
            <text:p>20</text:p>
          </table:table-cell>
          <table:table-cell table:style-name="ce46" table:formula="of:=[.E10]+50" office:value-type="float" office:value="2076" calcext:value-type="float">
            <text:p>2076</text:p>
          </table:table-cell>
          <table:table-cell table:style-name="ce46" table:formula="of:=[.F1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8]" office:value-type="float" office:value="1" calcext:value-type="float">
            <text:p>1</text:p>
          </table:table-cell>
          <table:table-cell table:formula="of:=[$Eclaté.H8]" office:value-type="float" office:value="825" calcext:value-type="float">
            <text:p>825</text:p>
          </table:table-cell>
          <table:table-cell table:formula="of:=[$Eclaté.G8]" office:value-type="float" office:value="80" calcext:value-type="float">
            <text:p>80</text:p>
          </table:table-cell>
          <table:table-cell table:formula="of:=[$Eclaté.F8]" office:value-type="float" office:value="20" calcext:value-type="float">
            <text:p>20</text:p>
          </table:table-cell>
          <table:table-cell table:style-name="ce46" table:formula="of:=[.E11]+50" office:value-type="float" office:value="875" calcext:value-type="float">
            <text:p>875</text:p>
          </table:table-cell>
          <table:table-cell table:style-name="ce46" table:formula="of:=[.F1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Pau_M</text:p>
          </table:table-cell>
          <table:table-cell office:value-type="string" calcext:value-type="string">
            <text:p>Montant Parement Paumelles</text:p>
          </table:table-cell>
          <table:table-cell table:formula="of:=[$Eclaté.E9]" office:value-type="float" office:value="1" calcext:value-type="float">
            <text:p>1</text:p>
          </table:table-cell>
          <table:table-cell table:formula="of:=[$Eclaté.H9]" office:value-type="float" office:value="2046" calcext:value-type="float">
            <text:p>2046</text:p>
          </table:table-cell>
          <table:table-cell table:formula="of:=[$Eclaté.G9]" office:value-type="float" office:value="65" calcext:value-type="float">
            <text:p>65</text:p>
          </table:table-cell>
          <table:table-cell table:formula="of:=[$Eclaté.F9]" office:value-type="float" office:value="5" calcext:value-type="float">
            <text:p>5</text:p>
          </table:table-cell>
          <table:table-cell table:style-name="ce46" table:formula="of:=[.E12]+50" office:value-type="float" office:value="2096" calcext:value-type="float">
            <text:p>2096</text:p>
          </table:table-cell>
          <table:table-cell table:style-name="ce46" table:formula="of:=[.F12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Pau_T</text:p>
          </table:table-cell>
          <table:table-cell office:value-type="string" calcext:value-type="string">
            <text:p>Traverse Parement Paumelles</text:p>
          </table:table-cell>
          <table:table-cell table:formula="of:=[$Eclaté.E11]" office:value-type="float" office:value="1" calcext:value-type="float">
            <text:p>1</text:p>
          </table:table-cell>
          <table:table-cell table:formula="of:=[$Eclaté.H11]" office:value-type="float" office:value="955" calcext:value-type="float">
            <text:p>955</text:p>
          </table:table-cell>
          <table:table-cell table:formula="of:=[$Eclaté.G11]" office:value-type="float" office:value="65" calcext:value-type="float">
            <text:p>65</text:p>
          </table:table-cell>
          <table:table-cell table:formula="of:=[$Eclaté.F11]" office:value-type="float" office:value="5" calcext:value-type="float">
            <text:p>5</text:p>
          </table:table-cell>
          <table:table-cell table:style-name="ce46" table:formula="of:=[.E13]+50" office:value-type="float" office:value="1005" calcext:value-type="float">
            <text:p>1005</text:p>
          </table:table-cell>
          <table:table-cell table:style-name="ce46" table:formula="of:=[.F13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Ext_M</text:p>
          </table:table-cell>
          <table:table-cell office:value-type="string" calcext:value-type="string">
            <text:p>Montant Parement Extérieur</text:p>
          </table:table-cell>
          <table:table-cell table:formula="of:=[$Eclaté.E12]" office:value-type="float" office:value="2" calcext:value-type="float">
            <text:p>2</text:p>
          </table:table-cell>
          <table:table-cell table:formula="of:=[$Eclaté.H12]" office:value-type="float" office:value="2028" calcext:value-type="float">
            <text:p>2028</text:p>
          </table:table-cell>
          <table:table-cell table:formula="of:=[$Eclaté.G12]" office:value-type="float" office:value="85" calcext:value-type="float">
            <text:p>85</text:p>
          </table:table-cell>
          <table:table-cell table:formula="of:=[$Eclaté.F12]" office:value-type="float" office:value="5" calcext:value-type="float">
            <text:p>5</text:p>
          </table:table-cell>
          <table:table-cell table:style-name="ce46" table:formula="of:=[.E14]+50" office:value-type="float" office:value="2078" calcext:value-type="float">
            <text:p>2078</text:p>
          </table:table-cell>
          <table:table-cell table:style-name="ce46" table:formula="of:=[.F14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Ext_T</text:p>
          </table:table-cell>
          <table:table-cell office:value-type="string" calcext:value-type="string">
            <text:p>Traverse Parement Extérieur</text:p>
          </table:table-cell>
          <table:table-cell table:formula="of:=[$Eclaté.E13]" office:value-type="float" office:value="1" calcext:value-type="float">
            <text:p>1</text:p>
          </table:table-cell>
          <table:table-cell table:formula="of:=[$Eclaté.H13]" office:value-type="float" office:value="959" calcext:value-type="float">
            <text:p>959</text:p>
          </table:table-cell>
          <table:table-cell table:formula="of:=[$Eclaté.G13]" office:value-type="float" office:value="85" calcext:value-type="float">
            <text:p>85</text:p>
          </table:table-cell>
          <table:table-cell table:formula="of:=[$Eclaté.F13]" office:value-type="float" office:value="5" calcext:value-type="float">
            <text:p>5</text:p>
          </table:table-cell>
          <table:table-cell table:style-name="ce46" table:formula="of:=[.E15]+50" office:value-type="float" office:value="1009" calcext:value-type="float">
            <text:p>1009</text:p>
          </table:table-cell>
          <table:table-cell table:style-name="ce46" table:formula="of:=[.F15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8]" office:value-type="float" office:value="2" calcext:value-type="float">
            <text:p>2</text:p>
          </table:table-cell>
          <table:table-cell table:formula="of:=[$Eclaté.H28]" office:value-type="float" office:value="2076" calcext:value-type="float">
            <text:p>2076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6" table:formula="of:=[.E19]+50" office:value-type="float" office:value="2126" calcext:value-type="float">
            <text:p>2126</text:p>
          </table:table-cell>
          <table:table-cell table:style-name="ce46" table:formula="of:=[.F1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9]-[.N1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8]" office:value-type="float" office:value="2" calcext:value-type="float">
            <text:p>2</text:p>
          </table:table-cell>
          <table:table-cell table:formula="of:=[$Eclaté.H38]" office:value-type="float" office:value="2029" calcext:value-type="float">
            <text:p>2029</text:p>
          </table:table-cell>
          <table:table-cell table:formula="of:=[$Eclaté.G38]" office:value-type="float" office:value="100" calcext:value-type="float">
            <text:p>100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6" table:formula="of:=[.E20]+50" office:value-type="float" office:value="2079" calcext:value-type="float">
            <text:p>2079</text:p>
          </table:table-cell>
          <table:table-cell table:style-name="ce46" table:formula="of:=[.F2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0]-[.N2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15" calcext:value-type="float">
            <text:p>115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6" table:formula="of:=[.E21]+50" office:value-type="float" office:value="958" calcext:value-type="float">
            <text:p>958</text:p>
          </table:table-cell>
          <table:table-cell table:style-name="ce46" table:formula="of:=[.F21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1]-[.N21]" office:value-type="float" office:value="0" calcext:value-type="float">
            <text:p>0</text:p>
          </table:table-cell>
          <table:table-cell/>
          <table:table-cell table:formula="of:=[.E24]-60" office:value-type="float" office:value="912" calcext:value-type="float">
            <text:p>912</text:p>
          </table:table-cell>
          <table:table-cell table:formula="of:=[.Q21]-4" office:value-type="float" office:value="908" calcext:value-type="float">
            <text:p>908</text:p>
          </table:table-cell>
          <table:table-cell table:formula="of:=[.R21]-2*100" office:value-type="float" office:value="708" calcext:value-type="float">
            <text:p>708</text:p>
          </table:table-cell>
          <table:table-cell table:formula="of:=[.S21]+2*70" office:value-type="float" office:value="848" calcext:value-type="float">
            <text:p>848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40]" office:value-type="float" office:value="1" calcext:value-type="float">
            <text:p>1</text:p>
          </table:table-cell>
          <table:table-cell table:formula="of:=[$Eclaté.H40]" office:value-type="float" office:value="908" calcext:value-type="float">
            <text:p>908</text:p>
          </table:table-cell>
          <table:table-cell table:formula="of:=[$Eclaté.G40]" office:value-type="float" office:value="115" calcext:value-type="float">
            <text:p>115</text:p>
          </table:table-cell>
          <table:table-cell table:formula="of:=[$Eclaté.F40]" office:value-type="float" office:value="30" calcext:value-type="float">
            <text:p>30</text:p>
          </table:table-cell>
          <table:table-cell table:style-name="ce46" table:formula="of:=[.E22]+50" office:value-type="float" office:value="958" calcext:value-type="float">
            <text:p>958</text:p>
          </table:table-cell>
          <table:table-cell table:style-name="ce46" table:formula="of:=[.F22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2]-[.N2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41]" office:value-type="float" office:value="1" calcext:value-type="float">
            <text:p>1</text:p>
          </table:table-cell>
          <table:table-cell table:formula="of:=[$Eclaté.H41]" office:value-type="float" office:value="908" calcext:value-type="float">
            <text:p>908</text:p>
          </table:table-cell>
          <table:table-cell table:formula="of:=[$Eclaté.G41]" office:value-type="float" office:value="100" calcext:value-type="float">
            <text:p>100</text:p>
          </table:table-cell>
          <table:table-cell table:formula="of:=[$Eclaté.F41]" office:value-type="float" office:value="30" calcext:value-type="float">
            <text:p>30</text:p>
          </table:table-cell>
          <table:table-cell table:style-name="ce46" table:formula="of:=[.E23]+50" office:value-type="float" office:value="958" calcext:value-type="float">
            <text:p>958</text:p>
          </table:table-cell>
          <table:table-cell table:style-name="ce46"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3]-[.N2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9]" office:value-type="float" office:value="1" calcext:value-type="float">
            <text:p>1</text:p>
          </table:table-cell>
          <table:table-cell table:formula="of:=[$Eclaté.H29]" office:value-type="float" office:value="972" calcext:value-type="float">
            <text:p>972</text:p>
          </table:table-cell>
          <table:table-cell table:formula="of:=[$Eclaté.G29]" office:value-type="float" office:value="105" calcext:value-type="float">
            <text:p>105</text:p>
          </table:table-cell>
          <table:table-cell table:formula="of:=[$Eclaté.F29]" office:value-type="float" office:value="30" calcext:value-type="float">
            <text:p>30</text:p>
          </table:table-cell>
          <table:table-cell table:style-name="ce46" table:formula="of:=[.E24]+50" office:value-type="float" office:value="1022" calcext:value-type="float">
            <text:p>1022</text:p>
          </table:table-cell>
          <table:table-cell table:style-name="ce46" table:formula="of:=[.F2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/>
          <table:table-cell table:formula="of:=[.E24]-60" office:value-type="float" office:value="912" calcext:value-type="float">
            <text:p>912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30]" office:value-type="float" office:value="2" calcext:value-type="float">
            <text:p>2</text:p>
          </table:table-cell>
          <table:table-cell table:formula="of:=[$Eclaté.H30]" office:value-type="float" office:value="2026" calcext:value-type="float">
            <text:p>2026</text:p>
          </table:table-cell>
          <table:table-cell table:formula="of:=[$Eclaté.G30]" office:value-type="float" office:value="80" calcext:value-type="float">
            <text:p>80</text:p>
          </table:table-cell>
          <table:table-cell table:formula="of:=[$Eclaté.F30]" office:value-type="float" office:value="20" calcext:value-type="float">
            <text:p>20</text:p>
          </table:table-cell>
          <table:table-cell table:style-name="ce46" table:formula="of:=[.E25]+50" office:value-type="float" office:value="2076" calcext:value-type="float">
            <text:p>2076</text:p>
          </table:table-cell>
          <table:table-cell table:style-name="ce46" table:formula="of:=[.F25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31]" office:value-type="float" office:value="1" calcext:value-type="float">
            <text:p>1</text:p>
          </table:table-cell>
          <table:table-cell table:formula="of:=[$Eclaté.H31]" office:value-type="float" office:value="912" calcext:value-type="float">
            <text:p>912</text:p>
          </table:table-cell>
          <table:table-cell table:formula="of:=[$Eclaté.G31]" office:value-type="float" office:value="80" calcext:value-type="float">
            <text:p>80</text:p>
          </table:table-cell>
          <table:table-cell table:formula="of:=[$Eclaté.F31]" office:value-type="float" office:value="20" calcext:value-type="float">
            <text:p>20</text:p>
          </table:table-cell>
          <table:table-cell table:style-name="ce46" table:formula="of:=[.E26]+50" office:value-type="float" office:value="962" calcext:value-type="float">
            <text:p>962</text:p>
          </table:table-cell>
          <table:table-cell table:style-name="ce46" table:formula="of:=[.F26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Pau_M</text:p>
          </table:table-cell>
          <table:table-cell office:value-type="string" calcext:value-type="string">
            <text:p>Montant Parement Paumelles</text:p>
          </table:table-cell>
          <table:table-cell table:formula="of:=[$Eclaté.E32]" office:value-type="float" office:value="1" calcext:value-type="float">
            <text:p>1</text:p>
          </table:table-cell>
          <table:table-cell table:formula="of:=[$Eclaté.H32]" office:value-type="float" office:value="2046" calcext:value-type="float">
            <text:p>2046</text:p>
          </table:table-cell>
          <table:table-cell table:formula="of:=[$Eclaté.G32]" office:value-type="float" office:value="65" calcext:value-type="float">
            <text:p>65</text:p>
          </table:table-cell>
          <table:table-cell table:formula="of:=[$Eclaté.F32]" office:value-type="float" office:value="5" calcext:value-type="float">
            <text:p>5</text:p>
          </table:table-cell>
          <table:table-cell table:style-name="ce46" table:formula="of:=[.E27]+50" office:value-type="float" office:value="2096" calcext:value-type="float">
            <text:p>2096</text:p>
          </table:table-cell>
          <table:table-cell table:style-name="ce46" table:formula="of:=[.F27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Pau_T</text:p>
          </table:table-cell>
          <table:table-cell office:value-type="string" calcext:value-type="string">
            <text:p>Traverse Parement Paumelles</text:p>
          </table:table-cell>
          <table:table-cell table:formula="of:=[$Eclaté.E34]" office:value-type="float" office:value="1" calcext:value-type="float">
            <text:p>1</text:p>
          </table:table-cell>
          <table:table-cell table:formula="of:=[$Eclaté.H34]" office:value-type="float" office:value="1042" calcext:value-type="float">
            <text:p>1042</text:p>
          </table:table-cell>
          <table:table-cell table:formula="of:=[$Eclaté.G34]" office:value-type="float" office:value="65" calcext:value-type="float">
            <text:p>65</text:p>
          </table:table-cell>
          <table:table-cell table:formula="of:=[$Eclaté.F34]" office:value-type="float" office:value="5" calcext:value-type="float">
            <text:p>5</text:p>
          </table:table-cell>
          <table:table-cell table:style-name="ce46" table:formula="of:=[.E28]+50" office:value-type="float" office:value="1092" calcext:value-type="float">
            <text:p>1092</text:p>
          </table:table-cell>
          <table:table-cell table:style-name="ce46" table:formula="of:=[.F28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Ext_M</text:p>
          </table:table-cell>
          <table:table-cell office:value-type="string" calcext:value-type="string">
            <text:p>Montant Parement Extérieur</text:p>
          </table:table-cell>
          <table:table-cell table:formula="of:=[$Eclaté.E35]" office:value-type="float" office:value="2" calcext:value-type="float">
            <text:p>2</text:p>
          </table:table-cell>
          <table:table-cell table:formula="of:=[$Eclaté.H35]" office:value-type="float" office:value="2028" calcext:value-type="float">
            <text:p>2028</text:p>
          </table:table-cell>
          <table:table-cell table:formula="of:=[$Eclaté.G35]" office:value-type="float" office:value="85" calcext:value-type="float">
            <text:p>85</text:p>
          </table:table-cell>
          <table:table-cell table:formula="of:=[$Eclaté.F35]" office:value-type="float" office:value="5" calcext:value-type="float">
            <text:p>5</text:p>
          </table:table-cell>
          <table:table-cell table:style-name="ce46" table:formula="of:=[.E29]+50" office:value-type="float" office:value="2078" calcext:value-type="float">
            <text:p>2078</text:p>
          </table:table-cell>
          <table:table-cell table:style-name="ce46" table:formula="of:=[.F29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Ext_T</text:p>
          </table:table-cell>
          <table:table-cell office:value-type="string" calcext:value-type="string">
            <text:p>Traverse Parement Extérieur</text:p>
          </table:table-cell>
          <table:table-cell table:formula="of:=[$Eclaté.E36]" office:value-type="float" office:value="1" calcext:value-type="float">
            <text:p>1</text:p>
          </table:table-cell>
          <table:table-cell table:formula="of:=[$Eclaté.H36]" office:value-type="float" office:value="1046" calcext:value-type="float">
            <text:p>1046</text:p>
          </table:table-cell>
          <table:table-cell table:formula="of:=[$Eclaté.G36]" office:value-type="float" office:value="85" calcext:value-type="float">
            <text:p>85</text:p>
          </table:table-cell>
          <table:table-cell table:formula="of:=[$Eclaté.F36]" office:value-type="float" office:value="5" calcext:value-type="float">
            <text:p>5</text:p>
          </table:table-cell>
          <table:table-cell table:style-name="ce46" table:formula="of:=[.E30]+50" office:value-type="float" office:value="1096" calcext:value-type="float">
            <text:p>1096</text:p>
          </table:table-cell>
          <table:table-cell table:style-name="ce46" table:formula="of:=[.F30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51]" office:value-type="float" office:value="2" calcext:value-type="float">
            <text:p>2</text:p>
          </table:table-cell>
          <table:table-cell table:formula="of:=[$Eclaté.H51]" office:value-type="float" office:value="2075" calcext:value-type="float">
            <text:p>2075</text:p>
          </table:table-cell>
          <table:table-cell table:formula="of:=[$Eclaté.G51]" office:value-type="float" office:value="105" calcext:value-type="float">
            <text:p>105</text:p>
          </table:table-cell>
          <table:table-cell table:formula="of:=[$Eclaté.F51]" office:value-type="float" office:value="30" calcext:value-type="float">
            <text:p>30</text:p>
          </table:table-cell>
          <table:table-cell table:style-name="ce46" table:formula="of:=[.E34]+50" office:value-type="float" office:value="2125" calcext:value-type="float">
            <text:p>2125</text:p>
          </table:table-cell>
          <table:table-cell table:style-name="ce46" table:formula="of:=[.F3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4]-[.N3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62]" office:value-type="float" office:value="2" calcext:value-type="float">
            <text:p>2</text:p>
          </table:table-cell>
          <table:table-cell table:formula="of:=[$Eclaté.H62]" office:value-type="float" office:value="2028" calcext:value-type="float">
            <text:p>2028</text:p>
          </table:table-cell>
          <table:table-cell table:formula="of:=[$Eclaté.G62]" office:value-type="float" office:value="100" calcext:value-type="float">
            <text:p>100</text:p>
          </table:table-cell>
          <table:table-cell table:formula="of:=[$Eclaté.F62]" office:value-type="float" office:value="30" calcext:value-type="float">
            <text:p>30</text:p>
          </table:table-cell>
          <table:table-cell table:style-name="ce46" table:formula="of:=[.E35]+50" office:value-type="float" office:value="2078" calcext:value-type="float">
            <text:p>2078</text:p>
          </table:table-cell>
          <table:table-cell table:style-name="ce46"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5]-[.N3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63]" office:value-type="float" office:value="1" calcext:value-type="float">
            <text:p>1</text:p>
          </table:table-cell>
          <table:table-cell table:formula="of:=[$Eclaté.H63]" office:value-type="float" office:value="917" calcext:value-type="float">
            <text:p>917</text:p>
          </table:table-cell>
          <table:table-cell table:formula="of:=[$Eclaté.G63]" office:value-type="float" office:value="115" calcext:value-type="float">
            <text:p>115</text:p>
          </table:table-cell>
          <table:table-cell table:formula="of:=[$Eclaté.F63]" office:value-type="float" office:value="30" calcext:value-type="float">
            <text:p>30</text:p>
          </table:table-cell>
          <table:table-cell table:style-name="ce46" table:formula="of:=[.E36]+50" office:value-type="float" office:value="967" calcext:value-type="float">
            <text:p>967</text:p>
          </table:table-cell>
          <table:table-cell table:style-name="ce46" table:formula="of:=[.F3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6]-[.N36]" office:value-type="float" office:value="0" calcext:value-type="float">
            <text:p>0</text:p>
          </table:table-cell>
          <table:table-cell table:style-name="ce46" office:value-type="string" calcext:value-type="string">
            <text:p>Note : sac SCIURE ?</text:p>
          </table:table-cell>
          <table:table-cell table:formula="of:=[.E39]-60" office:value-type="float" office:value="921" calcext:value-type="float">
            <text:p>921</text:p>
          </table:table-cell>
          <table:table-cell table:formula="of:=[.Q36]-4" office:value-type="float" office:value="917" calcext:value-type="float">
            <text:p>917</text:p>
          </table:table-cell>
          <table:table-cell table:formula="of:=[.R36]-2*100" office:value-type="float" office:value="717" calcext:value-type="float">
            <text:p>717</text:p>
          </table:table-cell>
          <table:table-cell table:formula="of:=[.S36]+2*70" office:value-type="float" office:value="857" calcext:value-type="float">
            <text:p>857</text:p>
          </table:table-cell>
          <table:table-cell table:number-columns-repeated="2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ttention : fente sur tenon : voir pour échanger de manière à ce qu’elle soit côté ferrures en bas, ou au pire, côté gâche en haut (normalement, c’est déjà le cas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4]" office:value-type="float" office:value="1" calcext:value-type="float">
            <text:p>1</text:p>
          </table:table-cell>
          <table:table-cell table:formula="of:=[$Eclaté.H64]" office:value-type="float" office:value="917" calcext:value-type="float">
            <text:p>917</text:p>
          </table:table-cell>
          <table:table-cell table:formula="of:=[$Eclaté.G64]" office:value-type="float" office:value="115" calcext:value-type="float">
            <text:p>115</text:p>
          </table:table-cell>
          <table:table-cell table:formula="of:=[$Eclaté.F64]" office:value-type="float" office:value="30" calcext:value-type="float">
            <text:p>30</text:p>
          </table:table-cell>
          <table:table-cell table:style-name="ce46" table:formula="of:=[.E37]+50" office:value-type="float" office:value="967" calcext:value-type="float">
            <text:p>967</text:p>
          </table:table-cell>
          <table:table-cell table:style-name="ce46" table:formula="of:=[.F3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7]-[.N3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5]" office:value-type="float" office:value="1" calcext:value-type="float">
            <text:p>1</text:p>
          </table:table-cell>
          <table:table-cell table:formula="of:=[$Eclaté.H65]" office:value-type="float" office:value="1079" calcext:value-type="float">
            <text:p>1079</text:p>
          </table:table-cell>
          <table:table-cell table:formula="of:=[$Eclaté.G65]" office:value-type="float" office:value="100" calcext:value-type="float">
            <text:p>100</text:p>
          </table:table-cell>
          <table:table-cell table:formula="of:=[$Eclaté.F65]" office:value-type="float" office:value="30" calcext:value-type="float">
            <text:p>30</text:p>
          </table:table-cell>
          <table:table-cell table:style-name="ce46" table:formula="of:=[.E38]+50" office:value-type="float" office:value="1129" calcext:value-type="float">
            <text:p>1129</text:p>
          </table:table-cell>
          <table:table-cell table:style-name="ce46" table:formula="of:=[.F3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2]" office:value-type="float" office:value="1" calcext:value-type="float">
            <text:p>1</text:p>
          </table:table-cell>
          <table:table-cell table:formula="of:=[$Eclaté.H52]" office:value-type="float" office:value="981" calcext:value-type="float">
            <text:p>981</text:p>
          </table:table-cell>
          <table:table-cell table:formula="of:=[$Eclaté.G52]" office:value-type="float" office:value="105" calcext:value-type="float">
            <text:p>105</text:p>
          </table:table-cell>
          <table:table-cell table:formula="of:=[$Eclaté.F52]" office:value-type="float" office:value="30" calcext:value-type="float">
            <text:p>30</text:p>
          </table:table-cell>
          <table:table-cell table:style-name="ce46" table:formula="of:=[.E39]+50" office:value-type="float" office:value="1031" calcext:value-type="float">
            <text:p>1031</text:p>
          </table:table-cell>
          <table:table-cell table:style-name="ce46" table:formula="of:=[.F3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9]-[.N39]" office:value-type="float" office:value="0" calcext:value-type="float">
            <text:p>0</text:p>
          </table:table-cell>
          <table:table-cell/>
          <table:table-cell table:formula="of:=[.E39]-60" office:value-type="float" office:value="921" calcext:value-type="float">
            <text:p>921</text:p>
          </table:table-cell>
          <table:table-cell table:number-columns-repeated="5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53]" office:value-type="float" office:value="2" calcext:value-type="float">
            <text:p>2</text:p>
          </table:table-cell>
          <table:table-cell table:formula="of:=[$Eclaté.H53]" office:value-type="float" office:value="2025" calcext:value-type="float">
            <text:p>2025</text:p>
          </table:table-cell>
          <table:table-cell table:formula="of:=[$Eclaté.G53]" office:value-type="float" office:value="80" calcext:value-type="float">
            <text:p>80</text:p>
          </table:table-cell>
          <table:table-cell table:formula="of:=[$Eclaté.F53]" office:value-type="float" office:value="20" calcext:value-type="float">
            <text:p>20</text:p>
          </table:table-cell>
          <table:table-cell table:style-name="ce46" table:formula="of:=[.E40]+50" office:value-type="float" office:value="2075" calcext:value-type="float">
            <text:p>2075</text:p>
          </table:table-cell>
          <table:table-cell table:style-name="ce46" table:formula="of:=[.F4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BP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54]" office:value-type="float" office:value="1" calcext:value-type="float">
            <text:p>1</text:p>
          </table:table-cell>
          <table:table-cell table:formula="of:=[$Eclaté.H54]" office:value-type="float" office:value="921" calcext:value-type="float">
            <text:p>921</text:p>
          </table:table-cell>
          <table:table-cell table:formula="of:=[$Eclaté.G54]" office:value-type="float" office:value="80" calcext:value-type="float">
            <text:p>80</text:p>
          </table:table-cell>
          <table:table-cell table:formula="of:=[$Eclaté.F54]" office:value-type="float" office:value="20" calcext:value-type="float">
            <text:p>20</text:p>
          </table:table-cell>
          <table:table-cell table:style-name="ce46" table:formula="of:=[.E41]+50" office:value-type="float" office:value="971" calcext:value-type="float">
            <text:p>971</text:p>
          </table:table-cell>
          <table:table-cell table:style-name="ce46" table:formula="of:=[.F4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BP_Latte</text:p>
          </table:table-cell>
          <table:table-cell office:value-type="string" calcext:value-type="string">
            <text:p>Remplissage bois</text:p>
          </table:table-cell>
          <table:table-cell office:value-type="float" office:value="5" calcext:value-type="float">
            <text:p>5</text:p>
          </table:table-cell>
          <table:table-cell office:value-type="float" office:value="737" calcext:value-type="float">
            <text:p>737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42]+50" office:value-type="float" office:value="787" calcext:value-type="float">
            <text:p>787</text:p>
          </table:table-cell>
          <table:table-cell table:style-name="ce46" table:formula="of:=[.F42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BP_LatteA</text:p>
          </table:table-cell>
          <table:table-cell office:value-type="string" calcext:value-type="string">
            <text:p>Remplissage bois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43]+50" office:value-type="float" office:value="708" calcext:value-type="float">
            <text:p>708</text:p>
          </table:table-cell>
          <table:table-cell table:style-name="ce46" table:formula="of:=[.F43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LatteB</text:p>
          </table:table-cell>
          <table:table-cell office:value-type="string" calcext:value-type="string">
            <text:p>Remplissage bois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44]+50" office:value-type="float" office:value="490" calcext:value-type="float">
            <text:p>490</text:p>
          </table:table-cell>
          <table:table-cell table:style-name="ce46" table:formula="of:=[.F44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BP_LatteC</text:p>
          </table:table-cell>
          <table:table-cell office:value-type="string" calcext:value-type="string">
            <text:p>Remplissage bois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45]+50" office:value-type="float" office:value="273" calcext:value-type="float">
            <text:p>273</text:p>
          </table:table-cell>
          <table:table-cell table:style-name="ce46" table:formula="of:=[.F45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BP_PaPau_M</text:p>
          </table:table-cell>
          <table:table-cell office:value-type="string" calcext:value-type="string">
            <text:p>Montant Parement Paumelles</text:p>
          </table:table-cell>
          <table:table-cell table:formula="of:=[$Eclaté.E55]" office:value-type="float" office:value="1" calcext:value-type="float">
            <text:p>1</text:p>
          </table:table-cell>
          <table:table-cell table:formula="of:=[$Eclaté.H55]" office:value-type="float" office:value="2045" calcext:value-type="float">
            <text:p>2045</text:p>
          </table:table-cell>
          <table:table-cell table:formula="of:=[$Eclaté.G55]" office:value-type="float" office:value="65" calcext:value-type="float">
            <text:p>65</text:p>
          </table:table-cell>
          <table:table-cell table:formula="of:=[$Eclaté.F55]" office:value-type="float" office:value="5" calcext:value-type="float">
            <text:p>5</text:p>
          </table:table-cell>
          <table:table-cell table:style-name="ce46" table:formula="of:=[.E46]+50" office:value-type="float" office:value="2095" calcext:value-type="float">
            <text:p>2095</text:p>
          </table:table-cell>
          <table:table-cell table:style-name="ce46" table:formula="of:=[.F46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PaPau_T</text:p>
          </table:table-cell>
          <table:table-cell office:value-type="string" calcext:value-type="string">
            <text:p>Traverse Parement Paumelles</text:p>
          </table:table-cell>
          <table:table-cell table:formula="of:=[$Eclaté.E57]" office:value-type="float" office:value="1" calcext:value-type="float">
            <text:p>1</text:p>
          </table:table-cell>
          <table:table-cell table:formula="of:=[$Eclaté.H57]" office:value-type="float" office:value="1051" calcext:value-type="float">
            <text:p>1051</text:p>
          </table:table-cell>
          <table:table-cell table:formula="of:=[$Eclaté.G57]" office:value-type="float" office:value="65" calcext:value-type="float">
            <text:p>65</text:p>
          </table:table-cell>
          <table:table-cell table:formula="of:=[$Eclaté.F57]" office:value-type="float" office:value="5" calcext:value-type="float">
            <text:p>5</text:p>
          </table:table-cell>
          <table:table-cell table:style-name="ce46" table:formula="of:=[.E47]+50" office:value-type="float" office:value="1101" calcext:value-type="float">
            <text:p>1101</text:p>
          </table:table-cell>
          <table:table-cell table:style-name="ce46" table:formula="of:=[.F47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PaExt_M</text:p>
          </table:table-cell>
          <table:table-cell office:value-type="string" calcext:value-type="string">
            <text:p>Montant Parement Extérieur</text:p>
          </table:table-cell>
          <table:table-cell table:formula="of:=[$Eclaté.E58]" office:value-type="float" office:value="1" calcext:value-type="float">
            <text:p>1</text:p>
          </table:table-cell>
          <table:table-cell table:formula="of:=[$Eclaté.H58]" office:value-type="float" office:value="2027" calcext:value-type="float">
            <text:p>2027</text:p>
          </table:table-cell>
          <table:table-cell table:formula="of:=[$Eclaté.G58]" office:value-type="float" office:value="85" calcext:value-type="float">
            <text:p>85</text:p>
          </table:table-cell>
          <table:table-cell table:formula="of:=[$Eclaté.F58]" office:value-type="float" office:value="5" calcext:value-type="float">
            <text:p>5</text:p>
          </table:table-cell>
          <table:table-cell table:style-name="ce46" table:formula="of:=[.E48]+50" office:value-type="float" office:value="2077" calcext:value-type="float">
            <text:p>2077</text:p>
          </table:table-cell>
          <table:table-cell table:style-name="ce46" table:formula="of:=[.F48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PaExt_T</text:p>
          </table:table-cell>
          <table:table-cell office:value-type="string" calcext:value-type="string">
            <text:p>Traverse Parement Extérieur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1055" calcext:value-type="float">
            <text:p>1055</text:p>
          </table:table-cell>
          <table:table-cell table:formula="of:=[$Eclaté.G60]" office:value-type="float" office:value="85" calcext:value-type="float">
            <text:p>85</text:p>
          </table:table-cell>
          <table:table-cell table:formula="of:=[$Eclaté.F60]" office:value-type="float" office:value="5" calcext:value-type="float">
            <text:p>5</text:p>
          </table:table-cell>
          <table:table-cell table:style-name="ce46" table:formula="of:=[.E49]+50" office:value-type="float" office:value="1105" calcext:value-type="float">
            <text:p>1105</text:p>
          </table:table-cell>
          <table:table-cell table:style-name="ce46" table:formula="of:=[.F49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5]" office:value-type="float" office:value="2" calcext:value-type="float">
            <text:p>2</text:p>
          </table:table-cell>
          <table:table-cell table:formula="of:=[$Eclaté.H105]" office:value-type="float" office:value="2074" calcext:value-type="float">
            <text:p>2074</text:p>
          </table:table-cell>
          <table:table-cell table:formula="of:=[$Eclaté.G105]" office:value-type="float" office:value="105" calcext:value-type="float">
            <text:p>105</text:p>
          </table:table-cell>
          <table:table-cell table:formula="of:=[$Eclaté.F105]" office:value-type="float" office:value="30" calcext:value-type="float">
            <text:p>30</text:p>
          </table:table-cell>
          <table:table-cell table:style-name="ce46" table:formula="of:=[.E53]+50" office:value-type="float" office:value="2124" calcext:value-type="float">
            <text:p>2124</text:p>
          </table:table-cell>
          <table:table-cell table:style-name="ce46" table:formula="of:=[.F5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3]-[.N5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6]" office:value-type="float" office:value="2" calcext:value-type="float">
            <text:p>2</text:p>
          </table:table-cell>
          <table:table-cell table:formula="of:=[$Eclaté.H116]" office:value-type="float" office:value="2027" calcext:value-type="float">
            <text:p>2027</text:p>
          </table:table-cell>
          <table:table-cell table:formula="of:=[$Eclaté.G116]" office:value-type="float" office:value="100" calcext:value-type="float">
            <text:p>100</text:p>
          </table:table-cell>
          <table:table-cell table:formula="of:=[$Eclaté.F116]" office:value-type="float" office:value="30" calcext:value-type="float">
            <text:p>30</text:p>
          </table:table-cell>
          <table:table-cell table:style-name="ce46" table:formula="of:=[.E54]+50" office:value-type="float" office:value="2077" calcext:value-type="float">
            <text:p>2077</text:p>
          </table:table-cell>
          <table:table-cell table:style-name="ce46" table:formula="of:=[.F5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7]" office:value-type="float" office:value="1" calcext:value-type="float">
            <text:p>1</text:p>
          </table:table-cell>
          <table:table-cell table:formula="of:=[$Eclaté.H117]" office:value-type="float" office:value="919" calcext:value-type="float">
            <text:p>919</text:p>
          </table:table-cell>
          <table:table-cell table:formula="of:=[$Eclaté.G117]" office:value-type="float" office:value="115" calcext:value-type="float">
            <text:p>115</text:p>
          </table:table-cell>
          <table:table-cell table:formula="of:=[$Eclaté.F117]" office:value-type="float" office:value="30" calcext:value-type="float">
            <text:p>30</text:p>
          </table:table-cell>
          <table:table-cell table:style-name="ce46" table:formula="of:=[.E55]+50" office:value-type="float" office:value="969" calcext:value-type="float">
            <text:p>969</text:p>
          </table:table-cell>
          <table:table-cell table:style-name="ce46" table:formula="of:=[.F5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/>
          <table:table-cell table:formula="of:=[.E59]-60" office:value-type="float" office:value="923" calcext:value-type="float">
            <text:p>923</text:p>
          </table:table-cell>
          <table:table-cell table:formula="of:=[.Q55]-4" office:value-type="float" office:value="919" calcext:value-type="float">
            <text:p>919</text:p>
          </table:table-cell>
          <table:table-cell table:formula="of:=[.R55]-2*100" office:value-type="float" office:value="719" calcext:value-type="float">
            <text:p>719</text:p>
          </table:table-cell>
          <table:table-cell table:formula="of:=[.S55]+2*70" office:value-type="float" office:value="859" calcext:value-type="float">
            <text:p>859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8]" office:value-type="float" office:value="1" calcext:value-type="float">
            <text:p>1</text:p>
          </table:table-cell>
          <table:table-cell table:formula="of:=[$Eclaté.H118]" office:value-type="float" office:value="919" calcext:value-type="float">
            <text:p>919</text:p>
          </table:table-cell>
          <table:table-cell table:formula="of:=[$Eclaté.G118]" office:value-type="float" office:value="115" calcext:value-type="float">
            <text:p>115</text:p>
          </table:table-cell>
          <table:table-cell table:formula="of:=[$Eclaté.F118]" office:value-type="float" office:value="30" calcext:value-type="float">
            <text:p>30</text:p>
          </table:table-cell>
          <table:table-cell table:style-name="ce46" table:formula="of:=[.E56]+50" office:value-type="float" office:value="969" calcext:value-type="float">
            <text:p>969</text:p>
          </table:table-cell>
          <table:table-cell table:style-name="ce46" table:formula="of:=[.F5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-[.N5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9]" office:value-type="float" office:value="1" calcext:value-type="float">
            <text:p>1</text:p>
          </table:table-cell>
          <table:table-cell table:formula="of:=[$Eclaté.H119]" office:value-type="float" office:value="1330" calcext:value-type="float">
            <text:p>1330</text:p>
          </table:table-cell>
          <table:table-cell table:formula="of:=[$Eclaté.G119]" office:value-type="float" office:value="100" calcext:value-type="float">
            <text:p>100</text:p>
          </table:table-cell>
          <table:table-cell table:formula="of:=[$Eclaté.F119]" office:value-type="float" office:value="30" calcext:value-type="float">
            <text:p>30</text:p>
          </table:table-cell>
          <table:table-cell table:style-name="ce46" table:formula="of:=[.E57]+50" office:value-type="float" office:value="1380" calcext:value-type="float">
            <text:p>1380</text:p>
          </table:table-cell>
          <table:table-cell table:style-name="ce46" table:formula="of:=[.F5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20]" office:value-type="float" office:value="1" calcext:value-type="float">
            <text:p>1</text:p>
          </table:table-cell>
          <table:table-cell table:formula="of:=[$Eclaté.H120]" office:value-type="float" office:value="1330" calcext:value-type="float">
            <text:p>1330</text:p>
          </table:table-cell>
          <table:table-cell table:formula="of:=[$Eclaté.G120]" office:value-type="float" office:value="100" calcext:value-type="float">
            <text:p>100</text:p>
          </table:table-cell>
          <table:table-cell table:formula="of:=[$Eclaté.F120]" office:value-type="float" office:value="30" calcext:value-type="float">
            <text:p>30</text:p>
          </table:table-cell>
          <table:table-cell table:style-name="ce46" table:formula="of:=[.E58]+50" office:value-type="float" office:value="1380" calcext:value-type="float">
            <text:p>1380</text:p>
          </table:table-cell>
          <table:table-cell table:style-name="ce46" table:formula="of:=[.F5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8]-[.N5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6]" office:value-type="float" office:value="1" calcext:value-type="float">
            <text:p>1</text:p>
          </table:table-cell>
          <table:table-cell table:formula="of:=[$Eclaté.H106]" office:value-type="float" office:value="983" calcext:value-type="float">
            <text:p>983</text:p>
          </table:table-cell>
          <table:table-cell table:formula="of:=[$Eclaté.G106]" office:value-type="float" office:value="105" calcext:value-type="float">
            <text:p>105</text:p>
          </table:table-cell>
          <table:table-cell table:formula="of:=[$Eclaté.F106]" office:value-type="float" office:value="30" calcext:value-type="float">
            <text:p>30</text:p>
          </table:table-cell>
          <table:table-cell table:style-name="ce46" table:formula="of:=[.E59]+50" office:value-type="float" office:value="1033" calcext:value-type="float">
            <text:p>1033</text:p>
          </table:table-cell>
          <table:table-cell table:style-name="ce46" table:formula="of:=[.F5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9]-[.N59]" office:value-type="float" office:value="0" calcext:value-type="float">
            <text:p>0</text:p>
          </table:table-cell>
          <table:table-cell/>
          <table:table-cell table:formula="of:=[.E59]-60" office:value-type="float" office:value="923" calcext:value-type="float">
            <text:p>923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07]" office:value-type="float" office:value="2" calcext:value-type="float">
            <text:p>2</text:p>
          </table:table-cell>
          <table:table-cell table:formula="of:=[$Eclaté.H107]" office:value-type="float" office:value="2024" calcext:value-type="float">
            <text:p>2024</text:p>
          </table:table-cell>
          <table:table-cell table:formula="of:=[$Eclaté.G107]" office:value-type="float" office:value="80" calcext:value-type="float">
            <text:p>80</text:p>
          </table:table-cell>
          <table:table-cell table:formula="of:=[$Eclaté.F107]" office:value-type="float" office:value="20" calcext:value-type="float">
            <text:p>20</text:p>
          </table:table-cell>
          <table:table-cell table:style-name="ce46" table:formula="of:=[.E60]+50" office:value-type="float" office:value="2074" calcext:value-type="float">
            <text:p>2074</text:p>
          </table:table-cell>
          <table:table-cell table:style-name="ce46" table:formula="of:=[.F6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08]" office:value-type="float" office:value="1" calcext:value-type="float">
            <text:p>1</text:p>
          </table:table-cell>
          <table:table-cell table:formula="of:=[$Eclaté.H108]" office:value-type="float" office:value="923" calcext:value-type="float">
            <text:p>923</text:p>
          </table:table-cell>
          <table:table-cell table:formula="of:=[$Eclaté.G108]" office:value-type="float" office:value="80" calcext:value-type="float">
            <text:p>80</text:p>
          </table:table-cell>
          <table:table-cell table:formula="of:=[$Eclaté.F108]" office:value-type="float" office:value="20" calcext:value-type="float">
            <text:p>20</text:p>
          </table:table-cell>
          <table:table-cell table:style-name="ce46" table:formula="of:=[.E61]+50" office:value-type="float" office:value="973" calcext:value-type="float">
            <text:p>973</text:p>
          </table:table-cell>
          <table:table-cell table:style-name="ce46" table:formula="of:=[.F6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Latte</text:p>
          </table:table-cell>
          <table:table-cell office:value-type="string" calcext:value-type="string">
            <text:p>Remplissage bois</text:p>
          </table:table-cell>
          <table:table-cell office:value-type="float" office:value="6" calcext:value-type="float">
            <text:p>6</text:p>
          </table:table-cell>
          <table:table-cell office:value-type="float" office:value="740" calcext:value-type="float">
            <text:p>740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62]+50" office:value-type="float" office:value="790" calcext:value-type="float">
            <text:p>790</text:p>
          </table:table-cell>
          <table:table-cell table:style-name="ce46" table:formula="of:=[.F62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Pau_M</text:p>
          </table:table-cell>
          <table:table-cell office:value-type="string" calcext:value-type="string">
            <text:p>Montant Parement Paumelles</text:p>
          </table:table-cell>
          <table:table-cell table:formula="of:=[$Eclaté.E109]" office:value-type="float" office:value="1" calcext:value-type="float">
            <text:p>1</text:p>
          </table:table-cell>
          <table:table-cell table:formula="of:=[$Eclaté.H109]" office:value-type="float" office:value="2044" calcext:value-type="float">
            <text:p>2044</text:p>
          </table:table-cell>
          <table:table-cell table:formula="of:=[$Eclaté.G109]" office:value-type="float" office:value="65" calcext:value-type="float">
            <text:p>65</text:p>
          </table:table-cell>
          <table:table-cell table:formula="of:=[$Eclaté.F109]" office:value-type="float" office:value="5" calcext:value-type="float">
            <text:p>5</text:p>
          </table:table-cell>
          <table:table-cell table:style-name="ce46" table:formula="of:=[.E63]+50" office:value-type="float" office:value="2094" calcext:value-type="float">
            <text:p>2094</text:p>
          </table:table-cell>
          <table:table-cell table:style-name="ce46" table:formula="of:=[.F63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Pau_T</text:p>
          </table:table-cell>
          <table:table-cell office:value-type="string" calcext:value-type="string">
            <text:p>Traverse Parement Paumelles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1053" calcext:value-type="float">
            <text:p>1053</text:p>
          </table:table-cell>
          <table:table-cell table:formula="of:=[$Eclaté.G111]" office:value-type="float" office:value="65" calcext:value-type="float">
            <text:p>65</text:p>
          </table:table-cell>
          <table:table-cell table:formula="of:=[$Eclaté.F111]" office:value-type="float" office:value="5" calcext:value-type="float">
            <text:p>5</text:p>
          </table:table-cell>
          <table:table-cell table:style-name="ce46" table:formula="of:=[.E64]+50" office:value-type="float" office:value="1103" calcext:value-type="float">
            <text:p>1103</text:p>
          </table:table-cell>
          <table:table-cell table:style-name="ce46" table:formula="of:=[.F64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Ext_M</text:p>
          </table:table-cell>
          <table:table-cell office:value-type="string" calcext:value-type="string">
            <text:p>Montant Parement Extérieur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2026" calcext:value-type="float">
            <text:p>2026</text:p>
          </table:table-cell>
          <table:table-cell table:formula="of:=[$Eclaté.G112]" office:value-type="float" office:value="85" calcext:value-type="float">
            <text:p>85</text:p>
          </table:table-cell>
          <table:table-cell table:formula="of:=[$Eclaté.F112]" office:value-type="float" office:value="5" calcext:value-type="float">
            <text:p>5</text:p>
          </table:table-cell>
          <table:table-cell table:style-name="ce46" table:formula="of:=[.E65]+50" office:value-type="float" office:value="2076" calcext:value-type="float">
            <text:p>2076</text:p>
          </table:table-cell>
          <table:table-cell table:style-name="ce46" table:formula="of:=[.F65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Ext_T</text:p>
          </table:table-cell>
          <table:table-cell office:value-type="string" calcext:value-type="string">
            <text:p>Traverse Parement Extérieur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057" calcext:value-type="float">
            <text:p>1057</text:p>
          </table:table-cell>
          <table:table-cell table:formula="of:=[$Eclaté.G114]" office:value-type="float" office:value="85" calcext:value-type="float">
            <text:p>85</text:p>
          </table:table-cell>
          <table:table-cell table:formula="of:=[$Eclaté.F114]" office:value-type="float" office:value="5" calcext:value-type="float">
            <text:p>5</text:p>
          </table:table-cell>
          <table:table-cell table:style-name="ce46" table:formula="of:=[.E66]+50" office:value-type="float" office:value="1107" calcext:value-type="float">
            <text:p>1107</text:p>
          </table:table-cell>
          <table:table-cell table:style-name="ce46" table:formula="of:=[.F66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3"/>
          <table:table-cell table:style-name="ce51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64]" office:value-type="float" office:value="2" calcext:value-type="float">
            <text:p>2</text:p>
          </table:table-cell>
          <table:table-cell table:formula="of:=[$Eclaté.H164]" office:value-type="float" office:value="2076" calcext:value-type="float">
            <text:p>2076</text:p>
          </table:table-cell>
          <table:table-cell table:formula="of:=[$Eclaté.G164]" office:value-type="float" office:value="105" calcext:value-type="float">
            <text:p>105</text:p>
          </table:table-cell>
          <table:table-cell table:formula="of:=[$Eclaté.F164]" office:value-type="float" office:value="30" calcext:value-type="float">
            <text:p>30</text:p>
          </table:table-cell>
          <table:table-cell table:style-name="ce46" table:formula="of:=[.E70]+50" office:value-type="float" office:value="2126" calcext:value-type="float">
            <text:p>2126</text:p>
          </table:table-cell>
          <table:table-cell table:style-name="ce46" table:formula="of:=[.F70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70]-[.N7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73]" office:value-type="float" office:value="2" calcext:value-type="float">
            <text:p>2</text:p>
          </table:table-cell>
          <table:table-cell table:formula="of:=[$Eclaté.H173]" office:value-type="float" office:value="2029" calcext:value-type="float">
            <text:p>2029</text:p>
          </table:table-cell>
          <table:table-cell table:formula="of:=[$Eclaté.G173]" office:value-type="float" office:value="100" calcext:value-type="float">
            <text:p>100</text:p>
          </table:table-cell>
          <table:table-cell table:formula="of:=[$Eclaté.F173]" office:value-type="float" office:value="30" calcext:value-type="float">
            <text:p>30</text:p>
          </table:table-cell>
          <table:table-cell table:style-name="ce46" table:formula="of:=[.E71]+50" office:value-type="float" office:value="2079" calcext:value-type="float">
            <text:p>2079</text:p>
          </table:table-cell>
          <table:table-cell table:style-name="ce46" table:formula="of:=[.F71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71]-[.N7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74]" office:value-type="float" office:value="1" calcext:value-type="float">
            <text:p>1</text:p>
          </table:table-cell>
          <table:table-cell table:formula="of:=[$Eclaté.H174]" office:value-type="float" office:value="918" calcext:value-type="float">
            <text:p>918</text:p>
          </table:table-cell>
          <table:table-cell table:formula="of:=[$Eclaté.G174]" office:value-type="float" office:value="115" calcext:value-type="float">
            <text:p>115</text:p>
          </table:table-cell>
          <table:table-cell table:formula="of:=[$Eclaté.F174]" office:value-type="float" office:value="30" calcext:value-type="float">
            <text:p>30</text:p>
          </table:table-cell>
          <table:table-cell table:style-name="ce46" table:formula="of:=[.E72]+50" office:value-type="float" office:value="968" calcext:value-type="float">
            <text:p>968</text:p>
          </table:table-cell>
          <table:table-cell table:style-name="ce46" table:formula="of:=[.F72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2]-[.N72]" office:value-type="float" office:value="0" calcext:value-type="float">
            <text:p>0</text:p>
          </table:table-cell>
          <table:table-cell/>
          <table:table-cell table:formula="of:=[.E76]-60" office:value-type="float" office:value="922" calcext:value-type="float">
            <text:p>922</text:p>
          </table:table-cell>
          <table:table-cell table:formula="of:=[.Q72]-4" office:value-type="float" office:value="918" calcext:value-type="float">
            <text:p>918</text:p>
          </table:table-cell>
          <table:table-cell table:formula="of:=[.R72]-2*100" office:value-type="float" office:value="718" calcext:value-type="float">
            <text:p>718</text:p>
          </table:table-cell>
          <table:table-cell table:formula="of:=[.S72]+2*70" office:value-type="float" office:value="858" calcext:value-type="float">
            <text:p>858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75]" office:value-type="float" office:value="1" calcext:value-type="float">
            <text:p>1</text:p>
          </table:table-cell>
          <table:table-cell table:formula="of:=[$Eclaté.H175]" office:value-type="float" office:value="918" calcext:value-type="float">
            <text:p>918</text:p>
          </table:table-cell>
          <table:table-cell table:formula="of:=[$Eclaté.G175]" office:value-type="float" office:value="115" calcext:value-type="float">
            <text:p>115</text:p>
          </table:table-cell>
          <table:table-cell table:formula="of:=[$Eclaté.F175]" office:value-type="float" office:value="30" calcext:value-type="float">
            <text:p>30</text:p>
          </table:table-cell>
          <table:table-cell table:style-name="ce46" table:formula="of:=[.E73]+50" office:value-type="float" office:value="968" calcext:value-type="float">
            <text:p>968</text:p>
          </table:table-cell>
          <table:table-cell table:style-name="ce46" table:formula="of:=[.F7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3]-[.N7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76]" office:value-type="float" office:value="1" calcext:value-type="float">
            <text:p>1</text:p>
          </table:table-cell>
          <table:table-cell table:formula="of:=[$Eclaté.H176]" office:value-type="float" office:value="1420" calcext:value-type="float">
            <text:p>1420</text:p>
          </table:table-cell>
          <table:table-cell table:formula="of:=[$Eclaté.G176]" office:value-type="float" office:value="100" calcext:value-type="float">
            <text:p>100</text:p>
          </table:table-cell>
          <table:table-cell table:formula="of:=[$Eclaté.F176]" office:value-type="float" office:value="30" calcext:value-type="float">
            <text:p>30</text:p>
          </table:table-cell>
          <table:table-cell table:style-name="ce46" table:formula="of:=[.E74]+50" office:value-type="float" office:value="1470" calcext:value-type="float">
            <text:p>1470</text:p>
          </table:table-cell>
          <table:table-cell table:style-name="ce46" table:formula="of:=[.F7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4]-[.N7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7]" office:value-type="float" office:value="1" calcext:value-type="float">
            <text:p>1</text:p>
          </table:table-cell>
          <table:table-cell table:formula="of:=[$Eclaté.H177]" office:value-type="float" office:value="1122" calcext:value-type="float">
            <text:p>1122</text:p>
          </table:table-cell>
          <table:table-cell table:formula="of:=[$Eclaté.G177]" office:value-type="float" office:value="100" calcext:value-type="float">
            <text:p>100</text:p>
          </table:table-cell>
          <table:table-cell table:formula="of:=[$Eclaté.F177]" office:value-type="float" office:value="30" calcext:value-type="float">
            <text:p>30</text:p>
          </table:table-cell>
          <table:table-cell table:style-name="ce46" table:formula="of:=[.E75]+50" office:value-type="float" office:value="1172" calcext:value-type="float">
            <text:p>1172</text:p>
          </table:table-cell>
          <table:table-cell table:style-name="ce46" table:formula="of:=[.F7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5]-[.N7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65]" office:value-type="float" office:value="1" calcext:value-type="float">
            <text:p>1</text:p>
          </table:table-cell>
          <table:table-cell table:formula="of:=[$Eclaté.H165]" office:value-type="float" office:value="982" calcext:value-type="float">
            <text:p>982</text:p>
          </table:table-cell>
          <table:table-cell table:formula="of:=[$Eclaté.G165]" office:value-type="float" office:value="105" calcext:value-type="float">
            <text:p>105</text:p>
          </table:table-cell>
          <table:table-cell table:formula="of:=[$Eclaté.F165]" office:value-type="float" office:value="30" calcext:value-type="float">
            <text:p>30</text:p>
          </table:table-cell>
          <table:table-cell table:style-name="ce46" table:formula="of:=[.E76]+50" office:value-type="float" office:value="1032" calcext:value-type="float">
            <text:p>1032</text:p>
          </table:table-cell>
          <table:table-cell table:style-name="ce46" table:formula="of:=[.F7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6]-[.N76]" office:value-type="float" office:value="0" calcext:value-type="float">
            <text:p>0</text:p>
          </table:table-cell>
          <table:table-cell/>
          <table:table-cell table:formula="of:=[.E76]-60" office:value-type="float" office:value="922" calcext:value-type="float">
            <text:p>922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6" calcext:value-type="float">
            <text:p>2026</text:p>
          </table:table-cell>
          <table:table-cell table:formula="of:=[$Eclaté.G166]" office:value-type="float" office:value="80" calcext:value-type="float">
            <text:p>80</text:p>
          </table:table-cell>
          <table:table-cell table:formula="of:=[$Eclaté.F166]" office:value-type="float" office:value="20" calcext:value-type="float">
            <text:p>20</text:p>
          </table:table-cell>
          <table:table-cell table:style-name="ce46" table:formula="of:=[.E77]+50" office:value-type="float" office:value="2076" calcext:value-type="float">
            <text:p>2076</text:p>
          </table:table-cell>
          <table:table-cell table:style-name="ce46" table:formula="of:=[.F77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22" calcext:value-type="float">
            <text:p>922</text:p>
          </table:table-cell>
          <table:table-cell table:formula="of:=[$Eclaté.G167]" office:value-type="float" office:value="80" calcext:value-type="float">
            <text:p>80</text:p>
          </table:table-cell>
          <table:table-cell table:formula="of:=[$Eclaté.F167]" office:value-type="float" office:value="20" calcext:value-type="float">
            <text:p>20</text:p>
          </table:table-cell>
          <table:table-cell table:style-name="ce46" table:formula="of:=[.E78]+50" office:value-type="float" office:value="972" calcext:value-type="float">
            <text:p>972</text:p>
          </table:table-cell>
          <table:table-cell table:style-name="ce46" table:formula="of:=[.F78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Pau_M</text:p>
          </table:table-cell>
          <table:table-cell office:value-type="string" calcext:value-type="string">
            <text:p>Montant Parement Paumelles</text:p>
          </table:table-cell>
          <table:table-cell table:formula="of:=[$Eclaté.E168]" office:value-type="float" office:value="2" calcext:value-type="float">
            <text:p>2</text:p>
          </table:table-cell>
          <table:table-cell table:formula="of:=[$Eclaté.H168]" office:value-type="float" office:value="2046" calcext:value-type="float">
            <text:p>2046</text:p>
          </table:table-cell>
          <table:table-cell table:formula="of:=[$Eclaté.G168]" office:value-type="float" office:value="65" calcext:value-type="float">
            <text:p>65</text:p>
          </table:table-cell>
          <table:table-cell table:formula="of:=[$Eclaté.F168]" office:value-type="float" office:value="5" calcext:value-type="float">
            <text:p>5</text:p>
          </table:table-cell>
          <table:table-cell table:style-name="ce46" table:formula="of:=[.E79]+50" office:value-type="float" office:value="2096" calcext:value-type="float">
            <text:p>2096</text:p>
          </table:table-cell>
          <table:table-cell table:style-name="ce46" table:formula="of:=[.F79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??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Pau_T</text:p>
          </table:table-cell>
          <table:table-cell office:value-type="string" calcext:value-type="string">
            <text:p>Traverse Parement Paumelles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052" calcext:value-type="float">
            <text:p>1052</text:p>
          </table:table-cell>
          <table:table-cell table:formula="of:=[$Eclaté.G169]" office:value-type="float" office:value="65" calcext:value-type="float">
            <text:p>65</text:p>
          </table:table-cell>
          <table:table-cell table:formula="of:=[$Eclaté.F169]" office:value-type="float" office:value="5" calcext:value-type="float">
            <text:p>5</text:p>
          </table:table-cell>
          <table:table-cell table:style-name="ce46" table:formula="of:=[.E80]+50" office:value-type="float" office:value="1102" calcext:value-type="float">
            <text:p>1102</text:p>
          </table:table-cell>
          <table:table-cell table:style-name="ce46" table:formula="of:=[.F80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??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Ext_M</text:p>
          </table:table-cell>
          <table:table-cell office:value-type="string" calcext:value-type="string">
            <text:p>Montant Parement Extérieur</text:p>
          </table:table-cell>
          <table:table-cell table:formula="of:=[$Eclaté.E170]" office:value-type="float" office:value="2" calcext:value-type="float">
            <text:p>2</text:p>
          </table:table-cell>
          <table:table-cell table:formula="of:=[$Eclaté.H170]" office:value-type="float" office:value="2028" calcext:value-type="float">
            <text:p>2028</text:p>
          </table:table-cell>
          <table:table-cell table:formula="of:=[$Eclaté.G170]" office:value-type="float" office:value="85" calcext:value-type="float">
            <text:p>85</text:p>
          </table:table-cell>
          <table:table-cell table:formula="of:=[$Eclaté.F170]" office:value-type="float" office:value="5" calcext:value-type="float">
            <text:p>5</text:p>
          </table:table-cell>
          <table:table-cell table:style-name="ce46" table:formula="of:=[.E81]+50" office:value-type="float" office:value="2078" calcext:value-type="float">
            <text:p>2078</text:p>
          </table:table-cell>
          <table:table-cell table:style-name="ce46" table:formula="of:=[.F81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??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Ext_T</text:p>
          </table:table-cell>
          <table:table-cell office:value-type="string" calcext:value-type="string">
            <text:p>Traverse Parement Extérieur</text:p>
          </table:table-cell>
          <table:table-cell table:formula="of:=[$Eclaté.E171]" office:value-type="float" office:value="1" calcext:value-type="float">
            <text:p>1</text:p>
          </table:table-cell>
          <table:table-cell table:formula="of:=[$Eclaté.H171]" office:value-type="float" office:value="1056" calcext:value-type="float">
            <text:p>1056</text:p>
          </table:table-cell>
          <table:table-cell table:formula="of:=[$Eclaté.G171]" office:value-type="float" office:value="85" calcext:value-type="float">
            <text:p>85</text:p>
          </table:table-cell>
          <table:table-cell table:formula="of:=[$Eclaté.F171]" office:value-type="float" office:value="5" calcext:value-type="float">
            <text:p>5</text:p>
          </table:table-cell>
          <table:table-cell table:style-name="ce46" table:formula="of:=[.E82]+50" office:value-type="float" office:value="1106" calcext:value-type="float">
            <text:p>1106</text:p>
          </table:table-cell>
          <table:table-cell table:style-name="ce46" table:formula="of:=[.F82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??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35]" office:value-type="float" office:value="2" calcext:value-type="float">
            <text:p>2</text:p>
          </table:table-cell>
          <table:table-cell table:formula="of:=[$Eclaté.H135]" office:value-type="float" office:value="2076" calcext:value-type="float">
            <text:p>2076</text:p>
          </table:table-cell>
          <table:table-cell table:formula="of:=[$Eclaté.G135]" office:value-type="float" office:value="105" calcext:value-type="float">
            <text:p>105</text:p>
          </table:table-cell>
          <table:table-cell table:formula="of:=[$Eclaté.F135]" office:value-type="float" office:value="30" calcext:value-type="float">
            <text:p>30</text:p>
          </table:table-cell>
          <table:table-cell table:style-name="ce46" table:formula="of:=[.E86]+50" office:value-type="float" office:value="2126" calcext:value-type="float">
            <text:p>2126</text:p>
          </table:table-cell>
          <table:table-cell table:style-name="ce46" table:formula="of:=[.F8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86]-[.N8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45]" office:value-type="float" office:value="2" calcext:value-type="float">
            <text:p>2</text:p>
          </table:table-cell>
          <table:table-cell table:formula="of:=[$Eclaté.H145]" office:value-type="float" office:value="2029" calcext:value-type="float">
            <text:p>2029</text:p>
          </table:table-cell>
          <table:table-cell table:formula="of:=[$Eclaté.G145]" office:value-type="float" office:value="100" calcext:value-type="float">
            <text:p>100</text:p>
          </table:table-cell>
          <table:table-cell table:formula="of:=[$Eclaté.F145]" office:value-type="float" office:value="30" calcext:value-type="float">
            <text:p>30</text:p>
          </table:table-cell>
          <table:table-cell table:style-name="ce46" table:formula="of:=[.E87]+50" office:value-type="float" office:value="2079" calcext:value-type="float">
            <text:p>2079</text:p>
          </table:table-cell>
          <table:table-cell table:style-name="ce46" table:formula="of:=[.F8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87]-[.N8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46]" office:value-type="float" office:value="1" calcext:value-type="float">
            <text:p>1</text:p>
          </table:table-cell>
          <table:table-cell table:formula="of:=[$Eclaté.H146]" office:value-type="float" office:value="916" calcext:value-type="float">
            <text:p>916</text:p>
          </table:table-cell>
          <table:table-cell table:formula="of:=[$Eclaté.G146]" office:value-type="float" office:value="115" calcext:value-type="float">
            <text:p>115</text:p>
          </table:table-cell>
          <table:table-cell table:formula="of:=[$Eclaté.F146]" office:value-type="float" office:value="30" calcext:value-type="float">
            <text:p>30</text:p>
          </table:table-cell>
          <table:table-cell table:style-name="ce46" table:formula="of:=[.E88]+50" office:value-type="float" office:value="966" calcext:value-type="float">
            <text:p>966</text:p>
          </table:table-cell>
          <table:table-cell table:style-name="ce46" table:formula="of:=[.F8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8]-[.N88]" office:value-type="float" office:value="0" calcext:value-type="float">
            <text:p>0</text:p>
          </table:table-cell>
          <table:table-cell/>
          <table:table-cell table:formula="of:=[.E92]-60" office:value-type="float" office:value="920" calcext:value-type="float">
            <text:p>920</text:p>
          </table:table-cell>
          <table:table-cell table:formula="of:=[.Q88]-4" office:value-type="float" office:value="916" calcext:value-type="float">
            <text:p>916</text:p>
          </table:table-cell>
          <table:table-cell table:formula="of:=[.R88]-2*100" office:value-type="float" office:value="716" calcext:value-type="float">
            <text:p>716</text:p>
          </table:table-cell>
          <table:table-cell table:formula="of:=[.S88]+2*70" office:value-type="float" office:value="856" calcext:value-type="float">
            <text:p>856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7]" office:value-type="float" office:value="1" calcext:value-type="float">
            <text:p>1</text:p>
          </table:table-cell>
          <table:table-cell table:formula="of:=[$Eclaté.H147]" office:value-type="float" office:value="916" calcext:value-type="float">
            <text:p>916</text:p>
          </table:table-cell>
          <table:table-cell table:formula="of:=[$Eclaté.G147]" office:value-type="float" office:value="115" calcext:value-type="float">
            <text:p>115</text:p>
          </table:table-cell>
          <table:table-cell table:formula="of:=[$Eclaté.F147]" office:value-type="float" office:value="30" calcext:value-type="float">
            <text:p>30</text:p>
          </table:table-cell>
          <table:table-cell table:style-name="ce46" table:formula="of:=[.E89]+50" office:value-type="float" office:value="966" calcext:value-type="float">
            <text:p>966</text:p>
          </table:table-cell>
          <table:table-cell table:style-name="ce46" table:formula="of:=[.F8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9]-[.N8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8]" office:value-type="float" office:value="1" calcext:value-type="float">
            <text:p>1</text:p>
          </table:table-cell>
          <table:table-cell table:formula="of:=[$Eclaté.H148]" office:value-type="float" office:value="1221" calcext:value-type="float">
            <text:p>1221</text:p>
          </table:table-cell>
          <table:table-cell table:formula="of:=[$Eclaté.G148]" office:value-type="float" office:value="100" calcext:value-type="float">
            <text:p>100</text:p>
          </table:table-cell>
          <table:table-cell table:formula="of:=[$Eclaté.F148]" office:value-type="float" office:value="30" calcext:value-type="float">
            <text:p>30</text:p>
          </table:table-cell>
          <table:table-cell table:style-name="ce46" table:formula="of:=[.E90]+50" office:value-type="float" office:value="1271" calcext:value-type="float">
            <text:p>1271</text:p>
          </table:table-cell>
          <table:table-cell table:style-name="ce46" table:formula="of:=[.F9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0]-[.N9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9]" office:value-type="float" office:value="1" calcext:value-type="float">
            <text:p>1</text:p>
          </table:table-cell>
          <table:table-cell table:formula="of:=[$Eclaté.H149]" office:value-type="float" office:value="1221" calcext:value-type="float">
            <text:p>1221</text:p>
          </table:table-cell>
          <table:table-cell table:formula="of:=[$Eclaté.G149]" office:value-type="float" office:value="100" calcext:value-type="float">
            <text:p>100</text:p>
          </table:table-cell>
          <table:table-cell table:formula="of:=[$Eclaté.F149]" office:value-type="float" office:value="30" calcext:value-type="float">
            <text:p>30</text:p>
          </table:table-cell>
          <table:table-cell table:style-name="ce46" table:formula="of:=[.E91]+50" office:value-type="float" office:value="1271" calcext:value-type="float">
            <text:p>1271</text:p>
          </table:table-cell>
          <table:table-cell table:style-name="ce46" table:formula="of:=[.F91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1]-[.N9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office:value-type="string" calcext:value-type="string">
            <text:p>Pas besoin ?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6]" office:value-type="float" office:value="1" calcext:value-type="float">
            <text:p>1</text:p>
          </table:table-cell>
          <table:table-cell table:formula="of:=[$Eclaté.H136]" office:value-type="float" office:value="980" calcext:value-type="float">
            <text:p>980</text:p>
          </table:table-cell>
          <table:table-cell table:formula="of:=[$Eclaté.G136]" office:value-type="float" office:value="105" calcext:value-type="float">
            <text:p>105</text:p>
          </table:table-cell>
          <table:table-cell table:formula="of:=[$Eclaté.F136]" office:value-type="float" office:value="30" calcext:value-type="float">
            <text:p>30</text:p>
          </table:table-cell>
          <table:table-cell table:style-name="ce46" table:formula="of:=[.E92]+50" office:value-type="float" office:value="1030" calcext:value-type="float">
            <text:p>1030</text:p>
          </table:table-cell>
          <table:table-cell table:style-name="ce46" table:formula="of:=[.F9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2]-[.N92]" office:value-type="float" office:value="0" calcext:value-type="float">
            <text:p>0</text:p>
          </table:table-cell>
          <table:table-cell/>
          <table:table-cell table:formula="of:=[.E92]-60" office:value-type="float" office:value="920" calcext:value-type="float">
            <text:p>920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37]" office:value-type="float" office:value="2" calcext:value-type="float">
            <text:p>2</text:p>
          </table:table-cell>
          <table:table-cell table:formula="of:=[$Eclaté.H137]" office:value-type="float" office:value="2026" calcext:value-type="float">
            <text:p>2026</text:p>
          </table:table-cell>
          <table:table-cell table:formula="of:=[$Eclaté.G137]" office:value-type="float" office:value="80" calcext:value-type="float">
            <text:p>80</text:p>
          </table:table-cell>
          <table:table-cell table:formula="of:=[$Eclaté.F137]" office:value-type="float" office:value="20" calcext:value-type="float">
            <text:p>20</text:p>
          </table:table-cell>
          <table:table-cell table:style-name="ce46" table:formula="of:=[.E93]+50" office:value-type="float" office:value="2076" calcext:value-type="float">
            <text:p>2076</text:p>
          </table:table-cell>
          <table:table-cell table:style-name="ce46" table:formula="of:=[.F93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38]" office:value-type="float" office:value="1" calcext:value-type="float">
            <text:p>1</text:p>
          </table:table-cell>
          <table:table-cell table:formula="of:=[$Eclaté.H138]" office:value-type="float" office:value="920" calcext:value-type="float">
            <text:p>920</text:p>
          </table:table-cell>
          <table:table-cell table:formula="of:=[$Eclaté.G138]" office:value-type="float" office:value="80" calcext:value-type="float">
            <text:p>80</text:p>
          </table:table-cell>
          <table:table-cell table:formula="of:=[$Eclaté.F138]" office:value-type="float" office:value="20" calcext:value-type="float">
            <text:p>20</text:p>
          </table:table-cell>
          <table:table-cell table:style-name="ce46" table:formula="of:=[.E94]+50" office:value-type="float" office:value="970" calcext:value-type="float">
            <text:p>970</text:p>
          </table:table-cell>
          <table:table-cell table:style-name="ce46" table:formula="of:=[.F94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Pau_M</text:p>
          </table:table-cell>
          <table:table-cell office:value-type="string" calcext:value-type="string">
            <text:p>Montant Parement Paumelles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2046" calcext:value-type="float">
            <text:p>2046</text:p>
          </table:table-cell>
          <table:table-cell table:formula="of:=[$Eclaté.G139]" office:value-type="float" office:value="65" calcext:value-type="float">
            <text:p>65</text:p>
          </table:table-cell>
          <table:table-cell table:formula="of:=[$Eclaté.F139]" office:value-type="float" office:value="5" calcext:value-type="float">
            <text:p>5</text:p>
          </table:table-cell>
          <table:table-cell table:style-name="ce46" table:formula="of:=[.E95]+50" office:value-type="float" office:value="2096" calcext:value-type="float">
            <text:p>2096</text:p>
          </table:table-cell>
          <table:table-cell table:style-name="ce46" table:formula="of:=[.F95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Pau_T</text:p>
          </table:table-cell>
          <table:table-cell office:value-type="string" calcext:value-type="string">
            <text:p>Traverse Parement Paumelles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050" calcext:value-type="float">
            <text:p>1050</text:p>
          </table:table-cell>
          <table:table-cell table:formula="of:=[$Eclaté.G141]" office:value-type="float" office:value="65" calcext:value-type="float">
            <text:p>65</text:p>
          </table:table-cell>
          <table:table-cell table:formula="of:=[$Eclaté.F141]" office:value-type="float" office:value="5" calcext:value-type="float">
            <text:p>5</text:p>
          </table:table-cell>
          <table:table-cell table:style-name="ce46" table:formula="of:=[.E96]+50" office:value-type="float" office:value="1100" calcext:value-type="float">
            <text:p>1100</text:p>
          </table:table-cell>
          <table:table-cell table:style-name="ce46" table:formula="of:=[.F96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Ext_M</text:p>
          </table:table-cell>
          <table:table-cell office:value-type="string" calcext:value-type="string">
            <text:p>Montant Parement Extérieur</text:p>
          </table:table-cell>
          <table:table-cell table:formula="of:=[$Eclaté.E142]" office:value-type="float" office:value="2" calcext:value-type="float">
            <text:p>2</text:p>
          </table:table-cell>
          <table:table-cell table:formula="of:=[$Eclaté.H142]" office:value-type="float" office:value="2028" calcext:value-type="float">
            <text:p>2028</text:p>
          </table:table-cell>
          <table:table-cell table:formula="of:=[$Eclaté.G142]" office:value-type="float" office:value="85" calcext:value-type="float">
            <text:p>85</text:p>
          </table:table-cell>
          <table:table-cell table:formula="of:=[$Eclaté.F142]" office:value-type="float" office:value="5" calcext:value-type="float">
            <text:p>5</text:p>
          </table:table-cell>
          <table:table-cell table:style-name="ce46" table:formula="of:=[.E97]+50" office:value-type="float" office:value="2078" calcext:value-type="float">
            <text:p>2078</text:p>
          </table:table-cell>
          <table:table-cell table:style-name="ce46" table:formula="of:=[.F97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Ext_T</text:p>
          </table:table-cell>
          <table:table-cell office:value-type="string" calcext:value-type="string">
            <text:p>Traverse Parement Extérieur</text:p>
          </table:table-cell>
          <table:table-cell table:formula="of:=[$Eclaté.E143]" office:value-type="float" office:value="1" calcext:value-type="float">
            <text:p>1</text:p>
          </table:table-cell>
          <table:table-cell table:formula="of:=[$Eclaté.H143]" office:value-type="float" office:value="1054" calcext:value-type="float">
            <text:p>1054</text:p>
          </table:table-cell>
          <table:table-cell table:formula="of:=[$Eclaté.G143]" office:value-type="float" office:value="85" calcext:value-type="float">
            <text:p>85</text:p>
          </table:table-cell>
          <table:table-cell table:formula="of:=[$Eclaté.F143]" office:value-type="float" office:value="5" calcext:value-type="float">
            <text:p>5</text:p>
          </table:table-cell>
          <table:table-cell table:style-name="ce46" table:formula="of:=[.E98]+50" office:value-type="float" office:value="1104" calcext:value-type="float">
            <text:p>1104</text:p>
          </table:table-cell>
          <table:table-cell table:style-name="ce46" table:formula="of:=[.F98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9]" office:value-type="float" office:value="2" calcext:value-type="float">
            <text:p>2</text:p>
          </table:table-cell>
          <table:table-cell table:formula="of:=[$Eclaté.H79]" office:value-type="float" office:value="2075" calcext:value-type="float">
            <text:p>2075</text:p>
          </table:table-cell>
          <table:table-cell table:formula="of:=[$Eclaté.G79]" office:value-type="float" office:value="105" calcext:value-type="float">
            <text:p>105</text:p>
          </table:table-cell>
          <table:table-cell table:formula="of:=[$Eclaté.F79]" office:value-type="float" office:value="30" calcext:value-type="float">
            <text:p>30</text:p>
          </table:table-cell>
          <table:table-cell table:style-name="ce46" table:formula="of:=[.E102]+50" office:value-type="float" office:value="2125" calcext:value-type="float">
            <text:p>2125</text:p>
          </table:table-cell>
          <table:table-cell table:style-name="ce46" table:formula="of:=[.F10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8]" office:value-type="float" office:value="2" calcext:value-type="float">
            <text:p>2</text:p>
          </table:table-cell>
          <table:table-cell table:formula="of:=[$Eclaté.H88]" office:value-type="float" office:value="2028" calcext:value-type="float">
            <text:p>2028</text:p>
          </table:table-cell>
          <table:table-cell table:formula="of:=[$Eclaté.G88]" office:value-type="float" office:value="100" calcext:value-type="float">
            <text:p>100</text:p>
          </table:table-cell>
          <table:table-cell table:formula="of:=[$Eclaté.F88]" office:value-type="float" office:value="30" calcext:value-type="float">
            <text:p>30</text:p>
          </table:table-cell>
          <table:table-cell table:style-name="ce46" table:formula="of:=[.E103]+50" office:value-type="float" office:value="2078" calcext:value-type="float">
            <text:p>2078</text:p>
          </table:table-cell>
          <table:table-cell table:style-name="ce46" table:formula="of:=[.F10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9]" office:value-type="float" office:value="1" calcext:value-type="float">
            <text:p>1</text:p>
          </table:table-cell>
          <table:table-cell table:formula="of:=[$Eclaté.H89]" office:value-type="float" office:value="917" calcext:value-type="float">
            <text:p>917</text:p>
          </table:table-cell>
          <table:table-cell table:formula="of:=[$Eclaté.G89]" office:value-type="float" office:value="115" calcext:value-type="float">
            <text:p>115</text:p>
          </table:table-cell>
          <table:table-cell table:formula="of:=[$Eclaté.F89]" office:value-type="float" office:value="30" calcext:value-type="float">
            <text:p>30</text:p>
          </table:table-cell>
          <table:table-cell table:style-name="ce46" table:formula="of:=[.E104]+50" office:value-type="float" office:value="967" calcext:value-type="float">
            <text:p>967</text:p>
          </table:table-cell>
          <table:table-cell table:style-name="ce46" table:formula="of:=[.F10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46"/>
          <table:table-cell table:formula="of:=[.E107]-60" office:value-type="float" office:value="921" calcext:value-type="float">
            <text:p>921</text:p>
          </table:table-cell>
          <table:table-cell table:formula="of:=[.Q104]-4" office:value-type="float" office:value="917" calcext:value-type="float">
            <text:p>917</text:p>
          </table:table-cell>
          <table:table-cell table:formula="of:=[.R104]-2*100" office:value-type="float" office:value="717" calcext:value-type="float">
            <text:p>717</text:p>
          </table:table-cell>
          <table:table-cell table:formula="of:=[.S104]+2*70" office:value-type="float" office:value="857" calcext:value-type="float">
            <text:p>857</text:p>
          </table:table-cell>
          <table:table-cell table:number-columns-repeated="2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90]" office:value-type="float" office:value="1" calcext:value-type="float">
            <text:p>1</text:p>
          </table:table-cell>
          <table:table-cell table:formula="of:=[$Eclaté.H90]" office:value-type="float" office:value="917" calcext:value-type="float">
            <text:p>917</text:p>
          </table:table-cell>
          <table:table-cell table:formula="of:=[$Eclaté.G90]" office:value-type="float" office:value="115" calcext:value-type="float">
            <text:p>115</text:p>
          </table:table-cell>
          <table:table-cell table:formula="of:=[$Eclaté.F90]" office:value-type="float" office:value="30" calcext:value-type="float">
            <text:p>30</text:p>
          </table:table-cell>
          <table:table-cell table:style-name="ce46" table:formula="of:=[.E105]+50" office:value-type="float" office:value="967" calcext:value-type="float">
            <text:p>967</text:p>
          </table:table-cell>
          <table:table-cell table:style-name="ce46" table:formula="of:=[.F10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91]" office:value-type="float" office:value="1" calcext:value-type="float">
            <text:p>1</text:p>
          </table:table-cell>
          <table:table-cell table:formula="of:=[$Eclaté.H91]" office:value-type="float" office:value="1079" calcext:value-type="float">
            <text:p>1079</text:p>
          </table:table-cell>
          <table:table-cell table:formula="of:=[$Eclaté.G91]" office:value-type="float" office:value="100" calcext:value-type="float">
            <text:p>100</text:p>
          </table:table-cell>
          <table:table-cell table:formula="of:=[$Eclaté.F91]" office:value-type="float" office:value="30" calcext:value-type="float">
            <text:p>30</text:p>
          </table:table-cell>
          <table:table-cell table:style-name="ce46" table:formula="of:=[.E106]+50" office:value-type="float" office:value="1129" calcext:value-type="float">
            <text:p>1129</text:p>
          </table:table-cell>
          <table:table-cell table:style-name="ce46" table:formula="of:=[.F10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ention, une un peu foirée</text:p>
          </table:table-cell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80]" office:value-type="float" office:value="1" calcext:value-type="float">
            <text:p>1</text:p>
          </table:table-cell>
          <table:table-cell table:formula="of:=[$Eclaté.H80]" office:value-type="float" office:value="981" calcext:value-type="float">
            <text:p>981</text:p>
          </table:table-cell>
          <table:table-cell table:formula="of:=[$Eclaté.G80]" office:value-type="float" office:value="105" calcext:value-type="float">
            <text:p>105</text:p>
          </table:table-cell>
          <table:table-cell table:formula="of:=[$Eclaté.F80]" office:value-type="float" office:value="30" calcext:value-type="float">
            <text:p>30</text:p>
          </table:table-cell>
          <table:table-cell table:style-name="ce46" table:formula="of:=[.E107]+50" office:value-type="float" office:value="1031" calcext:value-type="float">
            <text:p>1031</text:p>
          </table:table-cell>
          <table:table-cell table:style-name="ce46" table:formula="of:=[.F10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107]-60" office:value-type="float" office:value="921" calcext:value-type="float">
            <text:p>921</text:p>
          </table:table-cell>
          <table:table-cell table:number-columns-repeated="5"/>
          <table:table-cell table:style-name="ce51" office:value-type="string" calcext:value-type="string">
            <text:p>Pas besoin ?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81]" office:value-type="float" office:value="2" calcext:value-type="float">
            <text:p>2</text:p>
          </table:table-cell>
          <table:table-cell table:formula="of:=[$Eclaté.H81]" office:value-type="float" office:value="2025" calcext:value-type="float">
            <text:p>2025</text:p>
          </table:table-cell>
          <table:table-cell table:formula="of:=[$Eclaté.G81]" office:value-type="float" office:value="80" calcext:value-type="float">
            <text:p>80</text:p>
          </table:table-cell>
          <table:table-cell table:formula="of:=[$Eclaté.F81]" office:value-type="float" office:value="20" calcext:value-type="float">
            <text:p>20</text:p>
          </table:table-cell>
          <table:table-cell table:style-name="ce46" table:formula="of:=[.E108]+50" office:value-type="float" office:value="2075" calcext:value-type="float">
            <text:p>2075</text:p>
          </table:table-cell>
          <table:table-cell table:style-name="ce46" table:formula="of:=[.F108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Bu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82]" office:value-type="float" office:value="1" calcext:value-type="float">
            <text:p>1</text:p>
          </table:table-cell>
          <table:table-cell table:formula="of:=[$Eclaté.H82]" office:value-type="float" office:value="921" calcext:value-type="float">
            <text:p>921</text:p>
          </table:table-cell>
          <table:table-cell table:formula="of:=[$Eclaté.G82]" office:value-type="float" office:value="80" calcext:value-type="float">
            <text:p>80</text:p>
          </table:table-cell>
          <table:table-cell table:formula="of:=[$Eclaté.F82]" office:value-type="float" office:value="20" calcext:value-type="float">
            <text:p>20</text:p>
          </table:table-cell>
          <table:table-cell table:style-name="ce46" table:formula="of:=[.E109]+50" office:value-type="float" office:value="971" calcext:value-type="float">
            <text:p>971</text:p>
          </table:table-cell>
          <table:table-cell table:style-name="ce46" table:formula="of:=[.F109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Pau_M</text:p>
          </table:table-cell>
          <table:table-cell office:value-type="string" calcext:value-type="string">
            <text:p>Montant Parement Paumelles</text:p>
          </table:table-cell>
          <table:table-cell table:formula="of:=[$Eclaté.E83]" office:value-type="float" office:value="2" calcext:value-type="float">
            <text:p>2</text:p>
          </table:table-cell>
          <table:table-cell table:formula="of:=[$Eclaté.H83]" office:value-type="float" office:value="2045" calcext:value-type="float">
            <text:p>2045</text:p>
          </table:table-cell>
          <table:table-cell table:formula="of:=[$Eclaté.G83]" office:value-type="float" office:value="65" calcext:value-type="float">
            <text:p>65</text:p>
          </table:table-cell>
          <table:table-cell table:formula="of:=[$Eclaté.F83]" office:value-type="float" office:value="5" calcext:value-type="float">
            <text:p>5</text:p>
          </table:table-cell>
          <table:table-cell table:style-name="ce46" table:formula="of:=[.E110]+50" office:value-type="float" office:value="2095" calcext:value-type="float">
            <text:p>2095</text:p>
          </table:table-cell>
          <table:table-cell table:style-name="ce46" table:formula="of:=[.F110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Pau_T</text:p>
          </table:table-cell>
          <table:table-cell office:value-type="string" calcext:value-type="string">
            <text:p>Traverse Parement Paumelles</text:p>
          </table:table-cell>
          <table:table-cell table:formula="of:=[$Eclaté.E84]" office:value-type="float" office:value="1" calcext:value-type="float">
            <text:p>1</text:p>
          </table:table-cell>
          <table:table-cell table:formula="of:=[$Eclaté.H84]" office:value-type="float" office:value="1051" calcext:value-type="float">
            <text:p>1051</text:p>
          </table:table-cell>
          <table:table-cell table:formula="of:=[$Eclaté.G84]" office:value-type="float" office:value="65" calcext:value-type="float">
            <text:p>65</text:p>
          </table:table-cell>
          <table:table-cell table:formula="of:=[$Eclaté.F84]" office:value-type="float" office:value="5" calcext:value-type="float">
            <text:p>5</text:p>
          </table:table-cell>
          <table:table-cell table:style-name="ce46" table:formula="of:=[.E111]+50" office:value-type="float" office:value="1101" calcext:value-type="float">
            <text:p>1101</text:p>
          </table:table-cell>
          <table:table-cell table:style-name="ce46" table:formula="of:=[.F111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Ext_M</text:p>
          </table:table-cell>
          <table:table-cell office:value-type="string" calcext:value-type="string">
            <text:p>Montant Parement Extérieur</text:p>
          </table:table-cell>
          <table:table-cell table:formula="of:=[$Eclaté.E85]" office:value-type="float" office:value="2" calcext:value-type="float">
            <text:p>2</text:p>
          </table:table-cell>
          <table:table-cell table:formula="of:=[$Eclaté.H85]" office:value-type="float" office:value="2027" calcext:value-type="float">
            <text:p>2027</text:p>
          </table:table-cell>
          <table:table-cell table:formula="of:=[$Eclaté.G85]" office:value-type="float" office:value="85" calcext:value-type="float">
            <text:p>85</text:p>
          </table:table-cell>
          <table:table-cell table:formula="of:=[$Eclaté.F85]" office:value-type="float" office:value="5" calcext:value-type="float">
            <text:p>5</text:p>
          </table:table-cell>
          <table:table-cell table:style-name="ce46" table:formula="of:=[.E112]+50" office:value-type="float" office:value="2077" calcext:value-type="float">
            <text:p>2077</text:p>
          </table:table-cell>
          <table:table-cell table:style-name="ce46" table:formula="of:=[.F112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Ext_T</text:p>
          </table:table-cell>
          <table:table-cell office:value-type="string" calcext:value-type="string">
            <text:p>Traverse Parement Extérieur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1055" calcext:value-type="float">
            <text:p>1055</text:p>
          </table:table-cell>
          <table:table-cell table:formula="of:=[$Eclaté.G86]" office:value-type="float" office:value="85" calcext:value-type="float">
            <text:p>85</text:p>
          </table:table-cell>
          <table:table-cell table:formula="of:=[$Eclaté.F86]" office:value-type="float" office:value="5" calcext:value-type="float">
            <text:p>5</text:p>
          </table:table-cell>
          <table:table-cell table:style-name="ce46" table:formula="of:=[.E113]+50" office:value-type="float" office:value="1105" calcext:value-type="float">
            <text:p>1105</text:p>
          </table:table-cell>
          <table:table-cell table:style-name="ce46" table:formula="of:=[.F113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 table:number-rows-repeated="1048462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0:34:18.453654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10-26T10:46:13.266930773</dc:date>
    <meta:editing-duration>P6DT6H58M20S</meta:editing-duration>
    <meta:editing-cycles>500</meta:editing-cycles>
    <meta:generator>LibreOffice/7.0.4.2$Linux_X86_64 LibreOffice_project/00$Build-2</meta:generator>
    <meta:document-statistic meta:table-count="4" meta:cell-count="7405" meta:object-count="0"/>
  </office:meta>
</office:document-meta>
</file>